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all Run Info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erature <text:s text:c="10"/>70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quilibration steps <text:s text:c="2"/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teps <text:s text:c="16"/>2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#steps <text:s text:c="16"/>4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ilibration steps <text:s text:c="2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s <text:s text:c="16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ish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2 <text:s text:c="8"/>1 <text:s text:c="6"/>512 <text:s text:c="4"/>20000 <text:s text:c="2"/>1.0000000E-03 <text:s text:c="2"/>2.000000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7"/>22.5608006000 <text:s text:c="7"/>0.0000000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6"/>22.5608006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7"/>0.0000000000 <text:s text:c="6"/>22.5608006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0.1602637269 <text:s text:c="6"/>-0.6650295068E-01 <text:s text:c="2"/>-0.1965501330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7.565185492 <text:s text:c="8"/>3.005943154 <text:s text:c="7"/>-2.751366325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1215.440239 <text:s text:c="8"/>3025.521126 <text:s text:c="8"/>2757.780312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2 <text:s text:c="53"/></text:p>
          </table:table-cell>
        </table:table-row>
      </table:table>
      <table:table table:name="Small FD order 12" table:style-name="ta1">
        <table:shapes>
          <draw:frame draw:z-index="0" draw:style-name="gr1" draw:text-style-name="P1" svg:width="613.87pt" svg:height="345.29pt" svg:x="1044.03pt" svg:y="97.91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1063.02pt" svg:y="517.27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44884193983" calcext:value-type="float">
            <text:p>-158.44884193983</text:p>
          </table:table-cell>
          <table:table-cell office:value-type="float" office:value="0.22355202627966" calcext:value-type="float">
            <text:p>0.22355202627966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0.37838153093666" calcext:value-type="float">
            <text:p>0.37838153093666</text:p>
          </table:table-cell>
          <table:table-cell office:value-type="float" office:value="0.22354922731122" calcext:value-type="float">
            <text:p>0.22354922731122</text:p>
          </table:table-cell>
          <table:table-cell office:value-type="float" office:value="0.19502718473573" calcext:value-type="float">
            <text:p>0.1950271847357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575504" calcext:value-type="float">
            <text:p>-158.67233575504</text:p>
          </table:table-cell>
          <table:table-cell office:value-type="float" office:value="0.000058211067226921" calcext:value-type="float">
            <text:p>5.8211067226921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8771572421" calcext:value-type="float">
            <text:p>0.15488771572421</text:p>
          </table:table-cell>
          <table:table-cell office:value-type="float" office:value="0.000059619870671657" calcext:value-type="float">
            <text:p>5.9619870671657E-05</text:p>
          </table:table-cell>
          <table:table-cell office:value-type="float" office:value="0.00000037304829410765" calcext:value-type="float">
            <text:p>3.7304829410765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464594" calcext:value-type="float">
            <text:p>-158.67237464594</text:p>
          </table:table-cell>
          <table:table-cell office:value-type="float" office:value="0.000019320166160242" calcext:value-type="float">
            <text:p>1.9320166160242E-05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4882482314" calcext:value-type="float">
            <text:p>0.15484882482314</text:p>
          </table:table-cell>
          <table:table-cell office:value-type="float" office:value="0.000019320959186025" calcext:value-type="float">
            <text:p>1.9320959186025E-05</text:p>
          </table:table-cell>
          <table:table-cell office:value-type="float" office:value="0.00000011674698089569" calcext:value-type="float">
            <text:p>1.16746980895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21844" calcext:value-type="float">
            <text:p>-158.67238721844</text:p>
          </table:table-cell>
          <table:table-cell office:value-type="float" office:value="0.0000067476647416242" calcext:value-type="float">
            <text:p>6.7476647416242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625232172" calcext:value-type="float">
            <text:p>0.15483625232172</text:p>
          </table:table-cell>
          <table:table-cell office:value-type="float" office:value="0.0000067476583472392" calcext:value-type="float">
            <text:p>6.7476583472392E-06</text:p>
          </table:table-cell>
          <table:table-cell office:value-type="float" office:value="0.000000038604514616134" calcext:value-type="float">
            <text:p>3.8604514616134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4E-018" calcext:value-type="float">
            <text:p>5.4E-1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86929" calcext:value-type="float">
            <text:p>-158.67238986929</text:p>
          </table:table-cell>
          <table:table-cell office:value-type="float" office:value="0.0000040968201915348" calcext:value-type="float">
            <text:p>4.0968201915348E-06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36014772" calcext:value-type="float">
            <text:p>0.1548336014772</text:p>
          </table:table-cell>
          <table:table-cell office:value-type="float" office:value="0.0000040968194298108" calcext:value-type="float">
            <text:p>4.0968194298108E-06</text:p>
          </table:table-cell>
          <table:table-cell office:value-type="float" office:value="0.000000022794042788486" calcext:value-type="float">
            <text:p>2.2794042788486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E-017" calcext:value-type="float">
            <text:p>3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37921" calcext:value-type="float">
            <text:p>-158.67239237921</text:p>
          </table:table-cell>
          <table:table-cell office:value-type="float" office:value="0.0000015868971843247" calcext:value-type="float">
            <text:p>1.5868971843247E-06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3109155418" calcext:value-type="float">
            <text:p>0.15483109155418</text:p>
          </table:table-cell>
          <table:table-cell office:value-type="float" office:value="0.0000015868971481314" calcext:value-type="float">
            <text:p>1.5868971481314E-06</text:p>
          </table:table-cell>
          <table:table-cell office:value-type="float" office:value="0.000000008340797504194" calcext:value-type="float">
            <text:p>8.34079750419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308" calcext:value-type="float">
            <text:p>-158.67239331308</text:p>
          </table:table-cell>
          <table:table-cell office:value-type="float" office:value="0.00000065302307916681" calcext:value-type="float">
            <text:p>6.5302307916681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3015768006" calcext:value-type="float">
            <text:p>0.15483015768006</text:p>
          </table:table-cell>
          <table:table-cell office:value-type="float" office:value="0.00000065302304397274" calcext:value-type="float">
            <text:p>6.5302304397274E-07</text:p>
          </table:table-cell>
          <table:table-cell office:value-type="float" office:value="0.0000000032377767725417" calcext:value-type="float">
            <text:p>3.237776772541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235" calcext:value-type="float">
            <text:p>-158.67239368235</text:p>
          </table:table-cell>
          <table:table-cell office:value-type="float" office:value="0.00000028375424676597" calcext:value-type="float">
            <text:p>2.8375424676597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78841123" calcext:value-type="float">
            <text:p>0.15482978841123</text:p>
          </table:table-cell>
          <table:table-cell office:value-type="float" office:value="0.00000028375421373683" calcext:value-type="float">
            <text:p>2.8375421373683E-07</text:p>
          </table:table-cell>
          <table:table-cell office:value-type="float" office:value="0.0000000013258045872858" calcext:value-type="float">
            <text:p>1.3258045872858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553" calcext:value-type="float">
            <text:p>-158.67239377553</text:p>
          </table:table-cell>
          <table:table-cell office:value-type="float" office:value="0.00000019057367239839" calcext:value-type="float">
            <text:p>1.9057367239839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69523068" calcext:value-type="float">
            <text:p>0.15482969523068</text:p>
          </table:table-cell>
          <table:table-cell office:value-type="float" office:value="0.00000019057366587583" calcext:value-type="float">
            <text:p>1.9057366587583E-07</text:p>
          </table:table-cell>
          <table:table-cell office:value-type="float" office:value="0.00000000086419289763837" calcext:value-type="float">
            <text:p>8.641928976383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7715" calcext:value-type="float">
            <text:p>-158.67239387715</text:p>
          </table:table-cell>
          <table:table-cell office:value-type="float" office:value="0.000000088957420985025" calcext:value-type="float">
            <text:p>8.895742098502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936144" calcext:value-type="float">
            <text:p>0.1548295936144</text:p>
          </table:table-cell>
          <table:table-cell office:value-type="float" office:value="0.000000088957387678334" calcext:value-type="float">
            <text:p>8.8957387678334E-08</text:p>
          </table:table-cell>
          <table:table-cell office:value-type="float" office:value="0.00000000037991115296138" calcext:value-type="float">
            <text:p>3.799111529613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8" calcext:value-type="float">
            <text:p>-158.6723939228</text:p>
          </table:table-cell>
          <table:table-cell office:value-type="float" office:value="0.000000043303685970386" calcext:value-type="float">
            <text:p>4.330368597038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4796068" calcext:value-type="float">
            <text:p>0.15482954796068</text:p>
          </table:table-cell>
          <table:table-cell office:value-type="float" office:value="0.000000043303665347993" calcext:value-type="float">
            <text:p>4.3303665347993E-08</text:p>
          </table:table-cell>
          <table:table-cell office:value-type="float" office:value="0.00000000017419506071165" calcext:value-type="float">
            <text:p>1.7419506071165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21" calcext:value-type="float">
            <text:p>-158.67239394421</text:p>
          </table:table-cell>
          <table:table-cell office:value-type="float" office:value="0.000000021895630197832" calcext:value-type="float">
            <text:p>2.189563019783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55262" calcext:value-type="float">
            <text:p>0.15482952655262</text:p>
          </table:table-cell>
          <table:table-cell office:value-type="float" office:value="0.000000021895605939459" calcext:value-type="float">
            <text:p>2.1895605939459E-08</text:p>
          </table:table-cell>
          <table:table-cell office:value-type="float" office:value="0.000000000083002070296598" calcext:value-type="float">
            <text:p>8.300207029659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6E-015" calcext:value-type="float">
            <text:p>-3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033" calcext:value-type="float">
            <text:p>-158.67239395033</text:p>
          </table:table-cell>
          <table:table-cell office:value-type="float" office:value="0.000000015775157180542" calcext:value-type="float">
            <text:p>1.577515718054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043213" calcext:value-type="float">
            <text:p>0.15482952043213</text:p>
          </table:table-cell>
          <table:table-cell office:value-type="float" office:value="0.000000015775116823935" calcext:value-type="float">
            <text:p>1.5775116823935E-08</text:p>
          </table:table-cell>
          <table:table-cell office:value-type="float" office:value="0.000000000058067241584097" calcext:value-type="float">
            <text:p>5.806724158409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7507634" calcext:value-type="float">
            <text:p>-158.67187507634</text:p>
          </table:table-cell>
          <table:table-cell office:value-type="float" office:value="0.00051888976940972" calcext:value-type="float">
            <text:p>0.0005188897694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21206755983" calcext:value-type="float">
            <text:p>1.3621206755983</text:p>
          </table:table-cell>
          <table:table-cell office:value-type="float" office:value="0.00051411569732585" calcext:value-type="float">
            <text:p>0.000514115697326</text:p>
          </table:table-cell>
          <table:table-cell office:value-type="float" office:value="0.00000077184774796031" calcext:value-type="float">
            <text:p>7.7184774796031E-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859954" calcext:value-type="float">
            <text:p>-158.67219859954</text:p>
          </table:table-cell>
          <table:table-cell office:value-type="float" office:value="0.0001953665680503" calcext:value-type="float">
            <text:p>0.000195366568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7971523969" calcext:value-type="float">
            <text:p>1.3617971523969</text:p>
          </table:table-cell>
          <table:table-cell office:value-type="float" office:value="0.00019528447863637" calcext:value-type="float">
            <text:p>0.000195284478636</text:p>
          </table:table-cell>
          <table:table-cell office:value-type="float" office:value="0.00000030062987778977" calcext:value-type="float">
            <text:p>3.0062987778977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1500782" calcext:value-type="float">
            <text:p>-158.67231500782</text:p>
          </table:table-cell>
          <table:table-cell office:value-type="float" office:value="0.000078958284859709" calcext:value-type="float">
            <text:p>7.8958284859709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807441137" calcext:value-type="float">
            <text:p>1.3616807441137</text:p>
          </table:table-cell>
          <table:table-cell office:value-type="float" office:value="0.000078938666821182" calcext:value-type="float">
            <text:p>7.8938666821182E-05</text:p>
          </table:table-cell>
          <table:table-cell office:value-type="float" office:value="0.00000012241125489836" calcext:value-type="float">
            <text:p>1.2241125489836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7.1E-016" calcext:value-type="float">
            <text:p>-7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48691" calcext:value-type="float">
            <text:p>-158.67237148691</text:p>
          </table:table-cell>
          <table:table-cell office:value-type="float" office:value="0.000022479196047698" calcext:value-type="float">
            <text:p>2.2479196047698E-05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242650249" calcext:value-type="float">
            <text:p>1.3616242650249</text:p>
          </table:table-cell>
          <table:table-cell office:value-type="float" office:value="0.000022479573394296" calcext:value-type="float">
            <text:p>2.2479573394296E-05</text:p>
          </table:table-cell>
          <table:table-cell office:value-type="float" office:value="0.000000034744625307701" calcext:value-type="float">
            <text:p>3.474462530770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6.7E-015" calcext:value-type="float">
            <text:p>-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63429" calcext:value-type="float">
            <text:p>-158.67238363429</text:p>
          </table:table-cell>
          <table:table-cell office:value-type="float" office:value="0.000010331818884879" calcext:value-type="float">
            <text:p>1.0331818884879E-05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121176478" calcext:value-type="float">
            <text:p>1.3616121176478</text:p>
          </table:table-cell>
          <table:table-cell office:value-type="float" office:value="0.00001033182849608" calcext:value-type="float">
            <text:p>1.033182849608E-05</text:p>
          </table:table-cell>
          <table:table-cell office:value-type="float" office:value="0.000000015765816494652" calcext:value-type="float">
            <text:p>1.5765816494652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3E-015" calcext:value-type="float">
            <text:p>3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01129" calcext:value-type="float">
            <text:p>-158.67238901129</text:p>
          </table:table-cell>
          <table:table-cell office:value-type="float" office:value="0.0000049548129652521" calcext:value-type="float">
            <text:p>4.9548129652521E-06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67406419" calcext:value-type="float">
            <text:p>1.3616067406419</text:p>
          </table:table-cell>
          <table:table-cell office:value-type="float" office:value="0.0000049548128684407" calcext:value-type="float">
            <text:p>4.9548128684407E-06</text:p>
          </table:table-cell>
          <table:table-cell office:value-type="float" office:value="0.0000000074310387710864" calcext:value-type="float">
            <text:p>7.431038771086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4E-015" calcext:value-type="float">
            <text:p>-9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19952" calcext:value-type="float">
            <text:p>-158.67239219952</text:p>
          </table:table-cell>
          <table:table-cell office:value-type="float" office:value="0.0000017665877578565" calcext:value-type="float">
            <text:p>1.7665877578565E-06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35524166" calcext:value-type="float">
            <text:p>1.3616035524166</text:p>
          </table:table-cell>
          <table:table-cell office:value-type="float" office:value="0.000001766587705454" calcext:value-type="float">
            <text:p>1.766587705454E-06</text:p>
          </table:table-cell>
          <table:table-cell office:value-type="float" office:value="0.0000000025642486113674" calcext:value-type="float">
            <text:p>2.564248611367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3941" calcext:value-type="float">
            <text:p>-158.67239303941</text:p>
          </table:table-cell>
          <table:table-cell office:value-type="float" office:value="0.00000092669463924722" calcext:value-type="float">
            <text:p>9.2669463924722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7125235" calcext:value-type="float">
            <text:p>1.3616027125235</text:p>
          </table:table-cell>
          <table:table-cell office:value-type="float" office:value="0.00000092669459750283" calcext:value-type="float">
            <text:p>9.2669459750283E-07</text:p>
          </table:table-cell>
          <table:table-cell office:value-type="float" office:value="0.0000000013113129146279" calcext:value-type="float">
            <text:p>1.311312914627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6496" calcext:value-type="float">
            <text:p>-158.67239346496</text:p>
          </table:table-cell>
          <table:table-cell office:value-type="float" office:value="0.00000050114618943553" calcext:value-type="float">
            <text:p>5.011461894355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2869751" calcext:value-type="float">
            <text:p>1.3616022869751</text:p>
          </table:table-cell>
          <table:table-cell office:value-type="float" office:value="0.00000050114616612085" calcext:value-type="float">
            <text:p>5.0114616612085E-07</text:p>
          </table:table-cell>
          <table:table-cell office:value-type="float" office:value="0.00000000068968666907758" calcext:value-type="float">
            <text:p>6.8968666907758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742" calcext:value-type="float">
            <text:p>-158.67239368742</text:p>
          </table:table-cell>
          <table:table-cell office:value-type="float" office:value="0.00000027868213692273" calcext:value-type="float">
            <text:p>2.786821369227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064511" calcext:value-type="float">
            <text:p>1.361602064511</text:p>
          </table:table-cell>
          <table:table-cell office:value-type="float" office:value="0.00000027868213980931" calcext:value-type="float">
            <text:p>2.7868213980931E-07</text:p>
          </table:table-cell>
          <table:table-cell office:value-type="float" office:value="0.00000000037228141077166" calcext:value-type="float">
            <text:p>3.722814107716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6E-016" calcext:value-type="float">
            <text:p>7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4493" calcext:value-type="float">
            <text:p>-158.67239384493</text:p>
          </table:table-cell>
          <table:table-cell office:value-type="float" office:value="0.00000012117777714593" calcext:value-type="float">
            <text:p>1.211777771459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070067" calcext:value-type="float">
            <text:p>1.3616019070067</text:p>
          </table:table-cell>
          <table:table-cell office:value-type="float" office:value="0.00000012117773651177" calcext:value-type="float">
            <text:p>1.2117773651177E-07</text:p>
          </table:table-cell>
          <table:table-cell office:value-type="float" office:value="0.00000000015437249356742" calcext:value-type="float">
            <text:p>1.5437249356742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453" calcext:value-type="float">
            <text:p>-158.67239389453</text:p>
          </table:table-cell>
          <table:table-cell office:value-type="float" office:value="0.000000071579250970899" calcext:value-type="float">
            <text:p>7.157925097089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574082" calcext:value-type="float">
            <text:p>1.3616018574082</text:p>
          </table:table-cell>
          <table:table-cell office:value-type="float" office:value="0.00000007157925052681" calcext:value-type="float">
            <text:p>7.157925052681E-08</text:p>
          </table:table-cell>
          <table:table-cell office:value-type="float" office:value="0.000000000088221888631771" calcext:value-type="float">
            <text:p>8.822188863177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93" calcext:value-type="float">
            <text:p>-158.67239392293</text:p>
          </table:table-cell>
          <table:table-cell office:value-type="float" office:value="0.000000043178403075217" calcext:value-type="float">
            <text:p>4.3178403075217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290073" calcext:value-type="float">
            <text:p>1.3616018290073</text:p>
          </table:table-cell>
          <table:table-cell office:value-type="float" office:value="0.000000043178412179046" calcext:value-type="float">
            <text:p>4.3178412179046E-08</text:p>
          </table:table-cell>
          <table:table-cell office:value-type="float" office:value="0.000000000051445288195469" calcext:value-type="float">
            <text:p>5.1445288195469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36216532" calcext:value-type="float">
            <text:p>-158.67136216532</text:p>
          </table:table-cell>
          <table:table-cell office:value-type="float" office:value="0.0010318007823855" calcext:value-type="float">
            <text:p>0.001031800782386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9156459428" calcext:value-type="float">
            <text:p>8.1599156459428</text:p>
          </table:table-cell>
          <table:table-cell office:value-type="float" office:value="0.00098852009829997" calcext:value-type="float">
            <text:p>0.0009885200983</text:p>
          </table:table-cell>
          <table:table-cell office:value-type="float" office:value="0.00000091330370536291" calcext:value-type="float">
            <text:p>9.13303705362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622559" calcext:value-type="float">
            <text:p>-158.6720622559</text:p>
          </table:table-cell>
          <table:table-cell office:value-type="float" office:value="0.00033171020231748" calcext:value-type="float">
            <text:p>0.000331710202317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92155553628" calcext:value-type="float">
            <text:p>8.1592155553628</text:p>
          </table:table-cell>
          <table:table-cell office:value-type="float" office:value="0.00033248151791909" calcext:value-type="float">
            <text:p>0.000332481517919</text:p>
          </table:table-cell>
          <table:table-cell office:value-type="float" office:value="0.00000036526279299006" calcext:value-type="float">
            <text:p>3.652627929900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7526762" calcext:value-type="float">
            <text:p>-158.67227526762</text:p>
          </table:table-cell>
          <table:table-cell office:value-type="float" office:value="0.00011869848842139" calcext:value-type="float">
            <text:p>0.000118698488421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90025436489" calcext:value-type="float">
            <text:p>8.1590025436489</text:p>
          </table:table-cell>
          <table:table-cell office:value-type="float" office:value="0.00011871066940827" calcext:value-type="float">
            <text:p>0.000118710669408</text:p>
          </table:table-cell>
          <table:table-cell office:value-type="float" office:value="0.00000013313322333705" calcext:value-type="float">
            <text:p>1.3313322333705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.6E-016" calcext:value-type="float">
            <text:p>-9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825875" calcext:value-type="float">
            <text:p>-158.67234825875</text:p>
          </table:table-cell>
          <table:table-cell office:value-type="float" office:value="0.000045707353848456" calcext:value-type="float">
            <text:p>4.5707353848456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9295525143" calcext:value-type="float">
            <text:p>8.1589295525143</text:p>
          </table:table-cell>
          <table:table-cell office:value-type="float" office:value="0.000045705517695893" calcext:value-type="float">
            <text:p>4.5705517695893E-05</text:p>
          </table:table-cell>
          <table:table-cell office:value-type="float" office:value="0.000000051032038228701" calcext:value-type="float">
            <text:p>5.1032038228701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6888646" calcext:value-type="float">
            <text:p>-158.67236888646</text:p>
          </table:table-cell>
          <table:table-cell office:value-type="float" office:value="0.000025079648253268" calcext:value-type="float">
            <text:p>2.5079648253268E-05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9089248087" calcext:value-type="float">
            <text:p>8.1589089248087</text:p>
          </table:table-cell>
          <table:table-cell office:value-type="float" office:value="0.000025079728228405" calcext:value-type="float">
            <text:p>2.5079728228405E-05</text:p>
          </table:table-cell>
          <table:table-cell office:value-type="float" office:value="0.000000027642469904185" calcext:value-type="float">
            <text:p>2.764246990418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27841" calcext:value-type="float">
            <text:p>-158.67238327841</text:p>
          </table:table-cell>
          <table:table-cell office:value-type="float" office:value="0.000010687698221545" calcext:value-type="float">
            <text:p>1.0687698221545E-05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945328587" calcext:value-type="float">
            <text:p>8.1588945328587</text:p>
          </table:table-cell>
          <table:table-cell office:value-type="float" office:value="0.00001068769823398" calcext:value-type="float">
            <text:p>1.068769823398E-05</text:p>
          </table:table-cell>
          <table:table-cell office:value-type="float" office:value="0.000000011418936498297" calcext:value-type="float">
            <text:p>1.1418936498297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8.4E-015" calcext:value-type="float">
            <text:p>-8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17607" calcext:value-type="float">
            <text:p>-158.67238917607</text:p>
          </table:table-cell>
          <table:table-cell office:value-type="float" office:value="0.0000047900363995268" calcext:value-type="float">
            <text:p>4.7900363995268E-06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86351968" calcext:value-type="float">
            <text:p>8.1588886351968</text:p>
          </table:table-cell>
          <table:table-cell office:value-type="float" office:value="0.0000047900360442554" calcext:value-type="float">
            <text:p>4.7900360442554E-06</text:p>
          </table:table-cell>
          <table:table-cell office:value-type="float" office:value="0.0000000049107413168758" calcext:value-type="float">
            <text:p>4.910741316875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2097" calcext:value-type="float">
            <text:p>-158.67239172097</text:p>
          </table:table-cell>
          <table:table-cell office:value-type="float" office:value="0.000002245140052537" calcext:value-type="float">
            <text:p>2.245140052537E-06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60903005" calcext:value-type="float">
            <text:p>8.1588860903005</text:p>
          </table:table-cell>
          <table:table-cell office:value-type="float" office:value="0.0000022451396368695" calcext:value-type="float">
            <text:p>2.2451396368695E-06</text:p>
          </table:table-cell>
          <table:table-cell office:value-type="float" office:value="0.0000000021935377666099" calcext:value-type="float">
            <text:p>2.193537766609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87055" calcext:value-type="float">
            <text:p>-158.67239287055</text:p>
          </table:table-cell>
          <table:table-cell office:value-type="float" office:value="0.0000010955529603507" calcext:value-type="float">
            <text:p>1.0955529603507E-06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49407134" calcext:value-type="float">
            <text:p>8.1588849407134</text:p>
          </table:table-cell>
          <table:table-cell office:value-type="float" office:value="0.0000010955524345491" calcext:value-type="float">
            <text:p>1.0955524345491E-06</text:p>
          </table:table-cell>
          <table:table-cell office:value-type="float" office:value="0.0000000010156439807233" calcext:value-type="float">
            <text:p>1.0156439807233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1165" calcext:value-type="float">
            <text:p>-158.67239341165</text:p>
          </table:table-cell>
          <table:table-cell office:value-type="float" office:value="0.00000055445508451157" calcext:value-type="float">
            <text:p>5.5445508451157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3996156" calcext:value-type="float">
            <text:p>8.1588843996156</text:p>
          </table:table-cell>
          <table:table-cell office:value-type="float" office:value="0.00000055445478608362" calcext:value-type="float">
            <text:p>5.5445478608362E-07</text:p>
          </table:table-cell>
          <table:table-cell office:value-type="float" office:value="0.00000000048648980217181" calcext:value-type="float">
            <text:p>4.8648980217181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9" calcext:value-type="float">
            <text:p>-6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0736" calcext:value-type="float">
            <text:p>-158.67239360736</text:p>
          </table:table-cell>
          <table:table-cell office:value-type="float" office:value="0.00000035874498394151" calcext:value-type="float">
            <text:p>3.587449839415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2039054" calcext:value-type="float">
            <text:p>8.1588842039054</text:p>
          </table:table-cell>
          <table:table-cell office:value-type="float" office:value="0.00000035874466419727" calcext:value-type="float">
            <text:p>3.5874466419727E-07</text:p>
          </table:table-cell>
          <table:table-cell office:value-type="float" office:value="0.0000000003031947710916" calcext:value-type="float">
            <text:p>3.03194771091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8.1E-015" calcext:value-type="float">
            <text:p>-8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451" calcext:value-type="float">
            <text:p>-158.67239377451</text:p>
          </table:table-cell>
          <table:table-cell office:value-type="float" office:value="0.00000019159301700711" calcext:value-type="float">
            <text:p>1.915930170071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367535" calcext:value-type="float">
            <text:p>8.1588840367535</text:p>
          </table:table-cell>
          <table:table-cell office:value-type="float" office:value="0.00000019159268127567" calcext:value-type="float">
            <text:p>1.9159268127567E-07</text:p>
          </table:table-cell>
          <table:table-cell office:value-type="float" office:value="0.00000000015300238716626" calcext:value-type="float">
            <text:p>1.530023871662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6" calcext:value-type="float">
            <text:p>-6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081" calcext:value-type="float">
            <text:p>-158.67239386081</text:p>
          </table:table-cell>
          <table:table-cell office:value-type="float" office:value="0.00000010530146710153" calcext:value-type="float">
            <text:p>1.0530146710153E-07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9504619" calcext:value-type="float">
            <text:p>8.1588839504619</text:p>
          </table:table-cell>
          <table:table-cell office:value-type="float" office:value="0.00000010530127525499" calcext:value-type="float">
            <text:p>1.0530127525499E-07</text:p>
          </table:table-cell>
          <table:table-cell office:value-type="float" office:value="0.000000000079457648641807" calcext:value-type="float">
            <text:p>7.945764864180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6878570614" calcext:value-type="float">
            <text:p>-158.66878570614</text:p>
          </table:table-cell>
          <table:table-cell office:value-type="float" office:value="0.0036082599684732" calcext:value-type="float">
            <text:p>0.00360825996847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6210405164" calcext:value-type="float">
            <text:p>23.906210405164</text:p>
          </table:table-cell>
          <table:table-cell office:value-type="float" office:value="0.0035454271575723" calcext:value-type="float">
            <text:p>0.003545427157572</text:p>
          </table:table-cell>
          <table:table-cell office:value-type="float" office:value="0.0000016961445851916" calcext:value-type="float">
            <text:p>1.6961445851916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25172091" calcext:value-type="float">
            <text:p>-158.67125172091</text:p>
          </table:table-cell>
          <table:table-cell office:value-type="float" office:value="0.001142245202459" calcext:value-type="float">
            <text:p>0.001142245202459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744390398" calcext:value-type="float">
            <text:p>23.903744390398</text:p>
          </table:table-cell>
          <table:table-cell office:value-type="float" office:value="0.0011417728458554" calcext:value-type="float">
            <text:p>0.001141772845855</text:p>
          </table:table-cell>
          <table:table-cell office:value-type="float" office:value="0.00000048491668794926" calcext:value-type="float">
            <text:p>4.8491668794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8355532" calcext:value-type="float">
            <text:p>-158.67188355532</text:p>
          </table:table-cell>
          <table:table-cell office:value-type="float" office:value="0.00051041078765479" calcext:value-type="float">
            <text:p>0.00051041078765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3112555983" calcext:value-type="float">
            <text:p>23.903112555983</text:p>
          </table:table-cell>
          <table:table-cell office:value-type="float" office:value="0.00051054520157834" calcext:value-type="float">
            <text:p>0.000510545201578</text:p>
          </table:table-cell>
          <table:table-cell office:value-type="float" office:value="0.0000001975764492923" calcext:value-type="float">
            <text:p>1.975764492923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3" calcext:value-type="float">
            <text:p>4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0985461" calcext:value-type="float">
            <text:p>-158.67220985461</text:p>
          </table:table-cell>
          <table:table-cell office:value-type="float" office:value="0.00018411149903841" calcext:value-type="float">
            <text:p>0.000184111499038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786256695" calcext:value-type="float">
            <text:p>23.902786256695</text:p>
          </table:table-cell>
          <table:table-cell office:value-type="float" office:value="0.00018410798727686" calcext:value-type="float">
            <text:p>0.000184107987277</text:p>
          </table:table-cell>
          <table:table-cell office:value-type="float" office:value="0.000000063097736774345" calcext:value-type="float">
            <text:p>6.30977367743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7" calcext:value-type="float">
            <text:p>2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0500091" calcext:value-type="float">
            <text:p>-158.67230500091</text:p>
          </table:table-cell>
          <table:table-cell office:value-type="float" office:value="0.000088965193896229" calcext:value-type="float">
            <text:p>8.8965193896229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91110389" calcext:value-type="float">
            <text:p>23.902691110389</text:p>
          </table:table-cell>
          <table:table-cell office:value-type="float" office:value="0.000088965182872158" calcext:value-type="float">
            <text:p>8.8965182872158E-05</text:p>
          </table:table-cell>
          <table:table-cell office:value-type="float" office:value="0.000000027941712571211" calcext:value-type="float">
            <text:p>2.7941712571211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962654" calcext:value-type="float">
            <text:p>-158.67234962654</text:p>
          </table:table-cell>
          <table:table-cell office:value-type="float" office:value="0.000044339563686435" calcext:value-type="float">
            <text:p>4.4339563686435E-05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46484759" calcext:value-type="float">
            <text:p>23.902646484759</text:p>
          </table:table-cell>
          <table:table-cell office:value-type="float" office:value="0.000044339562940365" calcext:value-type="float">
            <text:p>4.4339562940365E-05</text:p>
          </table:table-cell>
          <table:table-cell office:value-type="float" office:value="0.000000012808479109472" calcext:value-type="float">
            <text:p>1.2808479109472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1" calcext:value-type="float">
            <text:p>3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562309" calcext:value-type="float">
            <text:p>-158.67237562309</text:p>
          </table:table-cell>
          <table:table-cell office:value-type="float" office:value="0.000018343017728739" calcext:value-type="float">
            <text:p>1.8343017728739E-05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20488213" calcext:value-type="float">
            <text:p>23.902620488213</text:p>
          </table:table-cell>
          <table:table-cell office:value-type="float" office:value="0.00001834301670911" calcext:value-type="float">
            <text:p>1.834301670911E-05</text:p>
          </table:table-cell>
          <table:table-cell office:value-type="float" office:value="0.0000000047664722965889" calcext:value-type="float">
            <text:p>4.766472296588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71" calcext:value-type="float">
            <text:p>-7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19087" calcext:value-type="float">
            <text:p>-158.67238419087</text:p>
          </table:table-cell>
          <table:table-cell office:value-type="float" office:value="0.0000097752419492281" calcext:value-type="float">
            <text:p>9.7752419492281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11920437" calcext:value-type="float">
            <text:p>23.902611920437</text:p>
          </table:table-cell>
          <table:table-cell office:value-type="float" office:value="0.0000097752407981488" calcext:value-type="float">
            <text:p>9.7752407981488E-06</text:p>
          </table:table-cell>
          <table:table-cell office:value-type="float" office:value="0.000000002355704279549" calcext:value-type="float">
            <text:p>2.35570427954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" calcext:value-type="float">
            <text:p>-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61813" calcext:value-type="float">
            <text:p>-158.67238861813</text:p>
          </table:table-cell>
          <table:table-cell office:value-type="float" office:value="0.0000053479797657019" calcext:value-type="float">
            <text:p>5.3479797657019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7493175" calcext:value-type="float">
            <text:p>23.902607493175</text:p>
          </table:table-cell>
          <table:table-cell office:value-type="float" office:value="0.0000053479785648847" calcext:value-type="float">
            <text:p>5.3479785648847E-06</text:p>
          </table:table-cell>
          <table:table-cell office:value-type="float" office:value="0.0000000011990846806283" calcext:value-type="float">
            <text:p>1.1990846806283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47988" calcext:value-type="float">
            <text:p>-158.67239147988</text:p>
          </table:table-cell>
          <table:table-cell office:value-type="float" office:value="0.0000024862232805845" calcext:value-type="float">
            <text:p>2.4862232805845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631419" calcext:value-type="float">
            <text:p>23.902604631419</text:p>
          </table:table-cell>
          <table:table-cell office:value-type="float" office:value="0.0000024862227299138" calcext:value-type="float">
            <text:p>2.4862227299138E-06</text:p>
          </table:table-cell>
          <table:table-cell office:value-type="float" office:value="0.0000000005086692930038" calcext:value-type="float">
            <text:p>5.086692930038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52842" calcext:value-type="float">
            <text:p>-158.67239252842</text:p>
          </table:table-cell>
          <table:table-cell office:value-type="float" office:value="0.0000014376860235643" calcext:value-type="float">
            <text:p>1.4376860235643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582882" calcext:value-type="float">
            <text:p>23.902603582882</text:p>
          </table:table-cell>
          <table:table-cell office:value-type="float" office:value="0.0000014376847836672" calcext:value-type="float">
            <text:p>1.4376847836672E-06</text:p>
          </table:table-cell>
          <table:table-cell office:value-type="float" office:value="0.00000000027550324044365" calcext:value-type="float">
            <text:p>2.7550324044365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4" calcext:value-type="float">
            <text:p>-2.4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11683" calcext:value-type="float">
            <text:p>-158.67239311683</text:p>
          </table:table-cell>
          <table:table-cell office:value-type="float" office:value="0.00000084928018395658" calcext:value-type="float">
            <text:p>8.4928018395658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994476" calcext:value-type="float">
            <text:p>23.902602994476</text:p>
          </table:table-cell>
          <table:table-cell office:value-type="float" office:value="0.00000084927928156731" calcext:value-type="float">
            <text:p>8.4927928156731E-07</text:p>
          </table:table-cell>
          <table:table-cell office:value-type="float" office:value="0.00000000015281950668816" calcext:value-type="float">
            <text:p>1.528195066881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53196" calcext:value-type="float">
            <text:p>-158.67239353196</text:p>
          </table:table-cell>
          <table:table-cell office:value-type="float" office:value="0.00000043414621586635" calcext:value-type="float">
            <text:p>4.3414621586635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579342" calcext:value-type="float">
            <text:p>23.902602579342</text:p>
          </table:table-cell>
          <table:table-cell office:value-type="float" office:value="0.00000043414546979648" calcext:value-type="float">
            <text:p>4.3414546979648E-07</text:p>
          </table:table-cell>
          <table:table-cell office:value-type="float" office:value="0.000000000072093345492589" calcext:value-type="float">
            <text:p>7.2093345492589E-11</text:p>
          </table:table-cell>
        </table:table-row>
      </table:table>
      <table:table table:name="Small FD order 16" table:style-name="ta1">
        <table:shapes>
          <draw:frame draw:z-index="0" draw:style-name="gr1" draw:text-style-name="P1" svg:width="562.99pt" svg:height="316.66pt" svg:x="1060.38pt" svg:y="51.96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03.3pt" svg:y="456.09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9.19335350783" calcext:value-type="float">
            <text:p>-159.19335350783</text:p>
          </table:table-cell>
          <table:table-cell office:value-type="float" office:value="0.52095954172671" calcext:value-type="float">
            <text:p>0.52095954172671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-0.36613003706973" calcext:value-type="float">
            <text:p>-0.36613003706973</text:p>
          </table:table-cell>
          <table:table-cell office:value-type="float" office:value="0.52096234069518" calcext:value-type="float">
            <text:p>0.52096234069518</text:p>
          </table:table-cell>
          <table:table-cell office:value-type="float" office:value="0.059407123568547" calcext:value-type="float">
            <text:p>0.05940712356854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83113" calcext:value-type="float">
            <text:p>-158.67237683113</text:p>
          </table:table-cell>
          <table:table-cell office:value-type="float" office:value="0.000017134980112132" calcext:value-type="float">
            <text:p>1.7134980112132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4663963712" calcext:value-type="float">
            <text:p>0.15484663963712</text:p>
          </table:table-cell>
          <table:table-cell office:value-type="float" office:value="0.000018543783575714" calcext:value-type="float">
            <text:p>1.8543783575714E-05</text:p>
          </table:table-cell>
          <table:table-cell office:value-type="float" office:value="0.00000019284743860378" calcext:value-type="float">
            <text:p>1.9284743860378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6537" calcext:value-type="float">
            <text:p>-158.67238936537</text:p>
          </table:table-cell>
          <table:table-cell office:value-type="float" office:value="0.0000046007329217446" calcext:value-type="float">
            <text:p>4.60073292174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41053899" calcext:value-type="float">
            <text:p>0.1548341053899</text:p>
          </table:table-cell>
          <table:table-cell office:value-type="float" office:value="0.0000046015259412002" calcext:value-type="float">
            <text:p>4.6015259412002E-06</text:p>
          </table:table-cell>
          <table:table-cell office:value-type="float" office:value="0.000000051692723583212" calcext:value-type="float">
            <text:p>5.169272358321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5E-016" calcext:value-type="float">
            <text:p>2.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73721" calcext:value-type="float">
            <text:p>-158.67239273721</text:p>
          </table:table-cell>
          <table:table-cell office:value-type="float" office:value="0.0000012289007997879" calcext:value-type="float">
            <text:p>1.2289007997879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073355779" calcext:value-type="float">
            <text:p>0.15483073355779</text:p>
          </table:table-cell>
          <table:table-cell office:value-type="float" office:value="0.0000012288944147565" calcext:value-type="float">
            <text:p>1.2288944147565E-06</text:p>
          </table:table-cell>
          <table:table-cell office:value-type="float" office:value="0.000000014129916452082" calcext:value-type="float">
            <text:p>1.412991645208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9E-016" calcext:value-type="float">
            <text:p>-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208" calcext:value-type="float">
            <text:p>-158.67239331208</text:p>
          </table:table-cell>
          <table:table-cell office:value-type="float" office:value="0.00000065402775817347" calcext:value-type="float">
            <text:p>6.5402775817347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015868479" calcext:value-type="float">
            <text:p>0.15483015868479</text:p>
          </table:table-cell>
          <table:table-cell office:value-type="float" office:value="0.00000065402701338035" calcext:value-type="float">
            <text:p>6.5402701338035E-07</text:p>
          </table:table-cell>
          <table:table-cell office:value-type="float" office:value="0.0000000075813266041122" calcext:value-type="float">
            <text:p>7.5813266041122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4.6E-017" calcext:value-type="float">
            <text:p>-4.6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028" calcext:value-type="float">
            <text:p>-158.67239377028</text:p>
          </table:table-cell>
          <table:table-cell office:value-type="float" office:value="0.00000019583012544899" calcext:value-type="float">
            <text:p>1.9583012544899E-07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70048712" calcext:value-type="float">
            <text:p>0.15482970048712</text:p>
          </table:table-cell>
          <table:table-cell office:value-type="float" office:value="0.00000019583009158719" calcext:value-type="float">
            <text:p>1.9583009158719E-07</text:p>
          </table:table-cell>
          <table:table-cell office:value-type="float" office:value="0.0000000022912959680334" calcext:value-type="float">
            <text:p>2.291295968033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25" calcext:value-type="float">
            <text:p>-158.67239390325</text:p>
          </table:table-cell>
          <table:table-cell office:value-type="float" office:value="0.000000062851768234395" calcext:value-type="float">
            <text:p>6.285176823439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6750877" calcext:value-type="float">
            <text:p>0.15482956750877</text:p>
          </table:table-cell>
          <table:table-cell office:value-type="float" office:value="0.000000062851755106008" calcext:value-type="float">
            <text:p>6.2851755106008E-08</text:p>
          </table:table-cell>
          <table:table-cell office:value-type="float" office:value="0.00000000073495579815254" calcext:value-type="float">
            <text:p>7.349557981525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.1E-016" calcext:value-type="float">
            <text:p>-1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6" calcext:value-type="float">
            <text:p>-158.6723939446</text:p>
          </table:table-cell>
          <table:table-cell office:value-type="float" office:value="0.000000021503268499146" calcext:value-type="float">
            <text:p>2.150326849914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16026" calcext:value-type="float">
            <text:p>0.15482952616026</text:p>
          </table:table-cell>
          <table:table-cell office:value-type="float" office:value="0.000000021503238994969" calcext:value-type="float">
            <text:p>2.1503238994969E-08</text:p>
          </table:table-cell>
          <table:table-cell office:value-type="float" office:value="0.00000000024901981554608" calcext:value-type="float">
            <text:p>2.490198155460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8E-015" calcext:value-type="float">
            <text:p>-2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25" calcext:value-type="float">
            <text:p>-158.67239395325</text:p>
          </table:table-cell>
          <table:table-cell office:value-type="float" office:value="0.000000012860965625805" calcext:value-type="float">
            <text:p>1.286096562580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751796" calcext:value-type="float">
            <text:p>0.15482951751796</text:p>
          </table:table-cell>
          <table:table-cell office:value-type="float" office:value="0.000000012860947307125" calcext:value-type="float">
            <text:p>1.2860947307125E-08</text:p>
          </table:table-cell>
          <table:table-cell office:value-type="float" office:value="0.0000000001477740975044" calcext:value-type="float">
            <text:p>1.47774097504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31" calcext:value-type="float">
            <text:p>-158.67239396131</text:p>
          </table:table-cell>
          <table:table-cell office:value-type="float" office:value="0.0000000047949413328752" calcext:value-type="float">
            <text:p>4.794941332875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945193" calcext:value-type="float">
            <text:p>0.15482950945193</text:p>
          </table:table-cell>
          <table:table-cell office:value-type="float" office:value="0.0000000047949106629641" calcext:value-type="float">
            <text:p>4.7949106629641E-09</text:p>
          </table:table-cell>
          <table:table-cell office:value-type="float" office:value="0.000000000053965106184579" calcext:value-type="float">
            <text:p>5.396510618457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6.8E-016" calcext:value-type="float">
            <text:p>-6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23" calcext:value-type="float">
            <text:p>-158.67239396423</text:p>
          </table:table-cell>
          <table:table-cell office:value-type="float" office:value="0.000000001881602429421" calcext:value-type="float">
            <text:p>1.881602429421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53863" calcext:value-type="float">
            <text:p>0.15482950653863</text:p>
          </table:table-cell>
          <table:table-cell office:value-type="float" office:value="0.000000001881610867116" calcext:value-type="float">
            <text:p>1.881610867116E-09</text:p>
          </table:table-cell>
          <table:table-cell office:value-type="float" office:value="0.000000000020629103183149" calcext:value-type="float">
            <text:p>2.062910318314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33" calcext:value-type="float">
            <text:p>-158.67239396533</text:p>
          </table:table-cell>
          <table:table-cell office:value-type="float" office:value="0.00000000077380946095218" calcext:value-type="float">
            <text:p>7.738094609521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4308" calcext:value-type="float">
            <text:p>0.1548295054308</text:p>
          </table:table-cell>
          <table:table-cell office:value-type="float" office:value="0.00000000077378686791363" calcext:value-type="float">
            <text:p>7.7378686791363E-10</text:p>
          </table:table-cell>
          <table:table-cell office:value-type="float" office:value="0.0000000000082290325438118" calcext:value-type="float">
            <text:p>8.229032543811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2E-015" calcext:value-type="float">
            <text:p>-3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440007726138" calcext:value-type="float">
            <text:p>5.044000772613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16139" calcext:value-type="float">
            <text:p>0.15482950516139</text:p>
          </table:table-cell>
          <table:table-cell office:value-type="float" office:value="0.00000000050437404253145" calcext:value-type="float">
            <text:p>5.0437404253145E-10</text:p>
          </table:table-cell>
          <table:table-cell office:value-type="float" office:value="0.0000000000052762146455786" calcext:value-type="float">
            <text:p>5.2762146455786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60.68237387156" calcext:value-type="float">
            <text:p>-160.68237387156</text:p>
          </table:table-cell>
          <table:table-cell office:value-type="float" office:value="2.0099799054581" calcext:value-type="float">
            <text:p>2.009979905458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-0.64837811962924" calcext:value-type="float">
            <text:p>-0.64837811962924</text:p>
          </table:table-cell>
          <table:table-cell office:value-type="float" office:value="2.0099846795302" calcext:value-type="float">
            <text:p>2.0099846795302</text:p>
          </table:table-cell>
          <table:table-cell office:value-type="float" office:value="0.20727449916451" calcext:value-type="float">
            <text:p>0.2072744991645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701249" calcext:value-type="float">
            <text:p>-158.67234701249</text:p>
          </table:table-cell>
          <table:table-cell office:value-type="float" office:value="0.000046953618408452" calcext:value-type="float">
            <text:p>4.6953618408452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487394473" calcext:value-type="float">
            <text:p>1.3616487394473</text:p>
          </table:table-cell>
          <table:table-cell office:value-type="float" office:value="0.000046871529025605" calcext:value-type="float">
            <text:p>4.6871529025605E-05</text:p>
          </table:table-cell>
          <table:table-cell office:value-type="float" office:value="0.00000016089738566365" calcext:value-type="float">
            <text:p>1.6089738566365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825602" calcext:value-type="float">
            <text:p>-158.67237825602</text:p>
          </table:table-cell>
          <table:table-cell office:value-type="float" office:value="0.000015710091190613" calcext:value-type="float">
            <text:p>1.5710091190613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174959201" calcext:value-type="float">
            <text:p>1.3616174959201</text:p>
          </table:table-cell>
          <table:table-cell office:value-type="float" office:value="0.000015690473149421" calcext:value-type="float">
            <text:p>1.5690473149421E-05</text:p>
          </table:table-cell>
          <table:table-cell office:value-type="float" office:value="0.000000058546026669221" calcext:value-type="float">
            <text:p>5.854602666922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.9E-015" calcext:value-type="float">
            <text:p>-1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059401" calcext:value-type="float">
            <text:p>-158.67239059401</text:p>
          </table:table-cell>
          <table:table-cell office:value-type="float" office:value="0.0000033721000534115" calcext:value-type="float">
            <text:p>3.3721000534115E-06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51579289" calcext:value-type="float">
            <text:p>1.3616051579289</text:p>
          </table:table-cell>
          <table:table-cell office:value-type="float" office:value="0.0000033724773738086" calcext:value-type="float">
            <text:p>3.3724773738086E-06</text:p>
          </table:table-cell>
          <table:table-cell office:value-type="float" office:value="0.000000014097782678546" calcext:value-type="float">
            <text:p>1.4097782678546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783" calcext:value-type="float">
            <text:p>-158.6723926783</text:p>
          </table:table-cell>
          <table:table-cell office:value-type="float" office:value="0.0000012878070094757" calcext:value-type="float">
            <text:p>1.2878070094757E-06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30736359" calcext:value-type="float">
            <text:p>1.3616030736359</text:p>
          </table:table-cell>
          <table:table-cell office:value-type="float" office:value="0.0000012878165962515" calcext:value-type="float">
            <text:p>1.2878165962515E-06</text:p>
          </table:table-cell>
          <table:table-cell office:value-type="float" office:value="0.0000000056747243111356" calcext:value-type="float">
            <text:p>5.6747243111356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5131" calcext:value-type="float">
            <text:p>-158.67239345131</text:p>
          </table:table-cell>
          <table:table-cell office:value-type="float" office:value="0.00000051479386797837" calcext:value-type="float">
            <text:p>5.1479386797837E-07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23006227" calcext:value-type="float">
            <text:p>1.3616023006227</text:p>
          </table:table-cell>
          <table:table-cell office:value-type="float" office:value="0.00000051479375295926" calcext:value-type="float">
            <text:p>5.1479375295926E-07</text:p>
          </table:table-cell>
          <table:table-cell office:value-type="float" office:value="0.0000000023714664477823" calcext:value-type="float">
            <text:p>2.3714664477823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7.5E-015" calcext:value-type="float">
            <text:p>-7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254" calcext:value-type="float">
            <text:p>-158.6723938254</text:p>
          </table:table-cell>
          <table:table-cell office:value-type="float" office:value="0.00000014070877796257" calcext:value-type="float">
            <text:p>1.4070877796257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265376" calcext:value-type="float">
            <text:p>1.3616019265376</text:p>
          </table:table-cell>
          <table:table-cell office:value-type="float" office:value="0.00000014070872755845" calcext:value-type="float">
            <text:p>1.4070872755845E-07</text:p>
          </table:table-cell>
          <table:table-cell office:value-type="float" office:value="0.00000000068217736371196" calcext:value-type="float">
            <text:p>6.821773637119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3E-015" calcext:value-type="float">
            <text:p>8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95" calcext:value-type="float">
            <text:p>-158.67239390395</text:p>
          </table:table-cell>
          <table:table-cell office:value-type="float" office:value="0.000000062159898561731" calcext:value-type="float">
            <text:p>6.2159898561731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479888" calcext:value-type="float">
            <text:p>1.3616018479888</text:p>
          </table:table-cell>
          <table:table-cell office:value-type="float" office:value="0.00000006215986569913" calcext:value-type="float">
            <text:p>6.215986569913E-08</text:p>
          </table:table-cell>
          <table:table-cell office:value-type="float" office:value="0.00000000030856995658483" calcext:value-type="float">
            <text:p>3.0856995658483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767" calcext:value-type="float">
            <text:p>-158.67239393767</text:p>
          </table:table-cell>
          <table:table-cell office:value-type="float" office:value="0.000000028436744514693" calcext:value-type="float">
            <text:p>2.8436744514693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142656" calcext:value-type="float">
            <text:p>1.3616018142656</text:p>
          </table:table-cell>
          <table:table-cell office:value-type="float" office:value="0.000000028436682564248" calcext:value-type="float">
            <text:p>2.8436682564248E-08</text:p>
          </table:table-cell>
          <table:table-cell office:value-type="float" office:value="0.0000000001434088339075" calcext:value-type="float">
            <text:p>1.434088339075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267" calcext:value-type="float">
            <text:p>-158.67239395267</text:p>
          </table:table-cell>
          <table:table-cell office:value-type="float" office:value="0.000000013438267387755" calcext:value-type="float">
            <text:p>1.3438267387755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92671" calcext:value-type="float">
            <text:p>1.3616017992671</text:p>
          </table:table-cell>
          <table:table-cell office:value-type="float" office:value="0.000000013438224533147" calcext:value-type="float">
            <text:p>1.3438224533147E-08</text:p>
          </table:table-cell>
          <table:table-cell office:value-type="float" office:value="0.000000000068359162600072" calcext:value-type="float">
            <text:p>6.8359162600072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4.2E-016" calcext:value-type="float">
            <text:p>-4.2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49" calcext:value-type="float">
            <text:p>-158.67239396149</text:p>
          </table:table-cell>
          <table:table-cell office:value-type="float" office:value="0.0000000046165951061994" calcext:value-type="float">
            <text:p>4.616595106199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04455" calcext:value-type="float">
            <text:p>1.3616017904455</text:p>
          </table:table-cell>
          <table:table-cell office:value-type="float" office:value="0.0000000046165455902525" calcext:value-type="float">
            <text:p>4.6165455902525E-09</text:p>
          </table:table-cell>
          <table:table-cell office:value-type="float" office:value="0.000000000023519425594758" calcext:value-type="float">
            <text:p>2.351942559475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8" calcext:value-type="float">
            <text:p>4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76" calcext:value-type="float">
            <text:p>-158.67239396376</text:p>
          </table:table-cell>
          <table:table-cell office:value-type="float" office:value="0.000000002343512051084" calcext:value-type="float">
            <text:p>2.34351205108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1724" calcext:value-type="float">
            <text:p>1.3616017881724</text:p>
          </table:table-cell>
          <table:table-cell office:value-type="float" office:value="0.0000000023435053897458" calcext:value-type="float">
            <text:p>2.3435053897458E-09</text:p>
          </table:table-cell>
          <table:table-cell office:value-type="float" office:value="0.000000000011875096362898" calcext:value-type="float">
            <text:p>1.187509636289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9" calcext:value-type="float">
            <text:p>-158.67239396489</text:p>
          </table:table-cell>
          <table:table-cell office:value-type="float" office:value="0.0000000012201155641378" calcext:value-type="float">
            <text:p>1.2201155641378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049" calcext:value-type="float">
            <text:p>1.361601787049</text:p>
          </table:table-cell>
          <table:table-cell office:value-type="float" office:value="0.0000000012201450960703" calcext:value-type="float">
            <text:p>1.2201450960703E-09</text:p>
          </table:table-cell>
          <table:table-cell office:value-type="float" office:value="0.0000000000061237827143951" calcext:value-type="float">
            <text:p>6.123782714395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9906564" calcext:value-type="float">
            <text:p>-158.6719906564</text:p>
          </table:table-cell>
          <table:table-cell office:value-type="float" office:value="0.00040330970841751" calcext:value-type="float">
            <text:p>0.000403309708418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2871548689" calcext:value-type="float">
            <text:p>8.1592871548689</text:p>
          </table:table-cell>
          <table:table-cell office:value-type="float" office:value="0.00036002902436572" calcext:value-type="float">
            <text:p>0.000360029024366</text:p>
          </table:table-cell>
          <table:table-cell office:value-type="float" office:value="0.00000062126082874791" calcext:value-type="float">
            <text:p>6.21260828747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8257322" calcext:value-type="float">
            <text:p>-158.67228257322</text:p>
          </table:table-cell>
          <table:table-cell office:value-type="float" office:value="0.00011139288963591" calcext:value-type="float">
            <text:p>0.000111392889636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952380501" calcext:value-type="float">
            <text:p>8.1589952380501</text:p>
          </table:table-cell>
          <table:table-cell office:value-type="float" office:value="0.00011216420521798" calcext:value-type="float">
            <text:p>0.000112164205218</text:p>
          </table:table-cell>
          <table:table-cell office:value-type="float" office:value="0.00000024572134412094" calcext:value-type="float">
            <text:p>2.4572134412094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5939321" calcext:value-type="float">
            <text:p>-158.67235939321</text:p>
          </table:table-cell>
          <table:table-cell office:value-type="float" office:value="0.000034572892246842" calcext:value-type="float">
            <text:p>3.4572892246842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184180527" calcext:value-type="float">
            <text:p>8.1589184180527</text:p>
          </table:table-cell>
          <table:table-cell office:value-type="float" office:value="0.000034585073240834" calcext:value-type="float">
            <text:p>3.4585073240834E-05</text:p>
          </table:table-cell>
          <table:table-cell office:value-type="float" office:value="0.000000077571539891158" calcext:value-type="float">
            <text:p>7.7571539891158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.8E-015" calcext:value-type="float">
            <text:p>-3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263709" calcext:value-type="float">
            <text:p>-158.67238263709</text:p>
          </table:table-cell>
          <table:table-cell office:value-type="float" office:value="0.000011329020964013" calcext:value-type="float">
            <text:p>1.1329020964013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951741814" calcext:value-type="float">
            <text:p>8.1588951741814</text:p>
          </table:table-cell>
          <table:table-cell office:value-type="float" office:value="0.000011327184795462" calcext:value-type="float">
            <text:p>1.1327184795462E-05</text:p>
          </table:table-cell>
          <table:table-cell office:value-type="float" office:value="0.000000025085483757503" calcext:value-type="float">
            <text:p>2.5085483757503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42314" calcext:value-type="float">
            <text:p>-158.67238842314</text:p>
          </table:table-cell>
          <table:table-cell office:value-type="float" office:value="0.0000055429620715586" calcext:value-type="float">
            <text:p>5.5429620715586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93881226" calcext:value-type="float">
            <text:p>8.1588893881226</text:p>
          </table:table-cell>
          <table:table-cell office:value-type="float" office:value="0.0000055430420733416" calcext:value-type="float">
            <text:p>5.5430420733416E-06</text:p>
          </table:table-cell>
          <table:table-cell office:value-type="float" office:value="0.000000012021738592575" calcext:value-type="float">
            <text:p>1.202173859257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9132" calcext:value-type="float">
            <text:p>-158.67239199132</text:p>
          </table:table-cell>
          <table:table-cell office:value-type="float" office:value="0.0000019747846522478" calcext:value-type="float">
            <text:p>1.9747846522478E-06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58199451" calcext:value-type="float">
            <text:p>8.1588858199451</text:p>
          </table:table-cell>
          <table:table-cell office:value-type="float" office:value="0.0000019747846753404" calcext:value-type="float">
            <text:p>1.9747846753404E-06</text:p>
          </table:table-cell>
          <table:table-cell office:value-type="float" office:value="0.000000004099121882669" calcext:value-type="float">
            <text:p>4.09912188266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.9E-015" calcext:value-type="float">
            <text:p>-4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2301" calcext:value-type="float">
            <text:p>-158.6723932301</text:p>
          </table:table-cell>
          <table:table-cell office:value-type="float" office:value="0.00000073600335781521" calcext:value-type="float">
            <text:p>7.36003357815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5811638" calcext:value-type="float">
            <text:p>8.1588845811638</text:p>
          </table:table-cell>
          <table:table-cell office:value-type="float" office:value="0.00000073600303451826" calcext:value-type="float">
            <text:p>7.3600303451826E-07</text:p>
          </table:table-cell>
          <table:table-cell office:value-type="float" office:value="0.0000000014492698659407" calcext:value-type="float">
            <text:p>1.4492698659407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7979" calcext:value-type="float">
            <text:p>-158.67239367979</text:p>
          </table:table-cell>
          <table:table-cell office:value-type="float" office:value="0.00000028631922077693" calcext:value-type="float">
            <text:p>2.8631922077693E-07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41314797" calcext:value-type="float">
            <text:p>8.1588841314797</text:p>
          </table:table-cell>
          <table:table-cell office:value-type="float" office:value="0.00000028631882997843" calcext:value-type="float">
            <text:p>2.8631882997843E-07</text:p>
          </table:table-cell>
          <table:table-cell office:value-type="float" office:value="0.00000000053227582502019" calcext:value-type="float">
            <text:p>5.3227582502019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5008" calcext:value-type="float">
            <text:p>-158.67239385008</text:p>
          </table:table-cell>
          <table:table-cell office:value-type="float" office:value="0.00000011602980976022" calcext:value-type="float">
            <text:p>1.1602980976022E-07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9611903" calcext:value-type="float">
            <text:p>8.1588839611903</text:p>
          </table:table-cell>
          <table:table-cell office:value-type="float" office:value="0.00000011602930527488" calcext:value-type="float">
            <text:p>1.1602930527488E-07</text:p>
          </table:table-cell>
          <table:table-cell office:value-type="float" office:value="0.00000000020318100305358" calcext:value-type="float">
            <text:p>2.031810030535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722" calcext:value-type="float">
            <text:p>-158.67239391722</text:p>
          </table:table-cell>
          <table:table-cell office:value-type="float" office:value="0.000000048882697001318" calcext:value-type="float">
            <text:p>4.8882697001318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940432" calcext:value-type="float">
            <text:p>8.1588838940432</text:p>
          </table:table-cell>
          <table:table-cell office:value-type="float" office:value="0.000000048882402126083" calcext:value-type="float">
            <text:p>4.8882402126083E-08</text:p>
          </table:table-cell>
          <table:table-cell office:value-type="float" office:value="0.000000000080569241367031" calcext:value-type="float">
            <text:p>8.0569241367031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807" calcext:value-type="float">
            <text:p>-158.67239393807</text:p>
          </table:table-cell>
          <table:table-cell office:value-type="float" office:value="0.000000028041398536516" calcext:value-type="float">
            <text:p>2.8041398536516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732018" calcext:value-type="float">
            <text:p>8.1588838732018</text:p>
          </table:table-cell>
          <table:table-cell office:value-type="float" office:value="0.000000028041073463214" calcext:value-type="float">
            <text:p>2.8041073463214E-08</text:p>
          </table:table-cell>
          <table:table-cell office:value-type="float" office:value="0.000000000044391839579758" calcext:value-type="float">
            <text:p>4.439183957975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56" calcext:value-type="float">
            <text:p>-158.67239395356</text:p>
          </table:table-cell>
          <table:table-cell office:value-type="float" office:value="0.000000012544631999845" calcext:value-type="float">
            <text:p>1.2544631999845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77051" calcext:value-type="float">
            <text:p>8.1588838577051</text:p>
          </table:table-cell>
          <table:table-cell office:value-type="float" office:value="0.000000012544331795539" calcext:value-type="float">
            <text:p>1.2544331795539E-08</text:p>
          </table:table-cell>
          <table:table-cell office:value-type="float" office:value="0.00000000001870377927535" calcext:value-type="float">
            <text:p>1.870377927535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2" calcext:value-type="float">
            <text:p>-7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031" calcext:value-type="float">
            <text:p>-158.67239396031</text:p>
          </table:table-cell>
          <table:table-cell office:value-type="float" office:value="0.0000000058015814374812" calcext:value-type="float">
            <text:p>5.8015814374812E-09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50962" calcext:value-type="float">
            <text:p>8.158883850962</text:p>
          </table:table-cell>
          <table:table-cell office:value-type="float" office:value="0.0000000058013878145857" calcext:value-type="float">
            <text:p>5.8013878145857E-09</text:p>
          </table:table-cell>
          <table:table-cell office:value-type="float" office:value="0.0000000000081549055121445" calcext:value-type="float">
            <text:p>8.1549055121445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25224186" calcext:value-type="float">
            <text:p>-158.67025224186</text:p>
          </table:table-cell>
          <table:table-cell office:value-type="float" office:value="0.0021417242434438" calcext:value-type="float">
            <text:p>0.002141724243444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743869439" calcext:value-type="float">
            <text:p>23.904743869439</text:p>
          </table:table-cell>
          <table:table-cell office:value-type="float" office:value="0.0020788914325429" calcext:value-type="float">
            <text:p>0.002078891432543</text:p>
          </table:table-cell>
          <table:table-cell office:value-type="float" office:value="0.0000012047633204512" calcext:value-type="float">
            <text:p>1.2047633204512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5140699" calcext:value-type="float">
            <text:p>-158.67185140699</text:p>
          </table:table-cell>
          <table:table-cell office:value-type="float" office:value="0.00054255911436485" calcext:value-type="float">
            <text:p>0.000542559114365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14470431" calcext:value-type="float">
            <text:p>23.90314470431</text:p>
          </table:table-cell>
          <table:table-cell office:value-type="float" office:value="0.00054208675775413" calcext:value-type="float">
            <text:p>0.000542086757754</text:p>
          </table:table-cell>
          <table:table-cell office:value-type="float" office:value="0.00000027856058032706" calcext:value-type="float">
            <text:p>2.785605803270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230919" calcext:value-type="float">
            <text:p>-158.67219230919</text:p>
          </table:table-cell>
          <table:table-cell office:value-type="float" office:value="0.00020165691856278" calcext:value-type="float">
            <text:p>0.000201656918563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803802114" calcext:value-type="float">
            <text:p>23.902803802114</text:p>
          </table:table-cell>
          <table:table-cell office:value-type="float" office:value="0.00020179133249698" calcext:value-type="float">
            <text:p>0.000201791332497</text:p>
          </table:table-cell>
          <table:table-cell office:value-type="float" office:value="0.000000094959285687045" calcext:value-type="float">
            <text:p>9.49592856870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" calcext:value-type="float">
            <text:p>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790407" calcext:value-type="float">
            <text:p>-158.67233790407</text:p>
          </table:table-cell>
          <table:table-cell office:value-type="float" office:value="0.000056062034246906" calcext:value-type="float">
            <text:p>5.606203424690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5820723" calcext:value-type="float">
            <text:p>23.90265820723</text:p>
          </table:table-cell>
          <table:table-cell office:value-type="float" office:value="0.000056058522485358" calcext:value-type="float">
            <text:p>5.6058522485358E-05</text:p>
          </table:table-cell>
          <table:table-cell office:value-type="float" office:value="0.00000002367617930459" calcext:value-type="float">
            <text:p>2.367617930459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78617" calcext:value-type="float">
            <text:p>-158.67237178617</text:p>
          </table:table-cell>
          <table:table-cell office:value-type="float" office:value="0.00002217994145326" calcext:value-type="float">
            <text:p>2.217994145326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24325137" calcext:value-type="float">
            <text:p>23.902624325137</text:p>
          </table:table-cell>
          <table:table-cell office:value-type="float" office:value="0.000022179930422084" calcext:value-type="float">
            <text:p>2.2179930422084E-05</text:p>
          </table:table-cell>
          <table:table-cell office:value-type="float" office:value="0.0000000087150934530304" calcext:value-type="float">
            <text:p>8.71509345303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90828" calcext:value-type="float">
            <text:p>-158.67238490828</text:p>
          </table:table-cell>
          <table:table-cell office:value-type="float" office:value="0.0000090578272988751" calcext:value-type="float">
            <text:p>9.0578272988751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11203023" calcext:value-type="float">
            <text:p>23.902611203023</text:p>
          </table:table-cell>
          <table:table-cell office:value-type="float" office:value="0.0000090578265492525" calcext:value-type="float">
            <text:p>9.0578265492525E-06</text:p>
          </table:table-cell>
          <table:table-cell office:value-type="float" office:value="0.0000000033337083382804" calcext:value-type="float">
            <text:p>3.33370833828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25" calcext:value-type="float">
            <text:p>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07841" calcext:value-type="float">
            <text:p>-158.67239107841</text:p>
          </table:table-cell>
          <table:table-cell office:value-type="float" office:value="0.0000028877021520657" calcext:value-type="float">
            <text:p>2.8877021520657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5032898" calcext:value-type="float">
            <text:p>23.902605032898</text:p>
          </table:table-cell>
          <table:table-cell office:value-type="float" office:value="0.0000028877011395423" calcext:value-type="float">
            <text:p>2.8877011395423E-06</text:p>
          </table:table-cell>
          <table:table-cell office:value-type="float" office:value="0.00000000098317188706501" calcext:value-type="float">
            <text:p>9.8317188706501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9349" calcext:value-type="float">
            <text:p>-158.67239269349</text:p>
          </table:table-cell>
          <table:table-cell office:value-type="float" office:value="0.0000012726177374134" calcext:value-type="float">
            <text:p>1.2726177374134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417813" calcext:value-type="float">
            <text:p>23.902603417813</text:p>
          </table:table-cell>
          <table:table-cell office:value-type="float" office:value="0.0000012726165650179" calcext:value-type="float">
            <text:p>1.2726165650179E-06</text:p>
          </table:table-cell>
          <table:table-cell office:value-type="float" office:value="0.00000000041107483877062" calcext:value-type="float">
            <text:p>4.1107483877062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8" calcext:value-type="float">
            <text:p>-2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8725" calcext:value-type="float">
            <text:p>-158.67239338725</text:p>
          </table:table-cell>
          <table:table-cell office:value-type="float" office:value="0.00000057885918636202" calcext:value-type="float">
            <text:p>5.7885918636202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724055" calcext:value-type="float">
            <text:p>23.902602724055</text:p>
          </table:table-cell>
          <table:table-cell office:value-type="float" office:value="0.00000057885797843937" calcext:value-type="float">
            <text:p>5.7885797843937E-07</text:p>
          </table:table-cell>
          <table:table-cell office:value-type="float" office:value="0.00000000017810238774586" calcext:value-type="float">
            <text:p>1.781023877458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5388" calcext:value-type="float">
            <text:p>-158.67239375388</text:p>
          </table:table-cell>
          <table:table-cell office:value-type="float" office:value="0.00000021222967916401" calcext:value-type="float">
            <text:p>2.1222967916401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357425" calcext:value-type="float">
            <text:p>23.902602357425</text:p>
          </table:table-cell>
          <table:table-cell office:value-type="float" office:value="0.0000002122291320461" calcext:value-type="float">
            <text:p>2.122291320461E-07</text:p>
          </table:table-cell>
          <table:table-cell office:value-type="float" office:value="0.000000000061497042927988" calcext:value-type="float">
            <text:p>6.1497042927988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272" calcext:value-type="float">
            <text:p>-158.67239386272</text:p>
          </table:table-cell>
          <table:table-cell office:value-type="float" office:value="0.00000010338510492147" calcext:value-type="float">
            <text:p>1.0338510492147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48581" calcext:value-type="float">
            <text:p>23.902602248581</text:p>
          </table:table-cell>
          <table:table-cell office:value-type="float" office:value="0.00000010338387212983" calcext:value-type="float">
            <text:p>1.0338387212983E-07</text:p>
          </table:table-cell>
          <table:table-cell office:value-type="float" office:value="0.000000000028722009447522" calcext:value-type="float">
            <text:p>2.8722009447522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437" calcext:value-type="float">
            <text:p>-158.67239391437</text:p>
          </table:table-cell>
          <table:table-cell office:value-type="float" office:value="0.000000051735725037361" calcext:value-type="float">
            <text:p>5.1735725037361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96931" calcext:value-type="float">
            <text:p>23.902602196931</text:p>
          </table:table-cell>
          <table:table-cell office:value-type="float" office:value="0.000000051734811989945" calcext:value-type="float">
            <text:p>5.1734811989945E-08</text:p>
          </table:table-cell>
          <table:table-cell office:value-type="float" office:value="0.000000000013807490737116" calcext:value-type="float">
            <text:p>1.3807490737116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73" calcext:value-type="float">
            <text:p>-158.67239394473</text:p>
          </table:table-cell>
          <table:table-cell office:value-type="float" office:value="0.000000021377445591497" calcext:value-type="float">
            <text:p>2.1377445591497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573" calcext:value-type="float">
            <text:p>23.902602166573</text:p>
          </table:table-cell>
          <table:table-cell office:value-type="float" office:value="0.000000021376699521625" calcext:value-type="float">
            <text:p>2.1376699521625E-08</text:p>
          </table:table-cell>
          <table:table-cell office:value-type="float" office:value="0.0000000000054247912421896" calcext:value-type="float">
            <text:p>5.4247912421896E-12</text:p>
          </table:table-cell>
        </table:table-row>
      </table:table>
      <table:table table:name="Small FD order 20" table:style-name="ta1">
        <table:shapes>
          <draw:frame draw:z-index="0" draw:style-name="gr1" draw:text-style-name="P1" svg:width="453.46pt" svg:height="255.23pt" svg:x="1077.05pt" svg:y="243.21pt">
            <draw:object draw:notify-on-update-of-ranges="'Small FD order 20'.H8:'Small FD order 20'.H20 'Small FD order 20'.D8:'Small FD order 20'.D8 'Small FD order 20'.P8:'Small FD order 20'.P20 'Small FD order 20'.H22:'Small FD order 20'.H34 'Small FD order 20'.D22:'Small FD order 20'.D22 'Small FD order 20'.P22:'Small FD order 20'.P34 'Small FD order 20'.H36:'Small FD order 20'.H48 'Small FD order 20'.D36:'Small FD order 20'.D36 'Small FD order 20'.P36:'Small FD order 20'.P48 'Small FD order 20'.H50:'Small FD order 20'.H62 'Small FD order 20'.D50:'Small FD order 20'.D50 'Small FD order 20'.P50:'Small FD order 20'.P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1074.73pt" svg:y="533.08pt">
            <draw:object draw:notify-on-update-of-ranges="'Small FD order 20'.H8:'Small FD order 20'.H20 'Small FD order 20'.D8:'Small FD order 20'.D8 'Small FD order 20'.O8:'Small FD order 20'.O20 'Small FD order 20'.H22:'Small FD order 20'.H34 'Small FD order 20'.D22:'Small FD order 20'.D22 'Small FD order 20'.O22:'Small FD order 20'.O34 'Small FD order 20'.H36:'Small FD order 20'.H48 'Small FD order 20'.D36:'Small FD order 20'.D36 'Small FD order 20'.O36:'Small FD order 20'.O48 'Small FD order 20'.H50:'Small FD order 20'.H62 'Small FD order 20'.D50:'Small FD order 20'.D50 'Small FD order 20'.O50:'Small FD order 20'.O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5.92706332572" calcext:value-type="float">
            <text:p>-155.92706332572</text:p>
          </table:table-cell>
          <table:table-cell office:value-type="float" office:value="2.7453306403844" calcext:value-type="float">
            <text:p>2.7453306403844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2.9001601450414" calcext:value-type="float">
            <text:p>2.9001601450414</text:p>
          </table:table-cell>
          <table:table-cell office:value-type="float" office:value="2.745327841416" calcext:value-type="float">
            <text:p>2.745327841416</text:p>
          </table:table-cell>
          <table:table-cell office:value-type="float" office:value="0.19567303867265" calcext:value-type="float">
            <text:p>0.19567303867265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85017" calcext:value-type="float">
            <text:p>-158.67238785017</text:p>
          </table:table-cell>
          <table:table-cell office:value-type="float" office:value="0.0000061159390440935" calcext:value-type="float">
            <text:p>6.1159390440935E-06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3562059603" calcext:value-type="float">
            <text:p>0.15483562059603</text:p>
          </table:table-cell>
          <table:table-cell office:value-type="float" office:value="0.0000075247424861091" calcext:value-type="float">
            <text:p>7.5247424861091E-06</text:p>
          </table:table-cell>
          <table:table-cell office:value-type="float" office:value="0.00000011896594683869" calcext:value-type="float">
            <text:p>1.18965946838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47041" calcext:value-type="float">
            <text:p>-158.67239247041</text:p>
          </table:table-cell>
          <table:table-cell office:value-type="float" office:value="0.000001495695300946" calcext:value-type="float">
            <text:p>1.4956953009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100035232" calcext:value-type="float">
            <text:p>0.15483100035232</text:p>
          </table:table-cell>
          <table:table-cell office:value-type="float" office:value="0.000001496488367253" calcext:value-type="float">
            <text:p>1.496488367253E-06</text:p>
          </table:table-cell>
          <table:table-cell office:value-type="float" office:value="0.000000029113776846379" calcext:value-type="float">
            <text:p>2.9113776846379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498" calcext:value-type="float">
            <text:p>-158.6723936498</text:p>
          </table:table-cell>
          <table:table-cell office:value-type="float" office:value="0.00000031631032015866" calcext:value-type="float">
            <text:p>3.1631032015866E-07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2982096732" calcext:value-type="float">
            <text:p>0.15482982096732</text:p>
          </table:table-cell>
          <table:table-cell office:value-type="float" office:value="0.00000031630394603521" calcext:value-type="float">
            <text:p>3.1630394603521E-07</text:p>
          </table:table-cell>
          <table:table-cell office:value-type="float" office:value="0.0000000068928734196527" calcext:value-type="float">
            <text:p>6.892873419652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.8E-017" calcext:value-type="float">
            <text:p>9.8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1632" calcext:value-type="float">
            <text:p>-158.67239381632</text:p>
          </table:table-cell>
          <table:table-cell office:value-type="float" office:value="0.00000014978877516114" calcext:value-type="float">
            <text:p>1.4978877516114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2965444577" calcext:value-type="float">
            <text:p>0.15482965444577</text:p>
          </table:table-cell>
          <table:table-cell office:value-type="float" office:value="0.00000014978799753318" calcext:value-type="float">
            <text:p>1.4978799753318E-07</text:p>
          </table:table-cell>
          <table:table-cell office:value-type="float" office:value="0.0000000034288202580633" calcext:value-type="float">
            <text:p>3.4288202580633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.2E-017" calcext:value-type="float">
            <text:p>-6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051" calcext:value-type="float">
            <text:p>-158.67239393051</text:p>
          </table:table-cell>
          <table:table-cell office:value-type="float" office:value="0.000000035594183600551" calcext:value-type="float">
            <text:p>3.5594183600551E-08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54025118" calcext:value-type="float">
            <text:p>0.15482954025118</text:p>
          </table:table-cell>
          <table:table-cell office:value-type="float" office:value="0.000000035594145270101" calcext:value-type="float">
            <text:p>3.5594145270101E-08</text:p>
          </table:table-cell>
          <table:table-cell office:value-type="float" office:value="0.00000000088591313688077" calcext:value-type="float">
            <text:p>8.859131368807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" calcext:value-type="float">
            <text:p>-158.672393957</text:p>
          </table:table-cell>
          <table:table-cell office:value-type="float" office:value="0.0000000091102663191123" calcext:value-type="float">
            <text:p>9.1102663191123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376727" calcext:value-type="float">
            <text:p>0.15482951376727</text:p>
          </table:table-cell>
          <table:table-cell office:value-type="float" office:value="0.0000000091102587140846" calcext:value-type="float">
            <text:p>9.1102587140846E-09</text:p>
          </table:table-cell>
          <table:table-cell office:value-type="float" office:value="0.00000000024131647117323" calcext:value-type="float">
            <text:p>2.4131647117323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61" calcext:value-type="float">
            <text:p>-158.67239396361</text:p>
          </table:table-cell>
          <table:table-cell office:value-type="float" office:value="0.0000000025007977910718" calcext:value-type="float">
            <text:p>2.5007977910718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71578" calcext:value-type="float">
            <text:p>0.1548295071578</text:p>
          </table:table-cell>
          <table:table-cell office:value-type="float" office:value="0.0000000025007808324151" calcext:value-type="float">
            <text:p>2.5007808324151E-09</text:p>
          </table:table-cell>
          <table:table-cell office:value-type="float" office:value="0.0000000000691949512958" calcext:value-type="float">
            <text:p>6.9194951295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.1E-015" calcext:value-type="float">
            <text:p>-3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6" calcext:value-type="float">
            <text:p>-158.67239396476</text:p>
          </table:table-cell>
          <table:table-cell office:value-type="float" office:value="0.000000001343153144262" calcext:value-type="float">
            <text:p>1.34315314426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00014" calcext:value-type="float">
            <text:p>0.15482950600014</text:p>
          </table:table-cell>
          <table:table-cell office:value-type="float" office:value="0.0000000013431225298621" calcext:value-type="float">
            <text:p>1.3431225298621E-09</text:p>
          </table:table-cell>
          <table:table-cell office:value-type="float" office:value="0.000000000037758265011509" calcext:value-type="float">
            <text:p>3.775826501150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" calcext:value-type="float">
            <text:p>-158.6723939657</text:p>
          </table:table-cell>
          <table:table-cell office:value-type="float" office:value="0.00000000040591885408503" calcext:value-type="float">
            <text:p>4.0591885408503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06295" calcext:value-type="float">
            <text:p>0.15482950506295</text:p>
          </table:table-cell>
          <table:table-cell office:value-type="float" office:value="0.0000000004059311775606" calcext:value-type="float">
            <text:p>4.059311775606E-10</text:p>
          </table:table-cell>
          <table:table-cell office:value-type="float" office:value="0.000000000011664258353915" calcext:value-type="float">
            <text:p>1.1664258353915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8" calcext:value-type="float">
            <text:p>-158.67239396598</text:p>
          </table:table-cell>
          <table:table-cell office:value-type="float" office:value="0.00000000013008616406296" calcext:value-type="float">
            <text:p>1.3008616406296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8707" calcext:value-type="float">
            <text:p>0.15482950478707</text:p>
          </table:table-cell>
          <table:table-cell office:value-type="float" office:value="0.00000000013005624355245" calcext:value-type="float">
            <text:p>1.3005624355245E-10</text:p>
          </table:table-cell>
          <table:table-cell office:value-type="float" office:value="0.0000000000037782981667383" calcext:value-type="float">
            <text:p>3.7782981667383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6" calcext:value-type="float">
            <text:p>-158.67239396606</text:p>
          </table:table-cell>
          <table:table-cell office:value-type="float" office:value="0.000000000043996806198265" calcext:value-type="float">
            <text:p>4.3996806198265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01" calcext:value-type="float">
            <text:p>0.154829504701</text:p>
          </table:table-cell>
          <table:table-cell office:value-type="float" office:value="0.000000000043981318587072" calcext:value-type="float">
            <text:p>4.3981318587072E-11</text:p>
          </table:table-cell>
          <table:table-cell office:value-type="float" office:value="0.0000000000012804785452028" calcext:value-type="float">
            <text:p>1.280478545202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.2E-015" calcext:value-type="float">
            <text:p>-1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8" calcext:value-type="float">
            <text:p>-158.67239396608</text:p>
          </table:table-cell>
          <table:table-cell office:value-type="float" office:value="0.000000000026091129257111" calcext:value-type="float">
            <text:p>2.6091129257111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68308" calcext:value-type="float">
            <text:p>0.15482950468308</text:p>
          </table:table-cell>
          <table:table-cell office:value-type="float" office:value="0.000000000026065816172149" calcext:value-type="float">
            <text:p>2.6065816172149E-11</text:p>
          </table:table-cell>
          <table:table-cell office:value-type="float" office:value="0.00000000000075765485756708" calcext:value-type="float">
            <text:p>7.5765485756708E-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2468288" calcext:value-type="float">
            <text:p>-158.67232468288</text:p>
          </table:table-cell>
          <table:table-cell office:value-type="float" office:value="0.000069283224036099" calcext:value-type="float">
            <text:p>6.9283224036099E-05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16710690529" calcext:value-type="float">
            <text:p>1.3616710690529</text:p>
          </table:table-cell>
          <table:table-cell office:value-type="float" office:value="0.000064509151929126" calcext:value-type="float">
            <text:p>6.4509151929126E-05</text:p>
          </table:table-cell>
          <table:table-cell office:value-type="float" office:value="0.0000003172395823853" calcext:value-type="float">
            <text:p>3.172395823853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20893" calcext:value-type="float">
            <text:p>-158.67237620893</text:p>
          </table:table-cell>
          <table:table-cell office:value-type="float" office:value="0.000017757173736754" calcext:value-type="float">
            <text:p>1.7757173736754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195430026" calcext:value-type="float">
            <text:p>1.3616195430026</text:p>
          </table:table-cell>
          <table:table-cell office:value-type="float" office:value="0.000017675084348134" calcext:value-type="float">
            <text:p>1.7675084348134E-05</text:p>
          </table:table-cell>
          <table:table-cell office:value-type="float" office:value="0.00000010496935762908" calcext:value-type="float">
            <text:p>1.0496935762908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8564" calcext:value-type="float">
            <text:p>-158.6723888564</text:p>
          </table:table-cell>
          <table:table-cell office:value-type="float" office:value="0.0000051097034940994" calcext:value-type="float">
            <text:p>5.1097034940994E-06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068955324" calcext:value-type="float">
            <text:p>1.3616068955324</text:p>
          </table:table-cell>
          <table:table-cell office:value-type="float" office:value="0.0000050900854526859" calcext:value-type="float">
            <text:p>5.0900854526859E-06</text:p>
          </table:table-cell>
          <table:table-cell office:value-type="float" office:value="0.000000035559232833504" calcext:value-type="float">
            <text:p>3.5559232833504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E-016" calcext:value-type="float">
            <text:p>-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9936" calcext:value-type="float">
            <text:p>-158.67239309936</text:p>
          </table:table-cell>
          <table:table-cell office:value-type="float" office:value="0.00000086675024135729" calcext:value-type="float">
            <text:p>8.6675024135729E-07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26525791" calcext:value-type="float">
            <text:p>1.3616026525791</text:p>
          </table:table-cell>
          <table:table-cell office:value-type="float" office:value="0.00000086712759195251" calcext:value-type="float">
            <text:p>8.6712759195251E-07</text:p>
          </table:table-cell>
          <table:table-cell office:value-type="float" office:value="0.0000000078229918286469" calcext:value-type="float">
            <text:p>7.822991828646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33" calcext:value-type="float">
            <text:p>-158.6723936833</text:p>
          </table:table-cell>
          <table:table-cell office:value-type="float" office:value="0.0000002828053027315" calcext:value-type="float">
            <text:p>2.828053027315E-07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20686342" calcext:value-type="float">
            <text:p>1.3616020686342</text:p>
          </table:table-cell>
          <table:table-cell office:value-type="float" office:value="0.00000028281491459836" calcext:value-type="float">
            <text:p>2.8281491459836E-07</text:p>
          </table:table-cell>
          <table:table-cell office:value-type="float" office:value="0.0000000028947576283455" calcext:value-type="float">
            <text:p>2.8947576283455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947" calcext:value-type="float">
            <text:p>-158.67239386947</text:p>
          </table:table-cell>
          <table:table-cell office:value-type="float" office:value="0.000000096634408919272" calcext:value-type="float">
            <text:p>9.6634408919272E-08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18824633" calcext:value-type="float">
            <text:p>1.3616018824633</text:p>
          </table:table-cell>
          <table:table-cell office:value-type="float" office:value="0.00000009663429167972" calcext:value-type="float">
            <text:p>9.663429167972E-08</text:p>
          </table:table-cell>
          <table:table-cell office:value-type="float" office:value="0.000000001103524545989" calcext:value-type="float">
            <text:p>1.10352454598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5E-015" calcext:value-type="float">
            <text:p>-9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516" calcext:value-type="float">
            <text:p>-158.67239394516</text:p>
          </table:table-cell>
          <table:table-cell office:value-type="float" office:value="0.000000020942735545759" calcext:value-type="float">
            <text:p>2.094273554575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067716" calcext:value-type="float">
            <text:p>1.3616018067716</text:p>
          </table:table-cell>
          <table:table-cell office:value-type="float" office:value="0.000000020942677814162" calcext:value-type="float">
            <text:p>2.0942677814162E-08</text:p>
          </table:table-cell>
          <table:table-cell office:value-type="float" office:value="0.00000000027253718290161" calcext:value-type="float">
            <text:p>2.7253718290161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816" calcext:value-type="float">
            <text:p>-158.67239395816</text:p>
          </table:table-cell>
          <table:table-cell office:value-type="float" office:value="0.0000000079486426329822" calcext:value-type="float">
            <text:p>7.948642632982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37775" calcext:value-type="float">
            <text:p>1.3616017937775</text:p>
          </table:table-cell>
          <table:table-cell office:value-type="float" office:value="0.0000000079486102144699" calcext:value-type="float">
            <text:p>7.9486102144699E-09</text:p>
          </table:table-cell>
          <table:table-cell office:value-type="float" office:value="0.00000000011038948823356" calcext:value-type="float">
            <text:p>1.103894882335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97" calcext:value-type="float">
            <text:p>-158.67239396297</text:p>
          </table:table-cell>
          <table:table-cell office:value-type="float" office:value="0.000000003132498704872" calcext:value-type="float">
            <text:p>3.13249870487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9614" calcext:value-type="float">
            <text:p>1.3616017889614</text:p>
          </table:table-cell>
          <table:table-cell office:value-type="float" office:value="0.0000000031324505211927" calcext:value-type="float">
            <text:p>3.1324505211927E-09</text:p>
          </table:table-cell>
          <table:table-cell office:value-type="float" office:value="0.000000000045699526886011" calcext:value-type="float">
            <text:p>4.569952688601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3" calcext:value-type="float">
            <text:p>-158.67239396483</text:p>
          </table:table-cell>
          <table:table-cell office:value-type="float" office:value="0.0000000012788632375305" calcext:value-type="float">
            <text:p>1.2788632375305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1077" calcext:value-type="float">
            <text:p>1.3616017871077</text:p>
          </table:table-cell>
          <table:table-cell office:value-type="float" office:value="0.0000000012788212711001" calcext:value-type="float">
            <text:p>1.2788212711001E-09</text:p>
          </table:table-cell>
          <table:table-cell office:value-type="float" office:value="0.000000000019333846798109" calcext:value-type="float">
            <text:p>1.9333846798109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5" calcext:value-type="float">
            <text:p>-158.67239396575</text:p>
          </table:table-cell>
          <table:table-cell office:value-type="float" office:value="0.00000000035478819881973" calcext:value-type="float">
            <text:p>3.5478819881973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61837" calcext:value-type="float">
            <text:p>1.3616017861837</text:p>
          </table:table-cell>
          <table:table-cell office:value-type="float" office:value="0.00000000035474112536349" calcext:value-type="float">
            <text:p>3.5474112536349E-10</text:p>
          </table:table-cell>
          <table:table-cell office:value-type="float" office:value="0.0000000000055414973276514" calcext:value-type="float">
            <text:p>5.5414973276514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2" calcext:value-type="float">
            <text:p>4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5" calcext:value-type="float">
            <text:p>-158.67239396595</text:p>
          </table:table-cell>
          <table:table-cell office:value-type="float" office:value="0.00000000015677414921811" calcext:value-type="float">
            <text:p>1.5677414921811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857" calcext:value-type="float">
            <text:p>1.3616017859857</text:p>
          </table:table-cell>
          <table:table-cell office:value-type="float" office:value="0.00000000015675882814037" calcext:value-type="float">
            <text:p>1.5675882814037E-10</text:p>
          </table:table-cell>
          <table:table-cell office:value-type="float" office:value="0.0000000000024752363528036" calcext:value-type="float">
            <text:p>2.4752363528036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8" calcext:value-type="float">
            <text:p>1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4" calcext:value-type="float">
            <text:p>-158.67239396604</text:p>
          </table:table-cell>
          <table:table-cell office:value-type="float" office:value="0.000000000071281647251453" calcext:value-type="float">
            <text:p>7.1281647251453E-11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002" calcext:value-type="float">
            <text:p>1.3616017859002</text:p>
          </table:table-cell>
          <table:table-cell office:value-type="float" office:value="0.000000000071286310188157" calcext:value-type="float">
            <text:p>7.1286310188157E-11</text:p>
          </table:table-cell>
          <table:table-cell office:value-type="float" office:value="0.0000000000011301009366049" calcext:value-type="float">
            <text:p>1.1301009366049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5205919" calcext:value-type="float">
            <text:p>-158.67215205919</text:p>
          </table:table-cell>
          <table:table-cell office:value-type="float" office:value="0.00024190691317472" calcext:value-type="float">
            <text:p>0.000241906913175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1257520736" calcext:value-type="float">
            <text:p>8.1591257520736</text:p>
          </table:table-cell>
          <table:table-cell office:value-type="float" office:value="0.00019862622910871" calcext:value-type="float">
            <text:p>0.000198626229109</text:p>
          </table:table-cell>
          <table:table-cell office:value-type="float" office:value="0.00000047837331861652" calcext:value-type="float">
            <text:p>4.7837331861652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474992" calcext:value-type="float">
            <text:p>-158.67233474992</text:p>
          </table:table-cell>
          <table:table-cell office:value-type="float" office:value="0.000059216188418532" calcext:value-type="float">
            <text:p>5.9216188418532E-05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430613489" calcext:value-type="float">
            <text:p>8.1589430613489</text:p>
          </table:table-cell>
          <table:table-cell office:value-type="float" office:value="0.000059987504021919" calcext:value-type="float">
            <text:p>5.9987504021919E-05</text:p>
          </table:table-cell>
          <table:table-cell office:value-type="float" office:value="0.00000018713759725746" calcext:value-type="float">
            <text:p>1.871375972574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8" calcext:value-type="float">
            <text:p>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765966" calcext:value-type="float">
            <text:p>-158.67237765966</text:p>
          </table:table-cell>
          <table:table-cell office:value-type="float" office:value="0.000016306450788761" calcext:value-type="float">
            <text:p>1.6306450788761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001516113" calcext:value-type="float">
            <text:p>8.1589001516113</text:p>
          </table:table-cell>
          <table:table-cell office:value-type="float" office:value="0.000016318631820056" calcext:value-type="float">
            <text:p>1.6318631820056E-05</text:p>
          </table:table-cell>
          <table:table-cell office:value-type="float" office:value="0.000000051522396537816" calcext:value-type="float">
            <text:p>5.1522396537816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7469" calcext:value-type="float">
            <text:p>-158.67238937469</text:p>
          </table:table-cell>
          <table:table-cell office:value-type="float" office:value="0.0000045914122210888" calcext:value-type="float">
            <text:p>4.5914122210888E-06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884365727" calcext:value-type="float">
            <text:p>8.1588884365727</text:p>
          </table:table-cell>
          <table:table-cell office:value-type="float" office:value="0.0000045895760596437" calcext:value-type="float">
            <text:p>4.5895760596437E-06</text:p>
          </table:table-cell>
          <table:table-cell office:value-type="float" office:value="0.000000014131550930889" calcext:value-type="float">
            <text:p>1.4131550930889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5997" calcext:value-type="float">
            <text:p>-158.67239195997</text:p>
          </table:table-cell>
          <table:table-cell office:value-type="float" office:value="0.0000020061399652604" calcext:value-type="float">
            <text:p>2.0061399652604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58513004" calcext:value-type="float">
            <text:p>8.1588858513004</text:p>
          </table:table-cell>
          <table:table-cell office:value-type="float" office:value="0.0000020062199403981" calcext:value-type="float">
            <text:p>2.0062199403981E-06</text:p>
          </table:table-cell>
          <table:table-cell office:value-type="float" office:value="0.0000000060156410766568" calcext:value-type="float">
            <text:p>6.015641076656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4" calcext:value-type="float">
            <text:p>-3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6953" calcext:value-type="float">
            <text:p>-158.67239336953</text:p>
          </table:table-cell>
          <table:table-cell office:value-type="float" office:value="0.00000059657756423803" calcext:value-type="float">
            <text:p>5.9657756423803E-07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4441738" calcext:value-type="float">
            <text:p>8.158884441738</text:p>
          </table:table-cell>
          <table:table-cell office:value-type="float" office:value="0.00000059657759265974" calcext:value-type="float">
            <text:p>5.9657759265974E-07</text:p>
          </table:table-cell>
          <table:table-cell office:value-type="float" office:value="0.000000001705501204296" calcext:value-type="float">
            <text:p>1.705501204296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8193" calcext:value-type="float">
            <text:p>-158.67239378193</text:p>
          </table:table-cell>
          <table:table-cell office:value-type="float" office:value="0.0000001841780488121" calcext:value-type="float">
            <text:p>1.8417804881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293385" calcext:value-type="float">
            <text:p>8.1588840293385</text:p>
          </table:table-cell>
          <table:table-cell office:value-type="float" office:value="0.00000018417770952794" calcext:value-type="float">
            <text:p>1.8417770952794E-07</text:p>
          </table:table-cell>
          <table:table-cell office:value-type="float" office:value="0.00000000050053341954528" calcext:value-type="float">
            <text:p>5.005334195452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691" calcext:value-type="float">
            <text:p>-158.67239390691</text:p>
          </table:table-cell>
          <table:table-cell office:value-type="float" office:value="0.000000059194121604378" calcext:value-type="float">
            <text:p>5.9194121604378E-08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39043546" calcext:value-type="float">
            <text:p>8.1588839043546</text:p>
          </table:table-cell>
          <table:table-cell office:value-type="float" office:value="0.000000059193697055093" calcext:value-type="float">
            <text:p>5.9193697055093E-08</text:p>
          </table:table-cell>
          <table:table-cell office:value-type="float" office:value="0.00000000015291273477444" calcext:value-type="float">
            <text:p>1.5291273477444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628" calcext:value-type="float">
            <text:p>-158.67239394628</text:p>
          </table:table-cell>
          <table:table-cell office:value-type="float" office:value="0.00000001983144670703" calcext:value-type="float">
            <text:p>1.983144670703E-08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8649919" calcext:value-type="float">
            <text:p>8.1588838649919</text:p>
          </table:table-cell>
          <table:table-cell office:value-type="float" office:value="0.000000019830965314327" calcext:value-type="float">
            <text:p>1.9830965314327E-08</text:p>
          </table:table-cell>
          <table:table-cell office:value-type="float" office:value="0.000000000048748927117138" calcext:value-type="float">
            <text:p>4.874892711713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918" calcext:value-type="float">
            <text:p>-158.67239395918</text:p>
          </table:table-cell>
          <table:table-cell office:value-type="float" office:value="0.0000000069261147928046" calcext:value-type="float">
            <text:p>6.9261147928046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20866" calcext:value-type="float">
            <text:p>8.1588838520866</text:p>
          </table:table-cell>
          <table:table-cell office:value-type="float" office:value="0.0000000069258021540008" calcext:value-type="float">
            <text:p>6.9258021540008E-09</text:p>
          </table:table-cell>
          <table:table-cell office:value-type="float" office:value="0.000000000016224461082077" calcext:value-type="float">
            <text:p>1.6224461082077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77" calcext:value-type="float">
            <text:p>-7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59" calcext:value-type="float">
            <text:p>-158.67239396259</text:p>
          </table:table-cell>
          <table:table-cell office:value-type="float" office:value="0.0000000035135769849148" calcext:value-type="float">
            <text:p>3.513576984914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8674" calcext:value-type="float">
            <text:p>8.158883848674</text:p>
          </table:table-cell>
          <table:table-cell office:value-type="float" office:value="0.0000000035132714515385" calcext:value-type="float">
            <text:p>3.5132714515385E-09</text:p>
          </table:table-cell>
          <table:table-cell office:value-type="float" office:value="0.0000000000079775183814951" calcext:value-type="float">
            <text:p>7.9775183814951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9" calcext:value-type="float">
            <text:p>-158.67239396479</text:p>
          </table:table-cell>
          <table:table-cell office:value-type="float" office:value="0.0000000013124292763678" calcext:value-type="float">
            <text:p>1.312429276367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64729" calcext:value-type="float">
            <text:p>8.1588838464729</text:p>
          </table:table-cell>
          <table:table-cell office:value-type="float" office:value="0.0000000013120935449251" calcext:value-type="float">
            <text:p>1.3120935449251E-09</text:p>
          </table:table-cell>
          <table:table-cell office:value-type="float" office:value="0.0000000000028480504097339" calcext:value-type="float">
            <text:p>2.8480504097339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2" calcext:value-type="float">
            <text:p>-6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931703299284" calcext:value-type="float">
            <text:p>5.0931703299284E-10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456698" calcext:value-type="float">
            <text:p>8.1588838456698</text:p>
          </table:table-cell>
          <table:table-cell office:value-type="float" office:value="0.00000000050915538452045" calcext:value-type="float">
            <text:p>5.0915538452045E-10</text:p>
          </table:table-cell>
          <table:table-cell office:value-type="float" office:value="0.000000000001064013457221" calcext:value-type="float">
            <text:p>1.06401345722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88111952" calcext:value-type="float">
            <text:p>-158.67088111952</text:p>
          </table:table-cell>
          <table:table-cell office:value-type="float" office:value="0.0015128465865928" calcext:value-type="float">
            <text:p>0.00151284658659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114991782" calcext:value-type="float">
            <text:p>23.904114991782</text:p>
          </table:table-cell>
          <table:table-cell office:value-type="float" office:value="0.001450013775699" calcext:value-type="float">
            <text:p>0.001450013775699</text:p>
          </table:table-cell>
          <table:table-cell office:value-type="float" office:value="0.00000091969340953926" calcext:value-type="float">
            <text:p>9.1969340953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8728785" calcext:value-type="float">
            <text:p>-158.67208728785</text:p>
          </table:table-cell>
          <table:table-cell office:value-type="float" office:value="0.00030667825575392" calcext:value-type="float">
            <text:p>0.000306678255754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2908823451" calcext:value-type="float">
            <text:p>23.902908823451</text:p>
          </table:table-cell>
          <table:table-cell office:value-type="float" office:value="0.00030620589915031" calcext:value-type="float">
            <text:p>0.00030620589915</text:p>
          </table:table-cell>
          <table:table-cell office:value-type="float" office:value="0.00000017569578190925" calcext:value-type="float">
            <text:p>1.7569578190925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993221" calcext:value-type="float">
            <text:p>-158.6722993221</text:p>
          </table:table-cell>
          <table:table-cell office:value-type="float" office:value="0.00009464400866932" calcext:value-type="float">
            <text:p>9.464400866932E-0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696789204" calcext:value-type="float">
            <text:p>23.902696789204</text:p>
          </table:table-cell>
          <table:table-cell office:value-type="float" office:value="0.000094778422603525" calcext:value-type="float">
            <text:p>9.4778422603525E-05</text:p>
          </table:table-cell>
          <table:table-cell office:value-type="float" office:value="0.000000051279427202096" calcext:value-type="float">
            <text:p>5.127942720209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370044" calcext:value-type="float">
            <text:p>-158.67237370044</text:p>
          </table:table-cell>
          <table:table-cell office:value-type="float" office:value="0.000020265665739316" calcext:value-type="float">
            <text:p>2.026566573931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22410861" calcext:value-type="float">
            <text:p>23.902622410861</text:p>
          </table:table-cell>
          <table:table-cell office:value-type="float" office:value="0.000020262153988426" calcext:value-type="float">
            <text:p>2.0262153988426E-05</text:p>
          </table:table-cell>
          <table:table-cell office:value-type="float" office:value="0.000000010409550584386" calcext:value-type="float">
            <text:p>1.040955058438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40105" calcext:value-type="float">
            <text:p>-158.67238740105</text:p>
          </table:table-cell>
          <table:table-cell office:value-type="float" office:value="0.0000065650551732688" calcext:value-type="float">
            <text:p>6.5650551732688E-06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08710251" calcext:value-type="float">
            <text:p>23.902608710251</text:p>
          </table:table-cell>
          <table:table-cell office:value-type="float" office:value="0.0000065650441563037" calcext:value-type="float">
            <text:p>6.5650441563037E-06</text:p>
          </table:table-cell>
          <table:table-cell office:value-type="float" office:value="0.0000000033209797326636" calcext:value-type="float">
            <text:p>3.3209797326636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6739" calcext:value-type="float">
            <text:p>-158.67239176739</text:p>
          </table:table-cell>
          <table:table-cell office:value-type="float" office:value="0.0000021987224556597" calcext:value-type="float">
            <text:p>2.1987224556597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343918" calcext:value-type="float">
            <text:p>23.902604343918</text:p>
          </table:table-cell>
          <table:table-cell office:value-type="float" office:value="0.0000021987217060371" calcext:value-type="float">
            <text:p>2.1987217060371E-06</text:p>
          </table:table-cell>
          <table:table-cell office:value-type="float" office:value="0.0000000011122868209255" calcext:value-type="float">
            <text:p>1.1122868209255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5" calcext:value-type="float">
            <text:p>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2488" calcext:value-type="float">
            <text:p>-158.67239342488</text:p>
          </table:table-cell>
          <table:table-cell office:value-type="float" office:value="0.00000054122739356899" calcext:value-type="float">
            <text:p>5.412273935689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686423" calcext:value-type="float">
            <text:p>23.902602686423</text:p>
          </table:table-cell>
          <table:table-cell office:value-type="float" office:value="0.0000005412263845983" calcext:value-type="float">
            <text:p>5.412263845983E-07</text:p>
          </table:table-cell>
          <table:table-cell office:value-type="float" office:value="0.00000000027924472152764" calcext:value-type="float">
            <text:p>2.7924472152764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7" calcext:value-type="float">
            <text:p>-6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6851" calcext:value-type="float">
            <text:p>-158.67239376851</text:p>
          </table:table-cell>
          <table:table-cell office:value-type="float" office:value="0.00000019759681890719" calcext:value-type="float">
            <text:p>1.975968189071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342792" calcext:value-type="float">
            <text:p>23.902602342792</text:p>
          </table:table-cell>
          <table:table-cell office:value-type="float" office:value="0.00000019759566427524" calcext:value-type="float">
            <text:p>1.9759566427524E-07</text:p>
          </table:table-cell>
          <table:table-cell office:value-type="float" office:value="0.0000000001044949005709" calcext:value-type="float">
            <text:p>1.044949005709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17" calcext:value-type="float">
            <text:p>-1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124" calcext:value-type="float">
            <text:p>-158.67239389124</text:p>
          </table:table-cell>
          <table:table-cell office:value-type="float" office:value="0.000000074866903787552" calcext:value-type="float">
            <text:p>7.4866903787552E-08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20062" calcext:value-type="float">
            <text:p>23.902602220062</text:p>
          </table:table-cell>
          <table:table-cell office:value-type="float" office:value="0.000000074865688759473" calcext:value-type="float">
            <text:p>7.4865688759473E-08</text:p>
          </table:table-cell>
          <table:table-cell office:value-type="float" office:value="0.000000000040751945577861" calcext:value-type="float">
            <text:p>4.0751945577861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.4E-015" calcext:value-type="float">
            <text:p>-3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4" calcext:value-type="float">
            <text:p>-158.6723939444</text:p>
          </table:table-cell>
          <table:table-cell office:value-type="float" office:value="0.000000021703726815758" calcext:value-type="float">
            <text:p>2.1703726815758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899" calcext:value-type="float">
            <text:p>23.902602166899</text:p>
          </table:table-cell>
          <table:table-cell office:value-type="float" office:value="0.000000021703161934283" calcext:value-type="float">
            <text:p>2.1703161934283E-08</text:p>
          </table:table-cell>
          <table:table-cell office:value-type="float" office:value="0.000000000012293942818853" calcext:value-type="float">
            <text:p>1.2293942818853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18" calcext:value-type="float">
            <text:p>-158.67239395718</text:p>
          </table:table-cell>
          <table:table-cell office:value-type="float" office:value="0.0000000089235356881545" calcext:value-type="float">
            <text:p>8.9235356881545E-09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154119" calcext:value-type="float">
            <text:p>23.902602154119</text:p>
          </table:table-cell>
          <table:table-cell office:value-type="float" office:value="0.0000000089222886856533" calcext:value-type="float">
            <text:p>8.9222886856533E-09</text:p>
          </table:table-cell>
          <table:table-cell office:value-type="float" office:value="0.0000000000052011058365789" calcext:value-type="float">
            <text:p>5.2011058365789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32" calcext:value-type="float">
            <text:p>-158.67239396232</text:p>
          </table:table-cell>
          <table:table-cell office:value-type="float" office:value="0.000000003791399194597" calcext:value-type="float">
            <text:p>3.791399194597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8987" calcext:value-type="float">
            <text:p>23.902602148987</text:p>
          </table:table-cell>
          <table:table-cell office:value-type="float" office:value="0.0000000037905003580363" calcext:value-type="float">
            <text:p>3.7905003580363E-09</text:p>
          </table:table-cell>
          <table:table-cell office:value-type="float" office:value="0.0000000000022769446317877" calcext:value-type="float">
            <text:p>2.2769446317877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8" calcext:value-type="float">
            <text:p>-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4" calcext:value-type="float">
            <text:p>-158.67239396484</text:p>
          </table:table-cell>
          <table:table-cell office:value-type="float" office:value="0.0000000012695409168373" calcext:value-type="float">
            <text:p>1.2695409168373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6465" calcext:value-type="float">
            <text:p>23.902602146465</text:p>
          </table:table-cell>
          <table:table-cell office:value-type="float" office:value="0.0000000012688055051058" calcext:value-type="float">
            <text:p>1.2688055051058E-09</text:p>
          </table:table-cell>
          <table:table-cell office:value-type="float" office:value="0.00000000000084122799939085" calcext:value-type="float">
            <text:p>8.4122799939085E-13</text:p>
          </table:table-cell>
        </table:table-row>
      </table:table>
      <table:table table:name="Small Graphs" table:style-name="ta1">
        <table:shapes>
          <draw:frame draw:z-index="0" draw:style-name="gr1" draw:text-style-name="P1" svg:width="613.87pt" svg:height="345.29pt" svg:x="128.01pt" svg:y="89.63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92.47pt" svg:height="333.52pt" svg:x="135.33pt" svg:y="520.36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562.99pt" svg:height="316.66pt" svg:x="799.23pt" svg:y="89.63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833.58pt" svg:y="596.89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06.39pt" svg:height="341.06pt" svg:x="832.03pt" svg:y="93.4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638.02pt" svg:height="358.87pt" svg:x="128.01pt" svg:y="76.05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31.45pt" svg:height="355.46pt" svg:x="128.3pt" svg:y="498.42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639.44pt" svg:height="359.97pt" svg:x="128.3pt" svg:y="493.17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8" draw:style-name="gr1" draw:text-style-name="P1" svg:width="638.59pt" svg:height="359.18pt" svg:x="832.03pt" svg:y="75.74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637.91pt" svg:height="358.81pt" svg:x="833.58pt" svg:y="493.17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453.46pt" svg:height="255.23pt" svg:x="1536.8pt" svg:y="178.44pt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1" draw:style-name="gr1" draw:text-style-name="P1" svg:width="453.46pt" svg:height="255.26pt" svg:x="1600.81pt" svg:y="592.58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2" draw:style-name="gr1" draw:text-style-name="P1" svg:width="648.79pt" svg:height="365.22pt" svg:x="1536.8pt" svg:y="485.63pt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3" draw:style-name="gr1" draw:text-style-name="P1" svg:width="638.42pt" svg:height="359.35pt" svg:x="1536.8pt" svg:y="74.32pt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ig Run Info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erature <text:s text:c="10"/>80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ilibration steps <text:s text:c="2"/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s <text:s text:c="16"/>2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#steps <text:s text:c="16"/>4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quilibration steps <text:s text:c="2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teps <text:s text:c="16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nfold 2 2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ish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2 <text:s text:c="8"/>1 <text:s text:c="5"/>4096 <text:s text:c="4"/>10000 <text:s text:c="2"/>1.0000000E-03 <text:s text:c="2"/>1.000000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7"/>45.1216012000 <text:s text:c="7"/>0.0000000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6"/>45.1216012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7"/>0.0000000000 <text:s text:c="6"/>45.1216012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11.40494176 <text:s text:c="7"/>-11.13643634 <text:s text:c="7"/>-11.24860568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4.963573702 <text:s text:c="8"/>1.130320310 <text:s text:c="7"/>-7.272943404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5"/>3008.623525 <text:s text:c="7"/>-1012.959042 <text:s text:c="7"/>-824.2475732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2 <text:s text:c="43"/></text:p>
          </table:table-cell>
        </table:table-row>
      </table:table>
      <table:table table:name="Big FD order 12" table:style-name="ta1">
        <table:shapes>
          <draw:frame draw:z-index="0" draw:style-name="gr1" draw:text-style-name="P1" svg:width="453.51pt" svg:height="255.09pt" svg:x="989.35pt" svg:y="37.45pt">
            <draw:object draw:notify-on-update-of-ranges="'Big FD order 12'.G4:'Big FD order 12'.G16 'Big FD order 12'.C4:'Big FD order 12'.C4 'Big FD order 12'.O4:'Big FD order 12'.O16 'Big FD order 12'.G18:'Big FD order 12'.G30 'Big FD order 12'.C18:'Big FD order 12'.C18 'Big FD order 12'.O18:'Big FD order 12'.O30 'Big FD order 12'.G32:'Big FD order 12'.G43 'Big FD order 12'.C32:'Big FD order 12'.C32 'Big FD order 12'.O32:'Big FD order 12'.O43 'Big FD order 12'.G45:'Big FD order 12'.G47 'Big FD order 12'.C45:'Big FD order 12'.C45 'Big FD order 12'.O45:'Big FD order 12'.O4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453.51pt" svg:height="255.09pt" svg:x="970.64pt" svg:y="311.53pt">
            <draw:object draw:notify-on-update-of-ranges="'Big FD order 12'.C4:'Big FD order 12'.C4 'Big FD order 12'.N4:'Big FD order 12'.N16 'Big FD order 12'.G4:'Big FD order 12'.G16 'Big FD order 12'.C18:'Big FD order 12'.C18 'Big FD order 12'.N18:'Big FD order 12'.N30 'Big FD order 12'.G18:'Big FD order 12'.G30 'Big FD order 12'.C32:'Big FD order 12'.C32 'Big FD order 12'.N32:'Big FD order 12'.N43 'Big FD order 12'.G32:'Big FD order 12'.G43 'Big FD order 12'.C45:'Big FD order 12'.C45 'Big FD order 12'.N45:'Big FD order 12'.N47 'Big FD order 12'.G45:'Big FD order 12'.G47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369.6853001467" calcext:value-type="float">
            <text:p>-1369.6853001467</text:p>
          </table:table-cell>
          <table:table-cell office:value-type="float" office:value="99.9340871837" calcext:value-type="float">
            <text:p>99.9340871837</text:p>
          </table:table-cell>
          <table:table-cell office:value-type="float" office:value="1.5124237373321" calcext:value-type="float">
            <text:p>1.5124237373321</text:p>
          </table:table-cell>
          <table:table-cell office:value-type="float" office:value="-98.421691087715" calcext:value-type="float">
            <text:p>-98.421691087715</text:p>
          </table:table-cell>
          <table:table-cell office:value-type="float" office:value="99.934114825047" calcext:value-type="float">
            <text:p>99.934114825047</text:p>
          </table:table-cell>
          <table:table-cell office:value-type="float" office:value="0.85958573372356" calcext:value-type="float">
            <text:p>0.85958573372356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13" calcext:value-type="float">
            <text:p>-1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138003" calcext:value-type="float">
            <text:p>-1269.7506138003</text:p>
          </table:table-cell>
          <table:table-cell office:value-type="float" office:value="0.00059916271106886" calcext:value-type="float">
            <text:p>0.000599162711069</text:p>
          </table:table-cell>
          <table:table-cell office:value-type="float" office:value="1.5123813844633" calcext:value-type="float">
            <text:p>1.5123813844633</text:p>
          </table:table-cell>
          <table:table-cell office:value-type="float" office:value="1.5129952586955" calcext:value-type="float">
            <text:p>1.5129952586955</text:p>
          </table:table-cell>
          <table:table-cell office:value-type="float" office:value="0.00061387423220527" calcext:value-type="float">
            <text:p>0.000613874232205</text:p>
          </table:table-cell>
          <table:table-cell office:value-type="float" office:value="0.00000015744777819696" calcext:value-type="float">
            <text:p>1.5744777819696E-07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2892" calcext:value-type="float">
            <text:p>1.289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0012" calcext:value-type="float">
            <text:p>-1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498555" calcext:value-type="float">
            <text:p>-1269.7509498555</text:p>
          </table:table-cell>
          <table:table-cell office:value-type="float" office:value="0.00026310745374758" calcext:value-type="float">
            <text:p>0.000263107453748</text:p>
          </table:table-cell>
          <table:table-cell office:value-type="float" office:value="1.5123961198741" calcext:value-type="float">
            <text:p>1.5123961198741</text:p>
          </table:table-cell>
          <table:table-cell office:value-type="float" office:value="1.5126592034384" calcext:value-type="float">
            <text:p>1.5126592034384</text:p>
          </table:table-cell>
          <table:table-cell office:value-type="float" office:value="0.00026308356431715" calcext:value-type="float">
            <text:p>0.000263083564317</text:p>
          </table:table-cell>
          <table:table-cell office:value-type="float" office:value="0.000000065635285804193" calcext:value-type="float">
            <text:p>6.5635285804193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157" calcext:value-type="float">
            <text:p>1.1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E-015" calcext:value-type="float">
            <text:p>-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22326" calcext:value-type="float">
            <text:p>-1269.751122326</text:p>
          </table:table-cell>
          <table:table-cell office:value-type="float" office:value="0.000090637001903815" calcext:value-type="float">
            <text:p>9.0637001903815E-05</text:p>
          </table:table-cell>
          <table:table-cell office:value-type="float" office:value="1.5123960962886" calcext:value-type="float">
            <text:p>1.5123960962886</text:p>
          </table:table-cell>
          <table:table-cell office:value-type="float" office:value="1.5124867329861" calcext:value-type="float">
            <text:p>1.5124867329861</text:p>
          </table:table-cell>
          <table:table-cell office:value-type="float" office:value="0.000090636697489321" calcext:value-type="float">
            <text:p>9.0636697489321E-05</text:p>
          </table:table-cell>
          <table:table-cell office:value-type="float" office:value="0.000000021409619523851" calcext:value-type="float">
            <text:p>2.1409619523851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8.9E-015" calcext:value-type="float">
            <text:p>-8.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702271" calcext:value-type="float">
            <text:p>-1269.7511702271</text:p>
          </table:table-cell>
          <table:table-cell office:value-type="float" office:value="0.000042735918668768" calcext:value-type="float">
            <text:p>4.2735918668768E-05</text:p>
          </table:table-cell>
          <table:table-cell office:value-type="float" office:value="1.512396095991" calcext:value-type="float">
            <text:p>1.512396095991</text:p>
          </table:table-cell>
          <table:table-cell office:value-type="float" office:value="1.512438831903" calcext:value-type="float">
            <text:p>1.512438831903</text:p>
          </table:table-cell>
          <table:table-cell office:value-type="float" office:value="0.000042735911989" calcext:value-type="float">
            <text:p>4.2735911989E-05</text:p>
          </table:table-cell>
          <table:table-cell office:value-type="float" office:value="0.000000009678463726617" calcext:value-type="float">
            <text:p>9.678463726617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E-015" calcext:value-type="float">
            <text:p>8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63502" calcext:value-type="float">
            <text:p>-1269.7511963502</text:p>
          </table:table-cell>
          <table:table-cell office:value-type="float" office:value="0.000016612762692603" calcext:value-type="float">
            <text:p>1.6612762692603E-05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412708747" calcext:value-type="float">
            <text:p>1.512412708747</text:p>
          </table:table-cell>
          <table:table-cell office:value-type="float" office:value="0.000016612762635093" calcext:value-type="float">
            <text:p>1.6612762635093E-05</text:p>
          </table:table-cell>
          <table:table-cell office:value-type="float" office:value="0.0000000035509086022814" calcext:value-type="float">
            <text:p>3.5509086022814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208" calcext:value-type="float">
            <text:p>0.92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44541" calcext:value-type="float">
            <text:p>-1269.7512044541</text:p>
          </table:table-cell>
          <table:table-cell office:value-type="float" office:value="0.0000085088847754378" calcext:value-type="float">
            <text:p>8.5088847754378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4046048691" calcext:value-type="float">
            <text:p>1.5124046048691</text:p>
          </table:table-cell>
          <table:table-cell office:value-type="float" office:value="0.0000085088846286663" calcext:value-type="float">
            <text:p>8.5088846286663E-06</text:p>
          </table:table-cell>
          <table:table-cell office:value-type="float" office:value="0.0000000017395572808303" calcext:value-type="float">
            <text:p>1.7395572808303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514" calcext:value-type="float">
            <text:p>0.85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93047" calcext:value-type="float">
            <text:p>-1269.7512093047</text:p>
          </table:table-cell>
          <table:table-cell office:value-type="float" office:value="0.0000036582855500455" calcext:value-type="float">
            <text:p>3.6582855500455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97542701" calcext:value-type="float">
            <text:p>1.5123997542701</text:p>
          </table:table-cell>
          <table:table-cell office:value-type="float" office:value="0.000003658285646857" calcext:value-type="float">
            <text:p>3.658285646857E-06</text:p>
          </table:table-cell>
          <table:table-cell office:value-type="float" office:value="0.00000000070401735149501" calcext:value-type="float">
            <text:p>7.0401735149501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9.3E-015" calcext:value-type="float">
            <text:p>-9.3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9555" calcext:value-type="float">
            <text:p>-1269.7512109555</text:p>
          </table:table-cell>
          <table:table-cell office:value-type="float" office:value="0.000002007492867051" calcext:value-type="float">
            <text:p>2.007492867051E-06</text:p>
          </table:table-cell>
          <table:table-cell office:value-type="float" office:value="1.5123960959845" calcext:value-type="float">
            <text:p>1.5123960959845</text:p>
          </table:table-cell>
          <table:table-cell office:value-type="float" office:value="1.5123981034772" calcext:value-type="float">
            <text:p>1.5123981034772</text:p>
          </table:table-cell>
          <table:table-cell office:value-type="float" office:value="0.0000020074926907476" calcext:value-type="float">
            <text:p>2.0074926907476E-06</text:p>
          </table:table-cell>
          <table:table-cell office:value-type="float" office:value="0.00000000036901458894967" calcext:value-type="float">
            <text:p>3.6901458894967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.6E-015" calcext:value-type="float">
            <text:p>-6.6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0243" calcext:value-type="float">
            <text:p>-1269.7512120243</text:p>
          </table:table-cell>
          <table:table-cell office:value-type="float" office:value="0.00000093870448836242" calcext:value-type="float">
            <text:p>9.3870448836242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70346887" calcext:value-type="float">
            <text:p>1.5123970346887</text:p>
          </table:table-cell>
          <table:table-cell office:value-type="float" office:value="0.00000093870427053666" calcext:value-type="float">
            <text:p>9.3870427053666E-07</text:p>
          </table:table-cell>
          <table:table-cell office:value-type="float" office:value="0.00000000016228073023601" calcext:value-type="float">
            <text:p>1.6228073023601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4173" calcext:value-type="float">
            <text:p>-1269.7512124173</text:p>
          </table:table-cell>
          <table:table-cell office:value-type="float" office:value="0.0000005456417966343" calcext:value-type="float">
            <text:p>5.456417966343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6416261" calcext:value-type="float">
            <text:p>1.5123966416261</text:p>
          </table:table-cell>
          <table:table-cell office:value-type="float" office:value="0.00000054564165097304" calcext:value-type="float">
            <text:p>5.4564165097304E-07</text:p>
          </table:table-cell>
          <table:table-cell office:value-type="float" office:value="0.000000000090094974767889" calcext:value-type="float">
            <text:p>9.0094974767889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735" calcext:value-type="float">
            <text:p>0.67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65" calcext:value-type="float">
            <text:p>6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893" calcext:value-type="float">
            <text:p>-1269.7512126893</text:p>
          </table:table-cell>
          <table:table-cell office:value-type="float" office:value="0.00000027372766453482" calcext:value-type="float">
            <text:p>2.7372766453482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369712" calcext:value-type="float">
            <text:p>1.512396369712</text:p>
          </table:table-cell>
          <table:table-cell office:value-type="float" office:value="0.00000027372758015787" calcext:value-type="float">
            <text:p>2.7372758015787E-07</text:p>
          </table:table-cell>
          <table:table-cell office:value-type="float" office:value="0.000000000042531725464672" calcext:value-type="float">
            <text:p>4.2531725464672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" calcext:value-type="float">
            <text:p>-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796" calcext:value-type="float">
            <text:p>-1269.751212796</text:p>
          </table:table-cell>
          <table:table-cell office:value-type="float" office:value="0.00000016699641491869" calcext:value-type="float">
            <text:p>1.6699641491869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2629809" calcext:value-type="float">
            <text:p>1.5123962629809</text:p>
          </table:table-cell>
          <table:table-cell office:value-type="float" office:value="0.00000016699642801932" calcext:value-type="float">
            <text:p>1.6699642801932E-07</text:p>
          </table:table-cell>
          <table:table-cell office:value-type="float" office:value="0.000000000024803959493735" calcext:value-type="float">
            <text:p>2.4803959493735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22" calcext:value-type="float">
            <text:p>-2.2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4592414" calcext:value-type="float">
            <text:p>-1269.744592414</text:p>
          </table:table-cell>
          <table:table-cell office:value-type="float" office:value="0.0066205490229549" calcext:value-type="float">
            <text:p>0.006620549022955</text:p>
          </table:table-cell>
          <table:table-cell office:value-type="float" office:value="11.856336113923" calcext:value-type="float">
            <text:p>11.856336113923</text:p>
          </table:table-cell>
          <table:table-cell office:value-type="float" office:value="11.862934307284" calcext:value-type="float">
            <text:p>11.862934307284</text:p>
          </table:table-cell>
          <table:table-cell office:value-type="float" office:value="0.0065981933607642" calcext:value-type="float">
            <text:p>0.006598193360764</text:p>
          </table:table-cell>
          <table:table-cell office:value-type="float" office:value="0.00000041671653654925" calcext:value-type="float">
            <text:p>4.1671653654925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3" calcext:value-type="float">
            <text:p>3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2321419" calcext:value-type="float">
            <text:p>-1269.7492321419</text:p>
          </table:table-cell>
          <table:table-cell office:value-type="float" office:value="0.0019808211247891" calcext:value-type="float">
            <text:p>0.001980821124789</text:p>
          </table:table-cell>
          <table:table-cell office:value-type="float" office:value="11.856314981895" calcext:value-type="float">
            <text:p>11.856314981895</text:p>
          </table:table-cell>
          <table:table-cell office:value-type="float" office:value="11.858294579386" calcext:value-type="float">
            <text:p>11.858294579386</text:p>
          </table:table-cell>
          <table:table-cell office:value-type="float" office:value="0.0019795974902337" calcext:value-type="float">
            <text:p>0.001979597490234</text:p>
          </table:table-cell>
          <table:table-cell office:value-type="float" office:value="0.00000012593493173074" calcext:value-type="float">
            <text:p>1.2593493173074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28" calcext:value-type="float">
            <text:p>2.8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4046903" calcext:value-type="float">
            <text:p>-1269.7504046903</text:p>
          </table:table-cell>
          <table:table-cell office:value-type="float" office:value="0.0008082727101737" calcext:value-type="float">
            <text:p>0.000808272710174</text:p>
          </table:table-cell>
          <table:table-cell office:value-type="float" office:value="11.85631387766" calcext:value-type="float">
            <text:p>11.85631387766</text:p>
          </table:table-cell>
          <table:table-cell office:value-type="float" office:value="11.857122030971" calcext:value-type="float">
            <text:p>11.857122030971</text:p>
          </table:table-cell>
          <table:table-cell office:value-type="float" office:value="0.00080815331114259" calcext:value-type="float">
            <text:p>0.000808153311143</text:p>
          </table:table-cell>
          <table:table-cell office:value-type="float" office:value="0.000000050953286628739" calcext:value-type="float">
            <text:p>5.0953286628739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13" calcext:value-type="float">
            <text:p>-1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288579" calcext:value-type="float">
            <text:p>-1269.7509288579</text:p>
          </table:table-cell>
          <table:table-cell office:value-type="float" office:value="0.00028410510208232" calcext:value-type="float">
            <text:p>0.000284105102082</text:p>
          </table:table-cell>
          <table:table-cell office:value-type="float" office:value="11.856313761273" calcext:value-type="float">
            <text:p>11.856313761273</text:p>
          </table:table-cell>
          <table:table-cell office:value-type="float" office:value="11.856597863363" calcext:value-type="float">
            <text:p>11.856597863363</text:p>
          </table:table-cell>
          <table:table-cell office:value-type="float" office:value="0.00028410208942553" calcext:value-type="float">
            <text:p>0.000284102089426</text:p>
          </table:table-cell>
          <table:table-cell office:value-type="float" office:value="0.000000017573780774414" calcext:value-type="float">
            <text:p>1.7573780774414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204" calcext:value-type="float">
            <text:p>0.82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6" calcext:value-type="float">
            <text:p>2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83147" calcext:value-type="float">
            <text:p>-1269.751083147</text:p>
          </table:table-cell>
          <table:table-cell office:value-type="float" office:value="0.00012981595432393" calcext:value-type="float">
            <text:p>0.000129815954324</text:p>
          </table:table-cell>
          <table:table-cell office:value-type="float" office:value="11.85631375831" calcext:value-type="float">
            <text:p>11.85631375831</text:p>
          </table:table-cell>
          <table:table-cell office:value-type="float" office:value="11.856443574215" calcext:value-type="float">
            <text:p>11.856443574215</text:p>
          </table:table-cell>
          <table:table-cell office:value-type="float" office:value="0.00012981590559846" calcext:value-type="float">
            <text:p>0.000129815905598</text:p>
          </table:table-cell>
          <table:table-cell office:value-type="float" office:value="0.0000000078545757557711" calcext:value-type="float">
            <text:p>7.8545757557711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9" calcext:value-type="float">
            <text:p>-2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12211" calcext:value-type="float">
            <text:p>-1269.7511612211</text:p>
          </table:table-cell>
          <table:table-cell office:value-type="float" office:value="0.000051741852075793" calcext:value-type="float">
            <text:p>5.1741852075793E-05</text:p>
          </table:table-cell>
          <table:table-cell office:value-type="float" office:value="11.856313758264" calcext:value-type="float">
            <text:p>11.856313758264</text:p>
          </table:table-cell>
          <table:table-cell office:value-type="float" office:value="11.856365500113" calcext:value-type="float">
            <text:p>11.856365500113</text:p>
          </table:table-cell>
          <table:table-cell office:value-type="float" office:value="0.000051741849368625" calcext:value-type="float">
            <text:p>5.1741849368625E-05</text:p>
          </table:table-cell>
          <table:table-cell office:value-type="float" office:value="0.000000003031987579257" calcext:value-type="float">
            <text:p>3.031987579257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10906" calcext:value-type="float">
            <text:p>-1269.7511910906</text:p>
          </table:table-cell>
          <table:table-cell office:value-type="float" office:value="0.000021872411252843" calcext:value-type="float">
            <text:p>2.1872411252843E-05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35630672" calcext:value-type="float">
            <text:p>11.856335630672</text:p>
          </table:table-cell>
          <table:table-cell office:value-type="float" office:value="0.000021872409986301" calcext:value-type="float">
            <text:p>2.1872409986301E-05</text:p>
          </table:table-cell>
          <table:table-cell office:value-type="float" office:value="0.0000000012364336360373" calcext:value-type="float">
            <text:p>1.2364336360373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539" calcext:value-type="float">
            <text:p>0.65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48" calcext:value-type="float">
            <text:p>4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15538" calcext:value-type="float">
            <text:p>-1269.7512015538</text:p>
          </table:table-cell>
          <table:table-cell office:value-type="float" office:value="0.000011409146736696" calcext:value-type="float">
            <text:p>1.1409146736696E-05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25167407" calcext:value-type="float">
            <text:p>11.856325167407</text:p>
          </table:table-cell>
          <table:table-cell office:value-type="float" office:value="0.000011409145306729" calcext:value-type="float">
            <text:p>1.1409145306729E-05</text:p>
          </table:table-cell>
          <table:table-cell office:value-type="float" office:value="0.0000000006252319781997" calcext:value-type="float">
            <text:p>6.252319781997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6" calcext:value-type="float">
            <text:p>-4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6839" calcext:value-type="float">
            <text:p>-1269.7512076839</text:p>
          </table:table-cell>
          <table:table-cell office:value-type="float" office:value="0.0000052791040161537" calcext:value-type="float">
            <text:p>5.2791040161537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9037365" calcext:value-type="float">
            <text:p>11.856319037365</text:p>
          </table:table-cell>
          <table:table-cell office:value-type="float" office:value="0.0000052791030427102" calcext:value-type="float">
            <text:p>5.2791030427102E-06</text:p>
          </table:table-cell>
          <table:table-cell office:value-type="float" office:value="0.00000000027764663054091" calcext:value-type="float">
            <text:p>2.776466305409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74" calcext:value-type="float">
            <text:p>-7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0228" calcext:value-type="float">
            <text:p>-1269.7512100228</text:p>
          </table:table-cell>
          <table:table-cell office:value-type="float" office:value="0.0000029401796837192" calcext:value-type="float">
            <text:p>2.9401796837192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6698441" calcext:value-type="float">
            <text:p>11.856316698441</text:p>
          </table:table-cell>
          <table:table-cell office:value-type="float" office:value="0.0000029401786836303" calcext:value-type="float">
            <text:p>2.9401786836303E-06</text:p>
          </table:table-cell>
          <table:table-cell office:value-type="float" office:value="0.00000000014941333948621" calcext:value-type="float">
            <text:p>1.494133394862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436" calcext:value-type="float">
            <text:p>0.54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28" calcext:value-type="float">
            <text:p>-2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4973" calcext:value-type="float">
            <text:p>-1269.7512114973</text:p>
          </table:table-cell>
          <table:table-cell office:value-type="float" office:value="0.0000014656720850326" calcext:value-type="float">
            <text:p>1.4656720850326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5223933" calcext:value-type="float">
            <text:p>11.856315223933</text:p>
          </table:table-cell>
          <table:table-cell office:value-type="float" office:value="0.0000014656709996785" calcext:value-type="float">
            <text:p>1.4656709996785E-06</text:p>
          </table:table-cell>
          <table:table-cell office:value-type="float" office:value="0.00000000007125515339015" calcext:value-type="float">
            <text:p>7.125515339015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186" calcext:value-type="float">
            <text:p>0.51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14" calcext:value-type="float">
            <text:p>1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1011" calcext:value-type="float">
            <text:p>-1269.7512121011</text:p>
          </table:table-cell>
          <table:table-cell office:value-type="float" office:value="0.00000086190311776591" calcext:value-type="float">
            <text:p>8.6190311776591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620164" calcext:value-type="float">
            <text:p>11.856314620164</text:p>
          </table:table-cell>
          <table:table-cell office:value-type="float" office:value="0.00000086190135561992" calcext:value-type="float">
            <text:p>8.6190135561992E-07</text:p>
          </table:table-cell>
          <table:table-cell office:value-type="float" office:value="0.000000000040411758637513" calcext:value-type="float">
            <text:p>4.0411758637513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11" calcext:value-type="float">
            <text:p>-1.1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5058" calcext:value-type="float">
            <text:p>-1269.7512125058</text:p>
          </table:table-cell>
          <table:table-cell office:value-type="float" office:value="0.00000045722254071734" calcext:value-type="float">
            <text:p>4.5722254071734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215484" calcext:value-type="float">
            <text:p>11.856314215484</text:p>
          </table:table-cell>
          <table:table-cell office:value-type="float" office:value="0.00000045722200248122" calcext:value-type="float">
            <text:p>4.5722200248122E-07</text:p>
          </table:table-cell>
          <table:table-cell office:value-type="float" office:value="0.000000000020475792364481" calcext:value-type="float">
            <text:p>2.0475792364481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8" calcext:value-type="float">
            <text:p>2.8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08641451" calcext:value-type="float">
            <text:p>-1269.7408641451</text:p>
          </table:table-cell>
          <table:table-cell office:value-type="float" office:value="0.010348817859722" calcext:value-type="float">
            <text:p>0.010348817859722</text:p>
          </table:table-cell>
          <table:table-cell office:value-type="float" office:value="66.813310529204" calcext:value-type="float">
            <text:p>66.813310529204</text:p>
          </table:table-cell>
          <table:table-cell office:value-type="float" office:value="66.823365322242" calcext:value-type="float">
            <text:p>66.823365322242</text:p>
          </table:table-cell>
          <table:table-cell office:value-type="float" office:value="0.010054793038194" calcext:value-type="float">
            <text:p>0.010054793038194</text:p>
          </table:table-cell>
          <table:table-cell office:value-type="float" office:value="0.00000035903631789981" calcext:value-type="float">
            <text:p>3.5903631789981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9" calcext:value-type="float">
            <text:p>8.9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72076597" calcext:value-type="float">
            <text:p>-1269.7472076597</text:p>
          </table:table-cell>
          <table:table-cell office:value-type="float" office:value="0.0040053033460481" calcext:value-type="float">
            <text:p>0.004005303346048</text:p>
          </table:table-cell>
          <table:table-cell office:value-type="float" office:value="66.813023968441" calcext:value-type="float">
            <text:p>66.813023968441</text:p>
          </table:table-cell>
          <table:table-cell office:value-type="float" office:value="66.817021807728" calcext:value-type="float">
            <text:p>66.817021807728</text:p>
          </table:table-cell>
          <table:table-cell office:value-type="float" office:value="0.0039978392877771" calcext:value-type="float">
            <text:p>0.003997839287777</text:p>
          </table:table-cell>
          <table:table-cell office:value-type="float" office:value="0.00000016158749173354" calcext:value-type="float">
            <text:p>1.6158749173354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916" calcext:value-type="float">
            <text:p>0.79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74" calcext:value-type="float">
            <text:p>-7.4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8147734" calcext:value-type="float">
            <text:p>-1269.7498147734</text:p>
          </table:table-cell>
          <table:table-cell office:value-type="float" office:value="0.0013981895524466" calcext:value-type="float">
            <text:p>0.001398189552447</text:p>
          </table:table-cell>
          <table:table-cell office:value-type="float" office:value="66.813016522578" calcext:value-type="float">
            <text:p>66.813016522578</text:p>
          </table:table-cell>
          <table:table-cell office:value-type="float" office:value="66.814414693935" calcext:value-type="float">
            <text:p>66.814414693935</text:p>
          </table:table-cell>
          <table:table-cell office:value-type="float" office:value="0.0013981713570388" calcext:value-type="float">
            <text:p>0.001398171357039</text:p>
          </table:table-cell>
          <table:table-cell office:value-type="float" office:value="0.000000057831711114974" calcext:value-type="float">
            <text:p>5.7831711114974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27" calcext:value-type="float">
            <text:p>-2.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85188" calcext:value-type="float">
            <text:p>-1269.750685188</text:p>
          </table:table-cell>
          <table:table-cell office:value-type="float" office:value="0.00052777501241508" calcext:value-type="float">
            <text:p>0.000527775012415</text:p>
          </table:table-cell>
          <table:table-cell office:value-type="float" office:value="66.813016498565" calcext:value-type="float">
            <text:p>66.813016498565</text:p>
          </table:table-cell>
          <table:table-cell office:value-type="float" office:value="66.813544279395" calcext:value-type="float">
            <text:p>66.813544279395</text:p>
          </table:table-cell>
          <table:table-cell office:value-type="float" office:value="0.00052778082933003" calcext:value-type="float">
            <text:p>0.00052778082933</text:p>
          </table:table-cell>
          <table:table-cell office:value-type="float" office:value="0.000000021807397298089" calcext:value-type="float">
            <text:p>2.1807397298089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664456" calcext:value-type="float">
            <text:p>-1269.7509664456</text:p>
          </table:table-cell>
          <table:table-cell office:value-type="float" office:value="0.00024651740295667" calcext:value-type="float">
            <text:p>0.000246517402957</text:p>
          </table:table-cell>
          <table:table-cell office:value-type="float" office:value="66.813016504635" calcext:value-type="float">
            <text:p>66.813016504635</text:p>
          </table:table-cell>
          <table:table-cell office:value-type="float" office:value="66.813263021785" calcext:value-type="float">
            <text:p>66.813263021785</text:p>
          </table:table-cell>
          <table:table-cell office:value-type="float" office:value="0.00024651715078505" calcext:value-type="float">
            <text:p>0.000246517150785</text:p>
          </table:table-cell>
          <table:table-cell office:value-type="float" office:value="0.000000010052250970249" calcext:value-type="float">
            <text:p>1.0052250970249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56" calcext:value-type="float">
            <text:p>-5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08694" calcext:value-type="float">
            <text:p>-1269.751108694</text:p>
          </table:table-cell>
          <table:table-cell office:value-type="float" office:value="0.00010426904577798" calcext:value-type="float">
            <text:p>0.000104269045778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120773428" calcext:value-type="float">
            <text:p>66.813120773428</text:p>
          </table:table-cell>
          <table:table-cell office:value-type="float" office:value="0.00010426904080418" calcext:value-type="float">
            <text:p>0.000104269040804</text:p>
          </table:table-cell>
          <table:table-cell office:value-type="float" office:value="0.0000000041362595687318" calcext:value-type="float">
            <text:p>4.1362595687318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19" calcext:value-type="float">
            <text:p>-1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65393" calcext:value-type="float">
            <text:p>-1269.7511665393</text:p>
          </table:table-cell>
          <table:table-cell office:value-type="float" office:value="0.000046423707772192" calcext:value-type="float">
            <text:p>4.6423707772192E-05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6292809" calcext:value-type="float">
            <text:p>66.81306292809</text:p>
          </table:table-cell>
          <table:table-cell office:value-type="float" office:value="0.000046423700055698" calcext:value-type="float">
            <text:p>4.6423700055698E-05</text:p>
          </table:table-cell>
          <table:table-cell office:value-type="float" office:value="0.0000000017742531479913" calcext:value-type="float">
            <text:p>1.7742531479913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884643" calcext:value-type="float">
            <text:p>-1269.7511884643</text:p>
          </table:table-cell>
          <table:table-cell office:value-type="float" office:value="0.000024498689299435" calcext:value-type="float">
            <text:p>2.4498689299435E-05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41003071" calcext:value-type="float">
            <text:p>66.813041003071</text:p>
          </table:table-cell>
          <table:table-cell office:value-type="float" office:value="0.000024498684467744" calcext:value-type="float">
            <text:p>2.4498684467744E-05</text:p>
          </table:table-cell>
          <table:table-cell office:value-type="float" office:value="0.00000000090285374913451" calcext:value-type="float">
            <text:p>9.0285374913451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42" calcext:value-type="float">
            <text:p>4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11443" calcext:value-type="float">
            <text:p>-1269.7512011443</text:p>
          </table:table-cell>
          <table:table-cell office:value-type="float" office:value="0.000011818728808066" calcext:value-type="float">
            <text:p>1.1818728808066E-05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28323111" calcext:value-type="float">
            <text:p>66.813028323111</text:p>
          </table:table-cell>
          <table:table-cell office:value-type="float" office:value="0.000011818721574741" calcext:value-type="float">
            <text:p>1.1818721574741E-05</text:p>
          </table:table-cell>
          <table:table-cell office:value-type="float" office:value="0.00000000041511782785027" calcext:value-type="float">
            <text:p>4.1511782785027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652" calcext:value-type="float">
            <text:p>0.46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87" calcext:value-type="float">
            <text:p>8.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0417" calcext:value-type="float">
            <text:p>-1269.7512070417</text:p>
          </table:table-cell>
          <table:table-cell office:value-type="float" office:value="0.0000059213330132479" calcext:value-type="float">
            <text:p>5.9213330132479E-06</text:p>
          </table:table-cell>
          <table:table-cell office:value-type="float" office:value="66.813016504385" calcext:value-type="float">
            <text:p>66.813016504385</text:p>
          </table:table-cell>
          <table:table-cell office:value-type="float" office:value="66.813022425715" calcext:value-type="float">
            <text:p>66.813022425715</text:p>
          </table:table-cell>
          <table:table-cell office:value-type="float" office:value="0.0000059213303416072" calcext:value-type="float">
            <text:p>5.9213303416072E-06</text:p>
          </table:table-cell>
          <table:table-cell office:value-type="float" office:value="0.00000000019759944878807" calcext:value-type="float">
            <text:p>1.9759944878807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54" calcext:value-type="float">
            <text:p>-5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95451" calcext:value-type="float">
            <text:p>-1269.7512095451</text:p>
          </table:table-cell>
          <table:table-cell office:value-type="float" office:value="0.000003417847892706" calcext:value-type="float">
            <text:p>3.417847892706E-06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992223" calcext:value-type="float">
            <text:p>66.81301992223</text:p>
          </table:table-cell>
          <table:table-cell office:value-type="float" office:value="0.0000034178415546648" calcext:value-type="float">
            <text:p>3.4178415546648E-06</text:p>
          </table:table-cell>
          <table:table-cell office:value-type="float" office:value="0.00000000010913585620612" calcext:value-type="float">
            <text:p>1.0913585620612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3" calcext:value-type="float">
            <text:p>-2.3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1434" calcext:value-type="float">
            <text:p>-1269.7512111434</text:p>
          </table:table-cell>
          <table:table-cell office:value-type="float" office:value="0.0000018195528355136" calcext:value-type="float">
            <text:p>1.8195528355136E-06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8323935" calcext:value-type="float">
            <text:p>66.813018323935</text:p>
          </table:table-cell>
          <table:table-cell office:value-type="float" office:value="0.0000018195460143033" calcext:value-type="float">
            <text:p>1.8195460143033E-06</text:p>
          </table:table-cell>
          <table:table-cell office:value-type="float" office:value="0.000000000055056993150757" calcext:value-type="float">
            <text:p>5.5056993150757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203664234" calcext:value-type="float">
            <text:p>-1269.7203664234</text:p>
          </table:table-cell>
          <table:table-cell office:value-type="float" office:value="0.030846539613776" calcext:value-type="float">
            <text:p>0.030846539613776</text:p>
          </table:table-cell>
          <table:table-cell office:value-type="float" office:value="192.57309450241" calcext:value-type="float">
            <text:p>192.57309450241</text:p>
          </table:table-cell>
          <table:table-cell office:value-type="float" office:value="192.6036436277" calcext:value-type="float">
            <text:p>192.6036436277</text:p>
          </table:table-cell>
          <table:table-cell office:value-type="float" office:value="0.030549125298364" calcext:value-type="float">
            <text:p>0.030549125298364</text:p>
          </table:table-cell>
          <table:table-cell office:value-type="float" office:value="0.00000059999518320635" calcext:value-type="float">
            <text:p>5.9999518320635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7397" calcext:value-type="float">
            <text:p>0.739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4" calcext:value-type="float">
            <text:p>4E-09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0080279" calcext:value-type="float">
            <text:p>-1269.740080279</text:p>
          </table:table-cell>
          <table:table-cell office:value-type="float" office:value="0.011132683993083" calcext:value-type="float">
            <text:p>0.011132683993083</text:p>
          </table:table-cell>
          <table:table-cell office:value-type="float" office:value="192.57280695232" calcext:value-type="float">
            <text:p>192.57280695232</text:p>
          </table:table-cell>
          <table:table-cell office:value-type="float" office:value="192.58392977208" calcext:value-type="float">
            <text:p>192.58392977208</text:p>
          </table:table-cell>
          <table:table-cell office:value-type="float" office:value="0.01112281976674" calcext:value-type="float">
            <text:p>0.01112281976674</text:p>
          </table:table-cell>
          <table:table-cell office:value-type="float" office:value="0.00000020019888434149" calcext:value-type="float">
            <text:p>2.0019888434149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3" calcext:value-type="float">
            <text:p>3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6929322" calcext:value-type="float">
            <text:p>-1269.746929322</text:p>
          </table:table-cell>
          <table:table-cell office:value-type="float" office:value="0.0042836410227665" calcext:value-type="float">
            <text:p>0.004283641022767</text:p>
          </table:table-cell>
          <table:table-cell office:value-type="float" office:value="192.57279751273" calcext:value-type="float">
            <text:p>192.57279751273</text:p>
          </table:table-cell>
          <table:table-cell office:value-type="float" office:value="192.57708072911" calcext:value-type="float">
            <text:p>192.57708072911</text:p>
          </table:table-cell>
          <table:table-cell office:value-type="float" office:value="0.0042832163822482" calcext:value-type="float">
            <text:p>0.004283216382248</text:p>
          </table:table-cell>
          <table:table-cell office:value-type="float" office:value="0.000000070009523823881" calcext:value-type="float">
            <text:p>7.0009523823881E-08</text:p>
          </table:table-cell>
        </table:table-row>
      </table:table>
      <table:table table:name="Big Order 16" table:style-name="ta1">
        <table:shapes>
          <draw:frame draw:z-index="0" draw:style-name="gr1" draw:text-style-name="P1" svg:width="453.51pt" svg:height="255.09pt" svg:x="921.46pt" svg:y="17.12pt">
            <draw:object draw:notify-on-update-of-ranges="'Big Order 16'.B5:'Big Order 16'.B5 'Big Order 16'.N5:'Big Order 16'.N17 'Big Order 16'.F5:'Big Order 16'.F17 'Big Order 16'.B19:'Big Order 16'.B19 'Big Order 16'.N19:'Big Order 16'.N31 'Big Order 16'.F19:'Big Order 16'.F31 'Big Order 16'.B33:'Big Order 16'.B33 'Big Order 16'.N33:'Big Order 16'.N44 'Big Order 16'.F33:'Big Order 16'.F44 'Big Order 16'.B46:'Big Order 16'.B46 'Big Order 16'.N46:'Big Order 16'.N46 'Big Order 16'.F46:'Big Order 16'.F4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453.46pt" svg:height="255.26pt" svg:x="936.57pt" svg:y="335.79pt">
            <draw:object draw:notify-on-update-of-ranges="'Big Order 16'.B5:'Big Order 16'.B5 'Big Order 16'.M5:'Big Order 16'.M17 'Big Order 16'.F5:'Big Order 16'.F17 'Big Order 16'.B19:'Big Order 16'.B19 'Big Order 16'.M19:'Big Order 16'.M31 'Big Order 16'.F19:'Big Order 16'.F31 'Big Order 16'.B33:'Big Order 16'.B33 'Big Order 16'.M33:'Big Order 16'.M44 'Big Order 16'.F33:'Big Order 16'.F44 'Big Order 16'.B46:'Big Order 16'.B46 'Big Order 16'.M46:'Big Order 16'.M46 'Big Order 16'.F46:'Big Order 16'.F4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315.8735284699" calcext:value-type="float">
            <text:p>-1315.8735284699</text:p>
          </table:table-cell>
          <table:table-cell office:value-type="float" office:value="46.122315506917" calcext:value-type="float">
            <text:p>46.122315506917</text:p>
          </table:table-cell>
          <table:table-cell office:value-type="float" office:value="1.5124237373321" calcext:value-type="float">
            <text:p>1.5124237373321</text:p>
          </table:table-cell>
          <table:table-cell office:value-type="float" office:value="-44.609919410933" calcext:value-type="float">
            <text:p>-44.609919410933</text:p>
          </table:table-cell>
          <table:table-cell office:value-type="float" office:value="46.122343148265" calcext:value-type="float">
            <text:p>46.122343148265</text:p>
          </table:table-cell>
          <table:table-cell office:value-type="float" office:value="1.654476363315" calcext:value-type="float">
            <text:p>1.654476363315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13" calcext:value-type="float">
            <text:p>-1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304878" calcext:value-type="float">
            <text:p>-1269.7510304878</text:p>
          </table:table-cell>
          <table:table-cell office:value-type="float" office:value="0.00018247522939419" calcext:value-type="float">
            <text:p>0.000182475229394</text:p>
          </table:table-cell>
          <table:table-cell office:value-type="float" office:value="1.5123813844633" calcext:value-type="float">
            <text:p>1.5123813844633</text:p>
          </table:table-cell>
          <table:table-cell office:value-type="float" office:value="1.5125785712137" calcext:value-type="float">
            <text:p>1.5125785712137</text:p>
          </table:table-cell>
          <table:table-cell office:value-type="float" office:value="0.00019718675043778" calcext:value-type="float">
            <text:p>0.000197186750438</text:p>
          </table:table-cell>
          <table:table-cell office:value-type="float" office:value="0.000000083529011935227" calcext:value-type="float">
            <text:p>8.3529011935227E-08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2892" calcext:value-type="float">
            <text:p>1.289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0012" calcext:value-type="float">
            <text:p>-1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435616" calcext:value-type="float">
            <text:p>-1269.7511435616</text:p>
          </table:table-cell>
          <table:table-cell office:value-type="float" office:value="0.000069401421569637" calcext:value-type="float">
            <text:p>6.9401421569637E-05</text:p>
          </table:table-cell>
          <table:table-cell office:value-type="float" office:value="1.5123961198741" calcext:value-type="float">
            <text:p>1.5123961198741</text:p>
          </table:table-cell>
          <table:table-cell office:value-type="float" office:value="1.5124654974061" calcext:value-type="float">
            <text:p>1.5124654974061</text:p>
          </table:table-cell>
          <table:table-cell office:value-type="float" office:value="0.000069377532054382" calcext:value-type="float">
            <text:p>6.9377532054382E-05</text:p>
          </table:table-cell>
          <table:table-cell office:value-type="float" office:value="0.0000000309635154131" calcext:value-type="float">
            <text:p>3.09635154131E-08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157" calcext:value-type="float">
            <text:p>1.1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8.9E-015" calcext:value-type="float">
            <text:p>-8.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46529" calcext:value-type="float">
            <text:p>-1269.7511946529</text:p>
          </table:table-cell>
          <table:table-cell office:value-type="float" office:value="0.000018310105815544" calcext:value-type="float">
            <text:p>1.8310105815544E-05</text:p>
          </table:table-cell>
          <table:table-cell office:value-type="float" office:value="1.5123960962886" calcext:value-type="float">
            <text:p>1.5123960962886</text:p>
          </table:table-cell>
          <table:table-cell office:value-type="float" office:value="1.5124144060902" calcext:value-type="float">
            <text:p>1.5124144060902</text:p>
          </table:table-cell>
          <table:table-cell office:value-type="float" office:value="0.00001830980156603" calcext:value-type="float">
            <text:p>1.830980156603E-05</text:p>
          </table:table-cell>
          <table:table-cell office:value-type="float" office:value="0.0000000083506324081508" calcext:value-type="float">
            <text:p>8.3506324081508E-09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.4E-015" calcext:value-type="float">
            <text:p>-7.4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58687" calcext:value-type="float">
            <text:p>-1269.7512058687</text:p>
          </table:table-cell>
          <table:table-cell office:value-type="float" office:value="0.000007094244892869" calcext:value-type="float">
            <text:p>7.094244892869E-06</text:p>
          </table:table-cell>
          <table:table-cell office:value-type="float" office:value="1.512396095991" calcext:value-type="float">
            <text:p>1.512396095991</text:p>
          </table:table-cell>
          <table:table-cell office:value-type="float" office:value="1.512403190229" calcext:value-type="float">
            <text:p>1.512403190229</text:p>
          </table:table-cell>
          <table:table-cell office:value-type="float" office:value="0.0000070942380001604" calcext:value-type="float">
            <text:p>7.0942380001604E-06</text:p>
          </table:table-cell>
          <table:table-cell office:value-type="float" office:value="0.0000000032603732483997" calcext:value-type="float">
            <text:p>3.2603732483997E-09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7E-015" calcext:value-type="float">
            <text:p>7.7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8267" calcext:value-type="float">
            <text:p>-1269.7512108267</text:p>
          </table:table-cell>
          <table:table-cell office:value-type="float" office:value="0.000002136265493391" calcext:value-type="float">
            <text:p>2.136265493391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82322498" calcext:value-type="float">
            <text:p>1.5123982322498</text:p>
          </table:table-cell>
          <table:table-cell office:value-type="float" office:value="0.000002136265428776" calcext:value-type="float">
            <text:p>2.136265428776E-06</text:p>
          </table:table-cell>
          <table:table-cell office:value-type="float" office:value="0.00000000098206809238656" calcext:value-type="float">
            <text:p>9.8206809238656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9208" calcext:value-type="float">
            <text:p>0.92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3.1E-015" calcext:value-type="float">
            <text:p>-3.1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0545" calcext:value-type="float">
            <text:p>-1269.7512120545</text:p>
          </table:table-cell>
          <table:table-cell office:value-type="float" office:value="0.00000090846765488095" calcext:value-type="float">
            <text:p>9.0846765488095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7004452" calcext:value-type="float">
            <text:p>1.512397004452</text:p>
          </table:table-cell>
          <table:table-cell office:value-type="float" office:value="0.00000090846757672125" calcext:value-type="float">
            <text:p>9.0846757672125E-07</text:p>
          </table:table-cell>
          <table:table-cell office:value-type="float" office:value="0.00000000041498822298894" calcext:value-type="float">
            <text:p>4.1498822298894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8514" calcext:value-type="float">
            <text:p>0.85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558" calcext:value-type="float">
            <text:p>-1269.7512126558</text:p>
          </table:table-cell>
          <table:table-cell office:value-type="float" office:value="0.00000030722253541171" calcext:value-type="float">
            <text:p>3.0722253541171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4032071" calcext:value-type="float">
            <text:p>1.5123964032071</text:p>
          </table:table-cell>
          <table:table-cell office:value-type="float" office:value="0.00000030722264354743" calcext:value-type="float">
            <text:p>3.0722264354743E-07</text:p>
          </table:table-cell>
          <table:table-cell office:value-type="float" office:value="0.0000000001381181416491" calcext:value-type="float">
            <text:p>1.381181416491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9.2E-015" calcext:value-type="float">
            <text:p>-9.2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213" calcext:value-type="float">
            <text:p>-1269.7512128213</text:p>
          </table:table-cell>
          <table:table-cell office:value-type="float" office:value="0.00000014167062545312" calcext:value-type="float">
            <text:p>1.4167062545312E-07</text:p>
          </table:table-cell>
          <table:table-cell office:value-type="float" office:value="1.5123960959845" calcext:value-type="float">
            <text:p>1.5123960959845</text:p>
          </table:table-cell>
          <table:table-cell office:value-type="float" office:value="1.5123962376549" calcext:value-type="float">
            <text:p>1.5123962376549</text:p>
          </table:table-cell>
          <table:table-cell office:value-type="float" office:value="0.00000014167041406665" calcext:value-type="float">
            <text:p>1.4167041406665E-07</text:p>
          </table:table-cell>
          <table:table-cell office:value-type="float" office:value="0.000000000062638494734538" calcext:value-type="float">
            <text:p>6.2638494734538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7E-016" calcext:value-type="float">
            <text:p>-7E-16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1" calcext:value-type="float">
            <text:p>-1269.75121291</text:p>
          </table:table-cell>
          <table:table-cell office:value-type="float" office:value="0.000000052959649110562" calcext:value-type="float">
            <text:p>5.2959649110562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489437" calcext:value-type="float">
            <text:p>1.5123961489437</text:p>
          </table:table-cell>
          <table:table-cell office:value-type="float" office:value="0.00000005295920635362" calcext:value-type="float">
            <text:p>5.295920635362E-08</text:p>
          </table:table-cell>
          <table:table-cell office:value-type="float" office:value="0.000000000022786632311998" calcext:value-type="float">
            <text:p>2.2786632311998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7162" calcext:value-type="float">
            <text:p>0.71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14" calcext:value-type="float">
            <text:p>-1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368" calcext:value-type="float">
            <text:p>-1269.7512129368</text:p>
          </table:table-cell>
          <table:table-cell office:value-type="float" office:value="0.000000026182078727288" calcext:value-type="float">
            <text:p>2.6182078727288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221664" calcext:value-type="float">
            <text:p>1.5123961221664</text:p>
          </table:table-cell>
          <table:table-cell office:value-type="float" office:value="0.000000026181949719373" calcext:value-type="float">
            <text:p>2.6181949719373E-08</text:p>
          </table:table-cell>
          <table:table-cell office:value-type="float" office:value="0.000000000011004377760549" calcext:value-type="float">
            <text:p>1.1004377760549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6735" calcext:value-type="float">
            <text:p>0.67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64" calcext:value-type="float">
            <text:p>6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523" calcext:value-type="float">
            <text:p>-1269.7512129523</text:p>
          </table:table-cell>
          <table:table-cell office:value-type="float" office:value="0.000000010666099115042" calcext:value-type="float">
            <text:p>1.0666099115042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066503" calcext:value-type="float">
            <text:p>1.5123961066503</text:p>
          </table:table-cell>
          <table:table-cell office:value-type="float" office:value="0.000000010665878624749" calcext:value-type="float">
            <text:p>1.0665878624749E-08</text:p>
          </table:table-cell>
          <table:table-cell office:value-type="float" office:value="0.0000000000043316590854498" calcext:value-type="float">
            <text:p>4.3316590854498E-12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3" calcext:value-type="float">
            <text:p>-7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574" calcext:value-type="float">
            <text:p>-1269.7512129574</text:p>
          </table:table-cell>
          <table:table-cell office:value-type="float" office:value="0.0000000055974851420615" calcext:value-type="float">
            <text:p>5.5974851420615E-09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015818" calcext:value-type="float">
            <text:p>1.5123961015818</text:p>
          </table:table-cell>
          <table:table-cell office:value-type="float" office:value="0.000000005597381447231" calcext:value-type="float">
            <text:p>5.597381447231E-09</text:p>
          </table:table-cell>
          <table:table-cell office:value-type="float" office:value="0.0000000000022115645998692" calcext:value-type="float">
            <text:p>2.2115645998692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22" calcext:value-type="float">
            <text:p>-2.2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0250055" calcext:value-type="float">
            <text:p>-1269.7490250055</text:p>
          </table:table-cell>
          <table:table-cell office:value-type="float" office:value="0.0021879574751438" calcext:value-type="float">
            <text:p>0.002187957475144</text:p>
          </table:table-cell>
          <table:table-cell office:value-type="float" office:value="11.856336113923" calcext:value-type="float">
            <text:p>11.856336113923</text:p>
          </table:table-cell>
          <table:table-cell office:value-type="float" office:value="11.858501715736" calcext:value-type="float">
            <text:p>11.858501715736</text:p>
          </table:table-cell>
          <table:table-cell office:value-type="float" office:value="0.0021656018131448" calcext:value-type="float">
            <text:p>0.002165601813145</text:p>
          </table:table-cell>
          <table:table-cell office:value-type="float" office:value="0.00000025147219055843" calcext:value-type="float">
            <text:p>2.5147219055843E-07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3" calcext:value-type="float">
            <text:p>3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985592" calcext:value-type="float">
            <text:p>-1269.7506985592</text:p>
          </table:table-cell>
          <table:table-cell office:value-type="float" office:value="0.00051440378706502" calcext:value-type="float">
            <text:p>0.000514403787065</text:p>
          </table:table-cell>
          <table:table-cell office:value-type="float" office:value="11.856314981895" calcext:value-type="float">
            <text:p>11.856314981895</text:p>
          </table:table-cell>
          <table:table-cell office:value-type="float" office:value="11.856828162048" calcext:value-type="float">
            <text:p>11.856828162048</text:p>
          </table:table-cell>
          <table:table-cell office:value-type="float" office:value="0.00051318015285062" calcext:value-type="float">
            <text:p>0.000513180152851</text:p>
          </table:table-cell>
          <table:table-cell office:value-type="float" office:value="0.000000066420295445596" calcext:value-type="float">
            <text:p>6.6420295445596E-08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28" calcext:value-type="float">
            <text:p>2.8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401117" calcext:value-type="float">
            <text:p>-1269.7510401117</text:p>
          </table:table-cell>
          <table:table-cell office:value-type="float" office:value="0.0001728512434056" calcext:value-type="float">
            <text:p>0.000172851243406</text:p>
          </table:table-cell>
          <table:table-cell office:value-type="float" office:value="11.85631387766" calcext:value-type="float">
            <text:p>11.85631387766</text:p>
          </table:table-cell>
          <table:table-cell office:value-type="float" office:value="11.856486609504" calcext:value-type="float">
            <text:p>11.856486609504</text:p>
          </table:table-cell>
          <table:table-cell office:value-type="float" office:value="0.00017273184407074" calcext:value-type="float">
            <text:p>0.000172731844071</text:p>
          </table:table-cell>
          <table:table-cell office:value-type="float" office:value="0.00000002387799171047" calcext:value-type="float">
            <text:p>2.387799171047E-08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8847" calcext:value-type="float">
            <text:p>0.88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52494" calcext:value-type="float">
            <text:p>-1269.7511652494</text:p>
          </table:table-cell>
          <table:table-cell office:value-type="float" office:value="0.000047713561116325" calcext:value-type="float">
            <text:p>4.7713561116325E-05</text:p>
          </table:table-cell>
          <table:table-cell office:value-type="float" office:value="11.856313761273" calcext:value-type="float">
            <text:p>11.856313761273</text:p>
          </table:table-cell>
          <table:table-cell office:value-type="float" office:value="11.856361471822" calcext:value-type="float">
            <text:p>11.856361471822</text:p>
          </table:table-cell>
          <table:table-cell office:value-type="float" office:value="0.000047710548376045" calcext:value-type="float">
            <text:p>4.7710548376045E-05</text:p>
          </table:table-cell>
          <table:table-cell office:value-type="float" office:value="0.0000000071163625230332" calcext:value-type="float">
            <text:p>7.1163625230332E-09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8204" calcext:value-type="float">
            <text:p>0.82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3" calcext:value-type="float">
            <text:p>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49524" calcext:value-type="float">
            <text:p>-1269.7511949524</text:p>
          </table:table-cell>
          <table:table-cell office:value-type="float" office:value="0.000018010558960668" calcext:value-type="float">
            <text:p>1.8010558960668E-05</text:p>
          </table:table-cell>
          <table:table-cell office:value-type="float" office:value="11.85631375831" calcext:value-type="float">
            <text:p>11.85631375831</text:p>
          </table:table-cell>
          <table:table-cell office:value-type="float" office:value="11.85633176882" calcext:value-type="float">
            <text:p>11.85633176882</text:p>
          </table:table-cell>
          <table:table-cell office:value-type="float" office:value="0.000018010510414612" calcext:value-type="float">
            <text:p>1.8010510414612E-05</text:p>
          </table:table-cell>
          <table:table-cell office:value-type="float" office:value="0.0000000028100225001298" calcext:value-type="float">
            <text:p>2.8100225001298E-09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9" calcext:value-type="float">
            <text:p>-2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2817" calcext:value-type="float">
            <text:p>-1269.7512072817</text:p>
          </table:table-cell>
          <table:table-cell office:value-type="float" office:value="0.0000056812518778315" calcext:value-type="float">
            <text:p>5.6812518778315E-06</text:p>
          </table:table-cell>
          <table:table-cell office:value-type="float" office:value="11.856313758264" calcext:value-type="float">
            <text:p>11.856313758264</text:p>
          </table:table-cell>
          <table:table-cell office:value-type="float" office:value="11.856319439513" calcext:value-type="float">
            <text:p>11.856319439513</text:p>
          </table:table-cell>
          <table:table-cell office:value-type="float" office:value="0.0000056812492879033" calcext:value-type="float">
            <text:p>5.6812492879033E-06</text:p>
          </table:table-cell>
          <table:table-cell office:value-type="float" office:value="0.00000000092903264354919" calcext:value-type="float">
            <text:p>9.2903264354919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0498" calcext:value-type="float">
            <text:p>-1269.7512110498</text:p>
          </table:table-cell>
          <table:table-cell office:value-type="float" office:value="0.0000019131762201141" calcext:value-type="float">
            <text:p>1.9131762201141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5671437" calcext:value-type="float">
            <text:p>11.856315671437</text:p>
          </table:table-cell>
          <table:table-cell office:value-type="float" office:value="0.0000019131749358081" calcext:value-type="float">
            <text:p>1.9131749358081E-06</text:p>
          </table:table-cell>
          <table:table-cell office:value-type="float" office:value="0.00000000032440612813013" calcext:value-type="float">
            <text:p>3.2440612813013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539" calcext:value-type="float">
            <text:p>0.65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1266" calcext:value-type="float">
            <text:p>-1269.7512121266</text:p>
          </table:table-cell>
          <table:table-cell office:value-type="float" office:value="0.00000083634995462489" calcext:value-type="float">
            <text:p>8.3634995462489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594611" calcext:value-type="float">
            <text:p>11.856314594611</text:p>
          </table:table-cell>
          <table:table-cell office:value-type="float" office:value="0.00000083634871295146" calcext:value-type="float">
            <text:p>8.3634871295146E-07</text:p>
          </table:table-cell>
          <table:table-cell office:value-type="float" office:value="0.00000000014482111646295" calcext:value-type="float">
            <text:p>1.4482111646295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8" calcext:value-type="float">
            <text:p>-4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506" calcext:value-type="float">
            <text:p>-1269.7512126506</text:p>
          </table:table-cell>
          <table:table-cell office:value-type="float" office:value="0.00000031242916520569" calcext:value-type="float">
            <text:p>3.1242916520569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07069" calcext:value-type="float">
            <text:p>11.85631407069</text:p>
          </table:table-cell>
          <table:table-cell office:value-type="float" office:value="0.00000031242807452259" calcext:value-type="float">
            <text:p>3.1242807452259E-07</text:p>
          </table:table-cell>
          <table:table-cell office:value-type="float" office:value="0.000000000054998686609176" calcext:value-type="float">
            <text:p>5.4998686609176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78" calcext:value-type="float">
            <text:p>-7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156" calcext:value-type="float">
            <text:p>-1269.7512128156</text:p>
          </table:table-cell>
          <table:table-cell office:value-type="float" office:value="0.00000014743432075193" calcext:value-type="float">
            <text:p>1.4743432075193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905695" calcext:value-type="float">
            <text:p>11.856313905695</text:p>
          </table:table-cell>
          <table:table-cell office:value-type="float" office:value="0.00000014743323184518" calcext:value-type="float">
            <text:p>1.4743323184518E-07</text:p>
          </table:table-cell>
          <table:table-cell office:value-type="float" office:value="0.000000000026110594417418" calcext:value-type="float">
            <text:p>2.6110594417418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436" calcext:value-type="float">
            <text:p>0.54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34" calcext:value-type="float">
            <text:p>-3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028" calcext:value-type="float">
            <text:p>-1269.7512129028</text:p>
          </table:table-cell>
          <table:table-cell office:value-type="float" office:value="0.000000060153752201586" calcext:value-type="float">
            <text:p>6.0153752201586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818414" calcext:value-type="float">
            <text:p>11.856313818414</text:p>
          </table:table-cell>
          <table:table-cell office:value-type="float" office:value="0.000000060152489211873" calcext:value-type="float">
            <text:p>6.0152489211873E-08</text:p>
          </table:table-cell>
          <table:table-cell office:value-type="float" office:value="0.000000000010650135265514" calcext:value-type="float">
            <text:p>1.0650135265514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186" calcext:value-type="float">
            <text:p>0.51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14" calcext:value-type="float">
            <text:p>1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327" calcext:value-type="float">
            <text:p>-1269.7512129327</text:p>
          </table:table-cell>
          <table:table-cell office:value-type="float" office:value="0.000000030295950637083" calcext:value-type="float">
            <text:p>3.0295950637083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788557" calcext:value-type="float">
            <text:p>11.856313788557</text:p>
          </table:table-cell>
          <table:table-cell office:value-type="float" office:value="0.000000030294351915927" calcext:value-type="float">
            <text:p>3.0294351915927E-08</text:p>
          </table:table-cell>
          <table:table-cell office:value-type="float" office:value="0.0000000000053344676611657" calcext:value-type="float">
            <text:p>5.3344676611657E-12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497" calcext:value-type="float">
            <text:p>-1269.7512129497</text:p>
          </table:table-cell>
          <table:table-cell office:value-type="float" office:value="0.00000001332728061243" calcext:value-type="float">
            <text:p>1.332728061243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771588" calcext:value-type="float">
            <text:p>11.856313771588</text:p>
          </table:table-cell>
          <table:table-cell office:value-type="float" office:value="0.000000013326504344491" calcext:value-type="float">
            <text:p>1.3326504344491E-08</text:p>
          </table:table-cell>
          <table:table-cell office:value-type="float" office:value="0.0000000000023187078404915" calcext:value-type="float">
            <text:p>2.3187078404915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8" calcext:value-type="float">
            <text:p>2.8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72203195" calcext:value-type="float">
            <text:p>-1269.7472203195</text:p>
          </table:table-cell>
          <table:table-cell office:value-type="float" office:value="0.0039926435006237" calcext:value-type="float">
            <text:p>0.003992643500624</text:p>
          </table:table-cell>
          <table:table-cell office:value-type="float" office:value="66.813310529204" calcext:value-type="float">
            <text:p>66.813310529204</text:p>
          </table:table-cell>
          <table:table-cell office:value-type="float" office:value="66.817009147883" calcext:value-type="float">
            <text:p>66.817009147883</text:p>
          </table:table-cell>
          <table:table-cell office:value-type="float" office:value="0.0036986186790813" calcext:value-type="float">
            <text:p>0.003698618679081</text:p>
          </table:table-cell>
          <table:table-cell office:value-type="float" office:value="0.0000002408355593128" calcext:value-type="float">
            <text:p>2.408355593128E-07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9" calcext:value-type="float">
            <text:p>8.9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8669293" calcext:value-type="float">
            <text:p>-1269.7498669293</text:p>
          </table:table-cell>
          <table:table-cell office:value-type="float" office:value="0.0013460336915614" calcext:value-type="float">
            <text:p>0.001346033691561</text:p>
          </table:table-cell>
          <table:table-cell office:value-type="float" office:value="66.813023968441" calcext:value-type="float">
            <text:p>66.813023968441</text:p>
          </table:table-cell>
          <table:table-cell office:value-type="float" office:value="66.814362538074" calcext:value-type="float">
            <text:p>66.814362538074</text:p>
          </table:table-cell>
          <table:table-cell office:value-type="float" office:value="0.0013385696333046" calcext:value-type="float">
            <text:p>0.001338569633305</text:p>
          </table:table-cell>
          <table:table-cell office:value-type="float" office:value="0.00000010756562426766" calcext:value-type="float">
            <text:p>1.0756562426766E-07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7916" calcext:value-type="float">
            <text:p>0.79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74" calcext:value-type="float">
            <text:p>-7.4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816095" calcext:value-type="float">
            <text:p>-1269.750816095</text:p>
          </table:table-cell>
          <table:table-cell office:value-type="float" office:value="0.00039686798982075" calcext:value-type="float">
            <text:p>0.000396867989821</text:p>
          </table:table-cell>
          <table:table-cell office:value-type="float" office:value="66.813016522578" calcext:value-type="float">
            <text:p>66.813016522578</text:p>
          </table:table-cell>
          <table:table-cell office:value-type="float" office:value="66.813413372372" calcext:value-type="float">
            <text:p>66.813413372372</text:p>
          </table:table-cell>
          <table:table-cell office:value-type="float" office:value="0.00039684979455501" calcext:value-type="float">
            <text:p>0.000396849794555</text:p>
          </table:table-cell>
          <table:table-cell office:value-type="float" office:value="0.000000033765812469699" calcext:value-type="float">
            <text:p>3.3765812469699E-08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7162" calcext:value-type="float">
            <text:p>0.71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871907" calcext:value-type="float">
            <text:p>-1269.7510871907</text:p>
          </table:table-cell>
          <table:table-cell office:value-type="float" office:value="0.00012577227721522" calcext:value-type="float">
            <text:p>0.000125772277215</text:p>
          </table:table-cell>
          <table:table-cell office:value-type="float" office:value="66.813016498565" calcext:value-type="float">
            <text:p>66.813016498565</text:p>
          </table:table-cell>
          <table:table-cell office:value-type="float" office:value="66.81314227666" calcext:value-type="float">
            <text:p>66.81314227666</text:p>
          </table:table-cell>
          <table:table-cell office:value-type="float" office:value="0.0001257780943007" calcext:value-type="float">
            <text:p>0.000125778094301</text:p>
          </table:table-cell>
          <table:table-cell office:value-type="float" office:value="0.000000010830802321729" calcext:value-type="float">
            <text:p>1.0830802321729E-08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2459" calcext:value-type="float">
            <text:p>-1269.751162459</text:p>
          </table:table-cell>
          <table:table-cell office:value-type="float" office:value="0.000050503991815276" calcext:value-type="float">
            <text:p>5.0503991815276E-05</text:p>
          </table:table-cell>
          <table:table-cell office:value-type="float" office:value="66.813016504635" calcext:value-type="float">
            <text:p>66.813016504635</text:p>
          </table:table-cell>
          <table:table-cell office:value-type="float" office:value="66.813067008374" calcext:value-type="float">
            <text:p>66.813067008374</text:p>
          </table:table-cell>
          <table:table-cell office:value-type="float" office:value="0.000050503739714713" calcext:value-type="float">
            <text:p>5.0503739714713E-05</text:p>
          </table:table-cell>
          <table:table-cell office:value-type="float" office:value="0.0000000043031222692897" calcext:value-type="float">
            <text:p>4.3031222692897E-09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73" calcext:value-type="float">
            <text:p>-7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52319" calcext:value-type="float">
            <text:p>-1269.7511952319</text:p>
          </table:table-cell>
          <table:table-cell office:value-type="float" office:value="0.000017731109664965" calcext:value-type="float">
            <text:p>1.7731109664965E-05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34235492" calcext:value-type="float">
            <text:p>66.813034235492</text:p>
          </table:table-cell>
          <table:table-cell office:value-type="float" office:value="0.00001773110476222" calcext:value-type="float">
            <text:p>1.773110476222E-05</text:p>
          </table:table-cell>
          <table:table-cell office:value-type="float" office:value="0.0000000014678462947028" calcext:value-type="float">
            <text:p>1.4678462947028E-09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16" calcext:value-type="float">
            <text:p>-1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64281" calcext:value-type="float">
            <text:p>-1269.7512064281</text:p>
          </table:table-cell>
          <table:table-cell office:value-type="float" office:value="0.0000065349113356206" calcext:value-type="float">
            <text:p>6.5349113356206E-06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23039294" calcext:value-type="float">
            <text:p>66.813023039294</text:p>
          </table:table-cell>
          <table:table-cell office:value-type="float" office:value="0.0000065349038180784" calcext:value-type="float">
            <text:p>6.5349038180784E-06</text:p>
          </table:table-cell>
          <table:table-cell office:value-type="float" office:value="0.00000000051971442246654" calcext:value-type="float">
            <text:p>5.1971442246654E-10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0178" calcext:value-type="float">
            <text:p>-1269.7512100178</text:p>
          </table:table-cell>
          <table:table-cell office:value-type="float" office:value="0.0000029452080525516" calcext:value-type="float">
            <text:p>2.9452080525516E-06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1944959" calcext:value-type="float">
            <text:p>66.81301944959</text:p>
          </table:table-cell>
          <table:table-cell office:value-type="float" office:value="0.0000029452033913913" calcext:value-type="float">
            <text:p>2.9452033913913E-06</text:p>
          </table:table-cell>
          <table:table-cell office:value-type="float" office:value="0.0000000002253163987323" calcext:value-type="float">
            <text:p>2.253163987323E-10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62" calcext:value-type="float">
            <text:p>6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7856" calcext:value-type="float">
            <text:p>-1269.7512117856</text:p>
          </table:table-cell>
          <table:table-cell office:value-type="float" office:value="0.0000011773504411394" calcext:value-type="float">
            <text:p>1.1773504411394E-06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17681733" calcext:value-type="float">
            <text:p>66.813017681733</text:p>
          </table:table-cell>
          <table:table-cell office:value-type="float" office:value="0.0000011773432220252" calcext:value-type="float">
            <text:p>1.1773432220252E-06</text:p>
          </table:table-cell>
          <table:table-cell office:value-type="float" office:value="0.000000000085642447943207" calcext:value-type="float">
            <text:p>8.5642447943207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652" calcext:value-type="float">
            <text:p>0.46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92" calcext:value-type="float">
            <text:p>9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4728" calcext:value-type="float">
            <text:p>-1269.7512124728</text:p>
          </table:table-cell>
          <table:table-cell office:value-type="float" office:value="0.00000049017762648873" calcext:value-type="float">
            <text:p>4.9017762648873E-07</text:p>
          </table:table-cell>
          <table:table-cell office:value-type="float" office:value="66.813016504385" calcext:value-type="float">
            <text:p>66.813016504385</text:p>
          </table:table-cell>
          <table:table-cell office:value-type="float" office:value="66.81301699456" calcext:value-type="float">
            <text:p>66.81301699456</text:p>
          </table:table-cell>
          <table:table-cell office:value-type="float" office:value="0.00000049017495484804" calcext:value-type="float">
            <text:p>4.9017495484804E-07</text:p>
          </table:table-cell>
          <table:table-cell office:value-type="float" office:value="0.000000000033823501855109" calcext:value-type="float">
            <text:p>3.3823501855109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5" calcext:value-type="float">
            <text:p>-5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7198" calcext:value-type="float">
            <text:p>-1269.7512127198</text:p>
          </table:table-cell>
          <table:table-cell office:value-type="float" office:value="0.00000024318819669134" calcext:value-type="float">
            <text:p>2.4318819669134E-07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6747571" calcext:value-type="float">
            <text:p>66.813016747571</text:p>
          </table:table-cell>
          <table:table-cell office:value-type="float" office:value="0.000000243181773385" calcext:value-type="float">
            <text:p>2.43181773385E-07</text:p>
          </table:table-cell>
          <table:table-cell office:value-type="float" office:value="0.000000000016045960640455" calcext:value-type="float">
            <text:p>1.6045960640455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" calcext:value-type="float">
            <text:p>-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546" calcext:value-type="float">
            <text:p>-1269.7512128546</text:p>
          </table:table-cell>
          <table:table-cell office:value-type="float" office:value="0.00000010838903108379" calcext:value-type="float">
            <text:p>1.0838903108379E-07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6612771" calcext:value-type="float">
            <text:p>66.813016612771</text:p>
          </table:table-cell>
          <table:table-cell office:value-type="float" office:value="0.00000010838216724096" calcext:value-type="float">
            <text:p>1.0838216724096E-07</text:p>
          </table:table-cell>
          <table:table-cell office:value-type="float" office:value="0.0000000000067796161463741" calcext:value-type="float">
            <text:p>6.7796161463741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8485" calcext:value-type="float">
            <text:p>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33848655" calcext:value-type="float">
            <text:p>-1269.733848655</text:p>
          </table:table-cell>
          <table:table-cell office:value-type="float" office:value="0.017364308042261" calcext:value-type="float">
            <text:p>0.017364308042261</text:p>
          </table:table-cell>
          <table:table-cell office:value-type="float" office:value="192.57309450241" calcext:value-type="float">
            <text:p>192.57309450241</text:p>
          </table:table-cell>
          <table:table-cell office:value-type="float" office:value="192.59016139613" calcext:value-type="float">
            <text:p>192.59016139613</text:p>
          </table:table-cell>
          <table:table-cell office:value-type="float" office:value="0.017066893726565" calcext:value-type="float">
            <text:p>0.017066893726565</text:p>
          </table:table-cell>
          <table:table-cell office:value-type="float" office:value="0.00000042407418390778" calcext:value-type="float">
            <text:p>4.2407418390778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4:56:06.510054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8:19:35.132430052</meta:creation-date>
    <dc:date>2020-04-28T15:51:36.598099973</dc:date>
    <meta:editing-duration>PT1H51M10S</meta:editing-duration>
    <meta:editing-cycles>8</meta:editing-cycles>
    <meta:generator>LibreOffice/6.0.7.3$Linux_X86_64 LibreOffice_project/00m0$Build-3</meta:generator>
    <meta:document-statistic meta:table-count="8" meta:cell-count="3208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77cm" svg:height="12.541cm" xlink:href=".." xlink:type="simple" chart:class="chart:scatter" chart:style-name="ch1">
        <chart:title svg:x="9.824cm" svg:y="0.386cm" chart:style-name="ch2">
          <text:p>FD Order 12</text:p>
        </chart:title>
        <chart:legend chart:legend-position="end" svg:x="18.816cm" svg:y="5.224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56cm" svg:y="1.415cm" svg:width="16.915cm" svg:height="9.895cm">
          <chartooo:coordinate-region svg:x="2.607cm" svg:y="1.614cm" svg:width="15.577cm" svg:height="9.049cm"/>
          <chart:axis chart:dimension="x" chart:name="primary-x" chart:style-name="ch5">
            <chart:title svg:x="8.678cm" svg:y="11.56cm" chart:style-name="ch6">
              <text:p>Gaussian Points</text:p>
            </chart:title>
          </chart:axis>
          <chart:axis chart:dimension="y" chart:name="primary-y" chart:style-name="ch7">
            <chart:title svg:x="0.451cm" svg:y="6.948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3cm" svg:height="12.678cm" xlink:href="." xlink:type="simple" chart:class="chart:scatter" chart:style-name="ch1">
        <chart:title svg:x="9.947cm" svg:y="0.389cm" chart:style-name="ch2">
          <text:p>FD Order 20</text:p>
        </chart:title>
        <chart:legend chart:legend-position="end" svg:x="19.062cm" svg:y="5.293cm" style:legend-expansion="high" chart:style-name="ch3"/>
        <chart:plot-area chart:style-name="ch4" chart:data-source-has-labels="both" svg:x="1.461cm" svg:y="1.421cm" svg:width="17.151cm" svg:height="10.023cm">
          <chartooo:coordinate-region svg:x="2.612cm" svg:y="1.62cm" svg:width="15.813cm" svg:height="9.177cm"/>
          <chart:axis chart:dimension="x" chart:name="primary-x" chart:style-name="ch5" chartooo:axis-type="auto">
            <chart:title svg:x="8.801cm" svg:y="11.697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8.0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93cm" svg:height="12.033cm" xlink:href=".." xlink:type="simple" chart:class="chart:scatter" chart:style-name="ch1">
        <chart:title svg:x="9.382cm" svg:y="0.376cm" chart:style-name="ch2">
          <text:p>FD Order 16</text:p>
        </chart:title>
        <chart:legend chart:legend-position="end" svg:x="17.932cm" svg:y="4.97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38cm" svg:y="1.395cm" svg:width="16.067cm" svg:height="9.417cm">
          <chartooo:coordinate-region svg:x="2.589cm" svg:y="1.594cm" svg:width="14.729cm" svg:height="8.571cm"/>
          <chart:axis chart:dimension="x" chart:name="primary-x" chart:style-name="ch5">
            <chart:title svg:x="8.236cm" svg:y="11.052cm" chart:style-name="ch6">
              <text:p>Gaussian Points</text:p>
            </chart:title>
          </chart:axis>
          <chart:axis chart:dimension="y" chart:name="primary-y" chart:style-name="ch7">
            <chart:title svg:x="0.451cm" svg:y="7.735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chart:data-source-has-labels="both" svg:x="1.33cm" svg:y="1.275cm" svg:width="10.888cm" svg:height="6.57cm">
          <chartooo:coordinate-region svg:x="2.481cm" svg:y="1.475cm" svg:width="9.55cm" svg:height="5.723cm"/>
          <chart:axis chart:dimension="x" chart:name="primary-x" chart:style-name="ch5" chartooo:axis-type="auto">
            <chart:title svg:x="5.539cm" svg:y="8.025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89cm" svg:height="12.885cm" xlink:href="." xlink:type="simple" chart:class="chart:scatter" chart:style-name="ch1">
        <chart:title svg:x="10.13cm" svg:y="0.393cm" chart:style-name="ch2">
          <text:p>FD Order 20</text:p>
        </chart:title>
        <chart:legend chart:legend-position="end" svg:x="19.428cm" svg:y="5.396cm" style:legend-expansion="high" chart:style-name="ch3"/>
        <chart:plot-area chart:style-name="ch4" chart:data-source-has-labels="both" svg:x="1.468cm" svg:y="1.429cm" svg:width="17.503cm" svg:height="10.218cm">
          <chartooo:coordinate-region svg:x="2.619cm" svg:y="1.628cm" svg:width="16.165cm" svg:height="9.372cm"/>
          <chart:axis chart:dimension="x" chart:name="primary-x" chart:style-name="ch5" chartooo:axis-type="auto">
            <chart:title svg:x="8.984cm" svg:y="11.90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7.521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2</text:p>
        </chart:title>
        <chart:legend chart:legend-position="end" svg:x="13.624cm" svg:y="3.454cm" style:legend-expansion="high" chart:style-name="ch3"/>
        <chart:plot-area chart:style-name="ch4" table:cell-range-address="'Big FD order 12'.G4:'Big FD order 12'.G16 'Big FD order 12'.C4:'Big FD order 12'.C4 'Big FD order 12'.O4:'Big FD order 12'.O16 'Big FD order 12'.C18:'Big FD order 12'.C18 'Big FD order 12'.O18:'Big FD order 12'.O30 'Big FD order 12'.C32:'Big FD order 12'.C32 'Big FD order 12'.O32:'Big FD order 12'.O43 'Big FD order 12'.C45:'Big FD order 12'.C45 'Big FD order 12'.O45:'Big FD order 12'.O47" chart:data-source-has-labels="row" svg:x="1.331cm" svg:y="1.275cm" svg:width="11.973cm" svg:height="6.564cm">
          <chartooo:coordinate-region svg:x="2.482cm" svg:y="1.474cm" svg:width="10.635cm" svg:height="5.718cm"/>
          <chart:axis chart:dimension="x" chart:name="primary-x" chart:style-name="ch5">
            <chart:title svg:x="6.082cm" svg:y="8.019cm" chart:style-name="ch6">
              <text:p>Gaussian Points</text:p>
            </chart:title>
          </chart:axis>
          <chart:axis chart:dimension="y" chart:name="primary-y" chart:style-name="ch7">
            <chart:title svg:x="0.451cm" svg:y="6.069cm" chart:style-name="ch8">
              <text:p>RMS Delta Potential</text:p>
            </chart:title>
            <chart:grid chart:style-name="ch9" chart:class="major"/>
          </chart:axis>
          <chart:series chart:style-name="ch10" chart:values-cell-range-address="'Big FD order 12'.O4:'Big FD order 12'.O16" chart:label-cell-address="'Big FD order 12'.C4:'Big FD order 12'.C4" chart:class="chart:scatter">
            <chart:domain table:cell-range-address="'Big FD order 12'.G4:'Big FD order 12'.G16"/>
            <chart:data-point chart:repeated="13"/>
          </chart:series>
          <chart:series chart:style-name="ch11" chart:values-cell-range-address="'Big FD order 12'.O18:'Big FD order 12'.O30" chart:label-cell-address="'Big FD order 12'.C18:'Big FD order 12'.C18" chart:class="chart:scatter">
            <chart:domain table:cell-range-address="'Big FD order 12'.G18:'Big FD order 12'.G30"/>
            <chart:data-point chart:repeated="13"/>
          </chart:series>
          <chart:series chart:style-name="ch12" chart:values-cell-range-address="'Big FD order 12'.O32:'Big FD order 12'.O43" chart:label-cell-address="'Big FD order 12'.C32:'Big FD order 12'.C32" chart:class="chart:scatter">
            <chart:domain table:cell-range-address="'Big FD order 12'.G32:'Big FD order 12'.G43"/>
            <chart:data-point chart:repeated="12"/>
          </chart:series>
          <chart:series chart:style-name="ch13" chart:values-cell-range-address="'Big FD order 12'.O45:'Big FD order 12'.O47" chart:label-cell-address="'Big FD order 12'.C45:'Big FD order 12'.C45" chart:class="chart:scatter">
            <chart:domain table:cell-range-address="'Big FD order 12'.G45:'Big FD order 12'.G47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.4243</text:p>
                <draw:g>
                  <svg:desc>'Big FD order 12'.C4:'Big FD order 12'.C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5657</text:p>
                <draw:g>
                  <svg:desc>'Big FD order 12'.C18:'Big FD order 12'.C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7071</text:p>
                <draw:g>
                  <svg:desc>'Big FD order 12'.C32:'Big FD order 12'.C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8485</text:p>
                <draw:g>
                  <svg:desc>'Big FD order 12'.C45:'Big FD order 12'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FD order 12'.G4:'Big FD order 12'.G16</svg:desc>
                </draw:g>
              </table:table-cell>
              <table:table-cell office:value-type="float" office:value="0.85958573372356">
                <text:p>0.85958573372356</text:p>
                <draw:g>
                  <svg:desc>'Big FD order 12'.O4:'Big FD order 12'.O16</svg:desc>
                </draw:g>
              </table:table-cell>
              <table:table-cell office:value-type="float" office:value="8">
                <text:p>8</text:p>
                <draw:g>
                  <svg:desc>'Big FD order 12'.G18:'Big FD order 12'.G30</svg:desc>
                </draw:g>
              </table:table-cell>
              <table:table-cell office:value-type="float" office:value="0.00000041671653654925">
                <text:p>0.00000041671653654925</text:p>
                <draw:g>
                  <svg:desc>'Big FD order 12'.O18:'Big FD order 12'.O30</svg:desc>
                </draw:g>
              </table:table-cell>
              <table:table-cell office:value-type="float" office:value="8">
                <text:p>8</text:p>
                <draw:g>
                  <svg:desc>'Big FD order 12'.G32:'Big FD order 12'.G43</svg:desc>
                </draw:g>
              </table:table-cell>
              <table:table-cell office:value-type="float" office:value="0.00000035903631789981">
                <text:p>0.00000035903631789981</text:p>
                <draw:g>
                  <svg:desc>'Big FD order 12'.O32:'Big FD order 12'.O43</svg:desc>
                </draw:g>
              </table:table-cell>
              <table:table-cell office:value-type="float" office:value="8">
                <text:p>8</text:p>
                <draw:g>
                  <svg:desc>'Big FD order 12'.G45:'Big FD order 12'.G47</svg:desc>
                </draw:g>
              </table:table-cell>
              <table:table-cell office:value-type="float" office:value="0.00000059999518320635">
                <text:p>0.00000059999518320635</text:p>
                <draw:g>
                  <svg:desc>'Big FD order 12'.O45:'Big FD order 12'.O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5744777819696">
                <text:p>0.00000015744777819696</text:p>
              </table:table-cell>
              <table:table-cell office:value-type="float" office:value="9">
                <text:p>9</text:p>
              </table:table-cell>
              <table:table-cell office:value-type="float" office:value="0.00000012593493173074">
                <text:p>0.00000012593493173074</text:p>
              </table:table-cell>
              <table:table-cell office:value-type="float" office:value="9">
                <text:p>9</text:p>
              </table:table-cell>
              <table:table-cell office:value-type="float" office:value="0.00000016158749173354">
                <text:p>0.00000016158749173354</text:p>
              </table:table-cell>
              <table:table-cell office:value-type="float" office:value="9">
                <text:p>9</text:p>
              </table:table-cell>
              <table:table-cell office:value-type="float" office:value="0.00000020019888434149">
                <text:p>0.00000020019888434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65635285804193">
                <text:p>0.000000065635285804193</text:p>
              </table:table-cell>
              <table:table-cell office:value-type="float" office:value="10">
                <text:p>10</text:p>
              </table:table-cell>
              <table:table-cell office:value-type="float" office:value="0.000000050953286628739">
                <text:p>0.000000050953286628739</text:p>
              </table:table-cell>
              <table:table-cell office:value-type="float" office:value="10">
                <text:p>10</text:p>
              </table:table-cell>
              <table:table-cell office:value-type="float" office:value="0.000000057831711114974">
                <text:p>0.000000057831711114974</text:p>
              </table:table-cell>
              <table:table-cell office:value-type="float" office:value="10">
                <text:p>10</text:p>
              </table:table-cell>
              <table:table-cell office:value-type="float" office:value="0.000000070009523823881">
                <text:p>0.000000070009523823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21409619523851">
                <text:p>0.000000021409619523851</text:p>
              </table:table-cell>
              <table:table-cell office:value-type="float" office:value="11">
                <text:p>11</text:p>
              </table:table-cell>
              <table:table-cell office:value-type="float" office:value="0.000000017573780774414">
                <text:p>0.000000017573780774414</text:p>
              </table:table-cell>
              <table:table-cell office:value-type="float" office:value="11">
                <text:p>11</text:p>
              </table:table-cell>
              <table:table-cell office:value-type="float" office:value="0.000000021807397298089">
                <text:p>0.00000002180739729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678463726617">
                <text:p>0.000000009678463726617</text:p>
              </table:table-cell>
              <table:table-cell office:value-type="float" office:value="12">
                <text:p>12</text:p>
              </table:table-cell>
              <table:table-cell office:value-type="float" office:value="0.0000000078545757557711">
                <text:p>0.0000000078545757557711</text:p>
              </table:table-cell>
              <table:table-cell office:value-type="float" office:value="12">
                <text:p>12</text:p>
              </table:table-cell>
              <table:table-cell office:value-type="float" office:value="0.000000010052250970249">
                <text:p>0.00000001005225097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35509086022814">
                <text:p>0.0000000035509086022814</text:p>
              </table:table-cell>
              <table:table-cell office:value-type="float" office:value="13">
                <text:p>13</text:p>
              </table:table-cell>
              <table:table-cell office:value-type="float" office:value="0.000000003031987579257">
                <text:p>0.000000003031987579257</text:p>
              </table:table-cell>
              <table:table-cell office:value-type="float" office:value="13">
                <text:p>13</text:p>
              </table:table-cell>
              <table:table-cell office:value-type="float" office:value="0.0000000041362595687318">
                <text:p>0.000000004136259568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17395572808303">
                <text:p>0.0000000017395572808303</text:p>
              </table:table-cell>
              <table:table-cell office:value-type="float" office:value="14">
                <text:p>14</text:p>
              </table:table-cell>
              <table:table-cell office:value-type="float" office:value="0.0000000012364336360373">
                <text:p>0.0000000012364336360373</text:p>
              </table:table-cell>
              <table:table-cell office:value-type="float" office:value="14">
                <text:p>14</text:p>
              </table:table-cell>
              <table:table-cell office:value-type="float" office:value="0.0000000017742531479913">
                <text:p>0.000000001774253147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70401735149501">
                <text:p>0.00000000070401735149501</text:p>
              </table:table-cell>
              <table:table-cell office:value-type="float" office:value="15">
                <text:p>15</text:p>
              </table:table-cell>
              <table:table-cell office:value-type="float" office:value="0.0000000006252319781997">
                <text:p>0.0000000006252319781997</text:p>
              </table:table-cell>
              <table:table-cell office:value-type="float" office:value="15">
                <text:p>15</text:p>
              </table:table-cell>
              <table:table-cell office:value-type="float" office:value="0.00000000090285374913451">
                <text:p>0.0000000009028537491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36901458894967">
                <text:p>0.00000000036901458894967</text:p>
              </table:table-cell>
              <table:table-cell office:value-type="float" office:value="16">
                <text:p>16</text:p>
              </table:table-cell>
              <table:table-cell office:value-type="float" office:value="0.00000000027764663054091">
                <text:p>0.00000000027764663054091</text:p>
              </table:table-cell>
              <table:table-cell office:value-type="float" office:value="16">
                <text:p>16</text:p>
              </table:table-cell>
              <table:table-cell office:value-type="float" office:value="0.00000000041511782785027">
                <text:p>0.00000000041511782785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16228073023601">
                <text:p>0.00000000016228073023601</text:p>
              </table:table-cell>
              <table:table-cell office:value-type="float" office:value="17">
                <text:p>17</text:p>
              </table:table-cell>
              <table:table-cell office:value-type="float" office:value="0.00000000014941333948621">
                <text:p>0.00000000014941333948621</text:p>
              </table:table-cell>
              <table:table-cell office:value-type="float" office:value="17">
                <text:p>17</text:p>
              </table:table-cell>
              <table:table-cell office:value-type="float" office:value="0.00000000019759944878807">
                <text:p>0.0000000001975994487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90094974767889">
                <text:p>0.000000000090094974767889</text:p>
              </table:table-cell>
              <table:table-cell office:value-type="float" office:value="18">
                <text:p>18</text:p>
              </table:table-cell>
              <table:table-cell office:value-type="float" office:value="0.00000000007125515339015">
                <text:p>0.00000000007125515339015</text:p>
              </table:table-cell>
              <table:table-cell office:value-type="float" office:value="18">
                <text:p>18</text:p>
              </table:table-cell>
              <table:table-cell office:value-type="float" office:value="0.00000000010913585620612">
                <text:p>0.00000000010913585620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2531725464672">
                <text:p>0.000000000042531725464672</text:p>
              </table:table-cell>
              <table:table-cell office:value-type="float" office:value="19">
                <text:p>19</text:p>
              </table:table-cell>
              <table:table-cell office:value-type="float" office:value="0.000000000040411758637513">
                <text:p>0.000000000040411758637513</text:p>
              </table:table-cell>
              <table:table-cell office:value-type="float" office:value="19">
                <text:p>19</text:p>
              </table:table-cell>
              <table:table-cell office:value-type="float" office:value="0.000000000055056993150757">
                <text:p>0.00000000005505699315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4803959493735">
                <text:p>0.000000000024803959493735</text:p>
              </table:table-cell>
              <table:table-cell office:value-type="float" office:value="20">
                <text:p>20</text:p>
              </table:table-cell>
              <table:table-cell office:value-type="float" office:value="0.000000000020475792364481">
                <text:p>0.00000000002047579236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2</text:p>
        </chart:title>
        <chart:legend chart:legend-position="end" svg:x="13.624cm" svg:y="3.454cm" style:legend-expansion="high" chart:style-name="ch3"/>
        <chart:plot-area chart:style-name="ch4" table:cell-range-address="'Big FD order 12'.G4:'Big FD order 12'.G16 'Big FD order 12'.C4:'Big FD order 12'.C4 'Big FD order 12'.N4:'Big FD order 12'.N16 'Big FD order 12'.C18:'Big FD order 12'.C18 'Big FD order 12'.N18:'Big FD order 12'.N30 'Big FD order 12'.C32:'Big FD order 12'.C32 'Big FD order 12'.N32:'Big FD order 12'.N43 'Big FD order 12'.C45:'Big FD order 12'.C45 'Big FD order 12'.N45:'Big FD order 12'.N47" chart:data-source-has-labels="row" svg:x="1.331cm" svg:y="1.275cm" svg:width="11.973cm" svg:height="6.564cm">
          <chartooo:coordinate-region svg:x="2.482cm" svg:y="1.475cm" svg:width="10.635cm" svg:height="5.718cm"/>
          <chart:axis chart:dimension="x" chart:name="primary-x" chart:style-name="ch5">
            <chart:title svg:x="6.082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143cm" chart:style-name="ch8">
              <text:p>Delta E</text:p>
            </chart:title>
            <chart:grid chart:style-name="ch9" chart:class="major"/>
          </chart:axis>
          <chart:series chart:style-name="ch10" chart:values-cell-range-address="'Big FD order 12'.N4:'Big FD order 12'.N16" chart:label-cell-address="'Big FD order 12'.C4:'Big FD order 12'.C4" chart:class="chart:scatter">
            <chart:domain table:cell-range-address="'Big FD order 12'.G4:'Big FD order 12'.G16"/>
            <chart:data-point chart:repeated="13"/>
          </chart:series>
          <chart:series chart:style-name="ch11" chart:values-cell-range-address="'Big FD order 12'.N18:'Big FD order 12'.N30" chart:label-cell-address="'Big FD order 12'.C18:'Big FD order 12'.C18" chart:class="chart:scatter">
            <chart:domain table:cell-range-address="'Big FD order 12'.G18:'Big FD order 12'.G30"/>
            <chart:data-point chart:repeated="13"/>
          </chart:series>
          <chart:series chart:style-name="ch12" chart:values-cell-range-address="'Big FD order 12'.N32:'Big FD order 12'.N43" chart:label-cell-address="'Big FD order 12'.C32:'Big FD order 12'.C32" chart:class="chart:scatter">
            <chart:domain table:cell-range-address="'Big FD order 12'.G32:'Big FD order 12'.G43"/>
            <chart:data-point chart:repeated="12"/>
          </chart:series>
          <chart:series chart:style-name="ch13" chart:values-cell-range-address="'Big FD order 12'.N45:'Big FD order 12'.N47" chart:label-cell-address="'Big FD order 12'.C45:'Big FD order 12'.C45" chart:class="chart:scatter">
            <chart:domain table:cell-range-address="'Big FD order 12'.G45:'Big FD order 12'.G47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.4243</text:p>
                <draw:g>
                  <svg:desc>'Big FD order 12'.C4:'Big FD order 12'.C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5657</text:p>
                <draw:g>
                  <svg:desc>'Big FD order 12'.C18:'Big FD order 12'.C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7071</text:p>
                <draw:g>
                  <svg:desc>'Big FD order 12'.C32:'Big FD order 12'.C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8485</text:p>
                <draw:g>
                  <svg:desc>'Big FD order 12'.C45:'Big FD order 12'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FD order 12'.G4:'Big FD order 12'.G16</svg:desc>
                </draw:g>
              </table:table-cell>
              <table:table-cell office:value-type="float" office:value="99.934114825047">
                <text:p>99.934114825047</text:p>
                <draw:g>
                  <svg:desc>'Big FD order 12'.N4:'Big FD order 12'.N16</svg:desc>
                </draw:g>
              </table:table-cell>
              <table:table-cell office:value-type="float" office:value="8">
                <text:p>8</text:p>
                <draw:g>
                  <svg:desc>'Big FD order 12'.G18:'Big FD order 12'.G30</svg:desc>
                </draw:g>
              </table:table-cell>
              <table:table-cell office:value-type="float" office:value="0.0065981933607642">
                <text:p>0.0065981933607642</text:p>
                <draw:g>
                  <svg:desc>'Big FD order 12'.N18:'Big FD order 12'.N30</svg:desc>
                </draw:g>
              </table:table-cell>
              <table:table-cell office:value-type="float" office:value="8">
                <text:p>8</text:p>
                <draw:g>
                  <svg:desc>'Big FD order 12'.G32:'Big FD order 12'.G43</svg:desc>
                </draw:g>
              </table:table-cell>
              <table:table-cell office:value-type="float" office:value="0.010054793038194">
                <text:p>0.010054793038194</text:p>
                <draw:g>
                  <svg:desc>'Big FD order 12'.N32:'Big FD order 12'.N43</svg:desc>
                </draw:g>
              </table:table-cell>
              <table:table-cell office:value-type="float" office:value="8">
                <text:p>8</text:p>
                <draw:g>
                  <svg:desc>'Big FD order 12'.G45:'Big FD order 12'.G47</svg:desc>
                </draw:g>
              </table:table-cell>
              <table:table-cell office:value-type="float" office:value="0.030549125298364">
                <text:p>0.030549125298364</text:p>
                <draw:g>
                  <svg:desc>'Big FD order 12'.N45:'Big FD order 12'.N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61387423220527">
                <text:p>0.00061387423220527</text:p>
              </table:table-cell>
              <table:table-cell office:value-type="float" office:value="9">
                <text:p>9</text:p>
              </table:table-cell>
              <table:table-cell office:value-type="float" office:value="0.0019795974902337">
                <text:p>0.0019795974902337</text:p>
              </table:table-cell>
              <table:table-cell office:value-type="float" office:value="9">
                <text:p>9</text:p>
              </table:table-cell>
              <table:table-cell office:value-type="float" office:value="0.0039978392877771">
                <text:p>0.0039978392877771</text:p>
              </table:table-cell>
              <table:table-cell office:value-type="float" office:value="9">
                <text:p>9</text:p>
              </table:table-cell>
              <table:table-cell office:value-type="float" office:value="0.01112281976674">
                <text:p>0.0111228197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26308356431715">
                <text:p>0.00026308356431715</text:p>
              </table:table-cell>
              <table:table-cell office:value-type="float" office:value="10">
                <text:p>10</text:p>
              </table:table-cell>
              <table:table-cell office:value-type="float" office:value="0.00080815331114259">
                <text:p>0.00080815331114259</text:p>
              </table:table-cell>
              <table:table-cell office:value-type="float" office:value="10">
                <text:p>10</text:p>
              </table:table-cell>
              <table:table-cell office:value-type="float" office:value="0.0013981713570388">
                <text:p>0.0013981713570388</text:p>
              </table:table-cell>
              <table:table-cell office:value-type="float" office:value="10">
                <text:p>10</text:p>
              </table:table-cell>
              <table:table-cell office:value-type="float" office:value="0.0042832163822482">
                <text:p>0.0042832163822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90636697489321">
                <text:p>0.000090636697489321</text:p>
              </table:table-cell>
              <table:table-cell office:value-type="float" office:value="11">
                <text:p>11</text:p>
              </table:table-cell>
              <table:table-cell office:value-type="float" office:value="0.00028410208942553">
                <text:p>0.00028410208942553</text:p>
              </table:table-cell>
              <table:table-cell office:value-type="float" office:value="11">
                <text:p>11</text:p>
              </table:table-cell>
              <table:table-cell office:value-type="float" office:value="0.00052778082933003">
                <text:p>0.0005277808293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42735911989">
                <text:p>0.000042735911989</text:p>
              </table:table-cell>
              <table:table-cell office:value-type="float" office:value="12">
                <text:p>12</text:p>
              </table:table-cell>
              <table:table-cell office:value-type="float" office:value="0.00012981590559846">
                <text:p>0.00012981590559846</text:p>
              </table:table-cell>
              <table:table-cell office:value-type="float" office:value="12">
                <text:p>12</text:p>
              </table:table-cell>
              <table:table-cell office:value-type="float" office:value="0.00024651715078505">
                <text:p>0.000246517150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16612762635093">
                <text:p>0.000016612762635093</text:p>
              </table:table-cell>
              <table:table-cell office:value-type="float" office:value="13">
                <text:p>13</text:p>
              </table:table-cell>
              <table:table-cell office:value-type="float" office:value="0.000051741849368625">
                <text:p>0.000051741849368625</text:p>
              </table:table-cell>
              <table:table-cell office:value-type="float" office:value="13">
                <text:p>13</text:p>
              </table:table-cell>
              <table:table-cell office:value-type="float" office:value="0.00010426904080418">
                <text:p>0.0001042690408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85088846286663">
                <text:p>0.0000085088846286663</text:p>
              </table:table-cell>
              <table:table-cell office:value-type="float" office:value="14">
                <text:p>14</text:p>
              </table:table-cell>
              <table:table-cell office:value-type="float" office:value="0.000021872409986301">
                <text:p>0.000021872409986301</text:p>
              </table:table-cell>
              <table:table-cell office:value-type="float" office:value="14">
                <text:p>14</text:p>
              </table:table-cell>
              <table:table-cell office:value-type="float" office:value="0.000046423700055698">
                <text:p>0.00004642370005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3658285646857">
                <text:p>0.000003658285646857</text:p>
              </table:table-cell>
              <table:table-cell office:value-type="float" office:value="15">
                <text:p>15</text:p>
              </table:table-cell>
              <table:table-cell office:value-type="float" office:value="0.000011409145306729">
                <text:p>0.000011409145306729</text:p>
              </table:table-cell>
              <table:table-cell office:value-type="float" office:value="15">
                <text:p>15</text:p>
              </table:table-cell>
              <table:table-cell office:value-type="float" office:value="0.000024498684467744">
                <text:p>0.00002449868446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20074926907476">
                <text:p>0.0000020074926907476</text:p>
              </table:table-cell>
              <table:table-cell office:value-type="float" office:value="16">
                <text:p>16</text:p>
              </table:table-cell>
              <table:table-cell office:value-type="float" office:value="0.0000052791030427102">
                <text:p>0.0000052791030427102</text:p>
              </table:table-cell>
              <table:table-cell office:value-type="float" office:value="16">
                <text:p>16</text:p>
              </table:table-cell>
              <table:table-cell office:value-type="float" office:value="0.000011818721574741">
                <text:p>0.00001181872157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93870427053666">
                <text:p>0.00000093870427053666</text:p>
              </table:table-cell>
              <table:table-cell office:value-type="float" office:value="17">
                <text:p>17</text:p>
              </table:table-cell>
              <table:table-cell office:value-type="float" office:value="0.0000029401786836303">
                <text:p>0.0000029401786836303</text:p>
              </table:table-cell>
              <table:table-cell office:value-type="float" office:value="17">
                <text:p>17</text:p>
              </table:table-cell>
              <table:table-cell office:value-type="float" office:value="0.0000059213303416072">
                <text:p>0.000005921330341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54564165097304">
                <text:p>0.00000054564165097304</text:p>
              </table:table-cell>
              <table:table-cell office:value-type="float" office:value="18">
                <text:p>18</text:p>
              </table:table-cell>
              <table:table-cell office:value-type="float" office:value="0.0000014656709996785">
                <text:p>0.0000014656709996785</text:p>
              </table:table-cell>
              <table:table-cell office:value-type="float" office:value="18">
                <text:p>18</text:p>
              </table:table-cell>
              <table:table-cell office:value-type="float" office:value="0.0000034178415546648">
                <text:p>0.000003417841554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27372758015787">
                <text:p>0.00000027372758015787</text:p>
              </table:table-cell>
              <table:table-cell office:value-type="float" office:value="19">
                <text:p>19</text:p>
              </table:table-cell>
              <table:table-cell office:value-type="float" office:value="0.00000086190135561992">
                <text:p>0.00000086190135561992</text:p>
              </table:table-cell>
              <table:table-cell office:value-type="float" office:value="19">
                <text:p>19</text:p>
              </table:table-cell>
              <table:table-cell office:value-type="float" office:value="0.0000018195460143033">
                <text:p>0.000001819546014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16699642801932">
                <text:p>0.00000016699642801932</text:p>
              </table:table-cell>
              <table:table-cell office:value-type="float" office:value="20">
                <text:p>20</text:p>
              </table:table-cell>
              <table:table-cell office:value-type="float" office:value="0.00000045722200248122">
                <text:p>0.0000004572220024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39cm" svg:y="0.316cm" chart:style-name="ch2">
          <text:p>FD order 16</text:p>
        </chart:title>
        <chart:legend chart:legend-position="end" svg:x="13.624cm" svg:y="3.454cm" style:legend-expansion="high" chart:style-name="ch3"/>
        <chart:plot-area chart:style-name="ch4" table:cell-range-address="'Big Order 16'.F5:'Big Order 16'.F17 'Big Order 16'.B5:'Big Order 16'.B5 'Big Order 16'.N5:'Big Order 16'.N17 'Big Order 16'.B19:'Big Order 16'.B19 'Big Order 16'.N19:'Big Order 16'.N31 'Big Order 16'.B33:'Big Order 16'.B33 'Big Order 16'.N33:'Big Order 16'.N44 'Big Order 16'.B46:'Big Order 16'.B46 'Big Order 16'.N46:'Big Order 16'.N46" chart:data-source-has-labels="row" svg:x="0.32cm" svg:y="1.275cm" svg:width="12.984cm" svg:height="7.545cm">
          <chartooo:coordinate-region svg:x="1.471cm" svg:y="1.474cm" svg:width="11.64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ig Order 16'.N5:'Big Order 16'.N17" chart:label-cell-address="'Big Order 16'.B5:'Big Order 16'.B5" chart:class="chart:scatter">
            <chart:domain table:cell-range-address="'Big Order 16'.F5:'Big Order 16'.F17"/>
            <chart:data-point chart:repeated="13"/>
          </chart:series>
          <chart:series chart:style-name="ch9" chart:values-cell-range-address="'Big Order 16'.N19:'Big Order 16'.N31" chart:label-cell-address="'Big Order 16'.B19:'Big Order 16'.B19" chart:class="chart:scatter">
            <chart:domain table:cell-range-address="'Big Order 16'.F19:'Big Order 16'.F31"/>
            <chart:data-point chart:repeated="13"/>
          </chart:series>
          <chart:series chart:style-name="ch10" chart:values-cell-range-address="'Big Order 16'.N33:'Big Order 16'.N44" chart:label-cell-address="'Big Order 16'.B33:'Big Order 16'.B33" chart:class="chart:scatter">
            <chart:domain table:cell-range-address="'Big Order 16'.F33:'Big Order 16'.F44"/>
            <chart:data-point chart:repeated="12"/>
          </chart:series>
          <chart:series chart:style-name="ch11" chart:values-cell-range-address="'Big Order 16'.N46:'Big Order 16'.N46" chart:label-cell-address="'Big Order 16'.B46:'Big Order 16'.B46" chart:class="chart:scatter">
            <chart:domain table:cell-range-address="'Big Order 16'.F46:'Big Order 16'.F4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.4243</text:p>
                <draw:g>
                  <svg:desc>'Big Order 16'.B5:'Big Order 16'.B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5657</text:p>
                <draw:g>
                  <svg:desc>'Big Order 16'.B19:'Big Order 16'.B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7071</text:p>
                <draw:g>
                  <svg:desc>'Big Order 16'.B33:'Big Order 16'.B33</svg:desc>
                </draw:g>
              </table:table-cell>
              <table:table-cell office:value-type="string">
                <text:p/>
              </table:table-cell>
              <table:table-cell office:value-type="string">
                <text:p>0.8485</text:p>
                <draw:g>
                  <svg:desc>'Big Order 16'.B46:'Big Order 16'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Order 16'.F5:'Big Order 16'.F17</svg:desc>
                </draw:g>
              </table:table-cell>
              <table:table-cell office:value-type="float" office:value="1.654476363315">
                <text:p>1.654476363315</text:p>
                <draw:g>
                  <svg:desc>'Big Order 16'.N5:'Big Order 16'.N17</svg:desc>
                </draw:g>
              </table:table-cell>
              <table:table-cell office:value-type="float" office:value="8">
                <text:p>8</text:p>
                <draw:g>
                  <svg:desc>'Big Order 16'.F19:'Big Order 16'.F31</svg:desc>
                </draw:g>
              </table:table-cell>
              <table:table-cell office:value-type="float" office:value="0.00000025147219055843">
                <text:p>0.00000025147219055843</text:p>
                <draw:g>
                  <svg:desc>'Big Order 16'.N19:'Big Order 16'.N31</svg:desc>
                </draw:g>
              </table:table-cell>
              <table:table-cell office:value-type="float" office:value="8">
                <text:p>8</text:p>
                <draw:g>
                  <svg:desc>'Big Order 16'.F33:'Big Order 16'.F44</svg:desc>
                </draw:g>
              </table:table-cell>
              <table:table-cell office:value-type="float" office:value="0.0000002408355593128">
                <text:p>0.0000002408355593128</text:p>
                <draw:g>
                  <svg:desc>'Big Order 16'.N33:'Big Order 16'.N44</svg:desc>
                </draw:g>
              </table:table-cell>
              <table:table-cell office:value-type="float" office:value="8">
                <text:p>8</text:p>
                <draw:g>
                  <svg:desc>'Big Order 16'.F46:'Big Order 16'.F46</svg:desc>
                </draw:g>
              </table:table-cell>
              <table:table-cell office:value-type="float" office:value="0.00000042407418390778">
                <text:p>0.00000042407418390778</text:p>
                <draw:g>
                  <svg:desc>'Big Order 16'.N46:'Big Order 16'.N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083529011935227">
                <text:p>0.000000083529011935227</text:p>
              </table:table-cell>
              <table:table-cell office:value-type="float" office:value="9">
                <text:p>9</text:p>
              </table:table-cell>
              <table:table-cell office:value-type="float" office:value="0.000000066420295445596">
                <text:p>0.000000066420295445596</text:p>
              </table:table-cell>
              <table:table-cell office:value-type="float" office:value="9">
                <text:p>9</text:p>
              </table:table-cell>
              <table:table-cell office:value-type="float" office:value="0.00000010756562426766">
                <text:p>0.0000001075656242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309635154131">
                <text:p>0.0000000309635154131</text:p>
              </table:table-cell>
              <table:table-cell office:value-type="float" office:value="10">
                <text:p>10</text:p>
              </table:table-cell>
              <table:table-cell office:value-type="float" office:value="0.00000002387799171047">
                <text:p>0.00000002387799171047</text:p>
              </table:table-cell>
              <table:table-cell office:value-type="float" office:value="10">
                <text:p>10</text:p>
              </table:table-cell>
              <table:table-cell office:value-type="float" office:value="0.000000033765812469699">
                <text:p>0.00000003376581246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83506324081508">
                <text:p>0.0000000083506324081508</text:p>
              </table:table-cell>
              <table:table-cell office:value-type="float" office:value="11">
                <text:p>11</text:p>
              </table:table-cell>
              <table:table-cell office:value-type="float" office:value="0.0000000071163625230332">
                <text:p>0.0000000071163625230332</text:p>
              </table:table-cell>
              <table:table-cell office:value-type="float" office:value="11">
                <text:p>11</text:p>
              </table:table-cell>
              <table:table-cell office:value-type="float" office:value="0.000000010830802321729">
                <text:p>0.00000001083080232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2603732483997">
                <text:p>0.0000000032603732483997</text:p>
              </table:table-cell>
              <table:table-cell office:value-type="float" office:value="12">
                <text:p>12</text:p>
              </table:table-cell>
              <table:table-cell office:value-type="float" office:value="0.0000000028100225001298">
                <text:p>0.0000000028100225001298</text:p>
              </table:table-cell>
              <table:table-cell office:value-type="float" office:value="12">
                <text:p>12</text:p>
              </table:table-cell>
              <table:table-cell office:value-type="float" office:value="0.0000000043031222692897">
                <text:p>0.000000004303122269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98206809238656">
                <text:p>0.00000000098206809238656</text:p>
              </table:table-cell>
              <table:table-cell office:value-type="float" office:value="13">
                <text:p>13</text:p>
              </table:table-cell>
              <table:table-cell office:value-type="float" office:value="0.00000000092903264354919">
                <text:p>0.00000000092903264354919</text:p>
              </table:table-cell>
              <table:table-cell office:value-type="float" office:value="13">
                <text:p>13</text:p>
              </table:table-cell>
              <table:table-cell office:value-type="float" office:value="0.0000000014678462947028">
                <text:p>0.000000001467846294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41498822298894">
                <text:p>0.00000000041498822298894</text:p>
              </table:table-cell>
              <table:table-cell office:value-type="float" office:value="14">
                <text:p>14</text:p>
              </table:table-cell>
              <table:table-cell office:value-type="float" office:value="0.00000000032440612813013">
                <text:p>0.00000000032440612813013</text:p>
              </table:table-cell>
              <table:table-cell office:value-type="float" office:value="14">
                <text:p>14</text:p>
              </table:table-cell>
              <table:table-cell office:value-type="float" office:value="0.00000000051971442246654">
                <text:p>0.0000000005197144224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1381181416491">
                <text:p>0.0000000001381181416491</text:p>
              </table:table-cell>
              <table:table-cell office:value-type="float" office:value="15">
                <text:p>15</text:p>
              </table:table-cell>
              <table:table-cell office:value-type="float" office:value="0.00000000014482111646295">
                <text:p>0.00000000014482111646295</text:p>
              </table:table-cell>
              <table:table-cell office:value-type="float" office:value="15">
                <text:p>15</text:p>
              </table:table-cell>
              <table:table-cell office:value-type="float" office:value="0.0000000002253163987323">
                <text:p>0.000000000225316398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62638494734538">
                <text:p>0.000000000062638494734538</text:p>
              </table:table-cell>
              <table:table-cell office:value-type="float" office:value="16">
                <text:p>16</text:p>
              </table:table-cell>
              <table:table-cell office:value-type="float" office:value="0.000000000054998686609176">
                <text:p>0.000000000054998686609176</text:p>
              </table:table-cell>
              <table:table-cell office:value-type="float" office:value="16">
                <text:p>16</text:p>
              </table:table-cell>
              <table:table-cell office:value-type="float" office:value="0.000000000085642447943207">
                <text:p>0.0000000000856424479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22786632311998">
                <text:p>0.000000000022786632311998</text:p>
              </table:table-cell>
              <table:table-cell office:value-type="float" office:value="17">
                <text:p>17</text:p>
              </table:table-cell>
              <table:table-cell office:value-type="float" office:value="0.000000000026110594417418">
                <text:p>0.000000000026110594417418</text:p>
              </table:table-cell>
              <table:table-cell office:value-type="float" office:value="17">
                <text:p>17</text:p>
              </table:table-cell>
              <table:table-cell office:value-type="float" office:value="0.000000000033823501855109">
                <text:p>0.000000000033823501855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11004377760549">
                <text:p>0.000000000011004377760549</text:p>
              </table:table-cell>
              <table:table-cell office:value-type="float" office:value="18">
                <text:p>18</text:p>
              </table:table-cell>
              <table:table-cell office:value-type="float" office:value="0.000000000010650135265514">
                <text:p>0.000000000010650135265514</text:p>
              </table:table-cell>
              <table:table-cell office:value-type="float" office:value="18">
                <text:p>18</text:p>
              </table:table-cell>
              <table:table-cell office:value-type="float" office:value="0.000000000016045960640455">
                <text:p>0.00000000001604596064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43316590854498">
                <text:p>0.0000000000043316590854498</text:p>
              </table:table-cell>
              <table:table-cell office:value-type="float" office:value="19">
                <text:p>19</text:p>
              </table:table-cell>
              <table:table-cell office:value-type="float" office:value="0.0000000000053344676611657">
                <text:p>0.0000000000053344676611657</text:p>
              </table:table-cell>
              <table:table-cell office:value-type="float" office:value="19">
                <text:p>19</text:p>
              </table:table-cell>
              <table:table-cell office:value-type="float" office:value="0.0000000000067796161463741">
                <text:p>0.000000000006779616146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22115645998692">
                <text:p>0.0000000000022115645998692</text:p>
              </table:table-cell>
              <table:table-cell office:value-type="float" office:value="20">
                <text:p>20</text:p>
              </table:table-cell>
              <table:table-cell office:value-type="float" office:value="0.0000000000023187078404915">
                <text:p>0.000000000002318707840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12</text:p>
        </chart:title>
        <chart:legend chart:legend-position="end" svg:x="12.537cm" svg:y="3.457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33cm" svg:y="1.275cm" svg:width="10.888cm" svg:height="6.57cm">
          <chartooo:coordinate-region svg:x="2.481cm" svg:y="1.474cm" svg:width="9.55cm" svg:height="5.724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146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9cm" svg:height="12.7cm" xlink:href=".." xlink:type="simple" chart:class="chart:scatter" chart:style-name="ch1">
        <chart:title svg:x="9.965cm" svg:y="0.39cm" chart:style-name="ch2">
          <text:p>FD Order 12</text:p>
        </chart:title>
        <chart:legend chart:legend-position="end" svg:x="19.098cm" svg:y="5.304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62cm" svg:y="1.423cm" svg:width="17.185cm" svg:height="10.042cm">
          <chartooo:coordinate-region svg:x="2.613cm" svg:y="1.623cm" svg:width="15.847cm" svg:height="9.195cm"/>
          <chart:axis chart:dimension="x" chart:name="primary-x" chart:style-name="ch5">
            <chart:title svg:x="8.819cm" svg:y="11.719cm" chart:style-name="ch6">
              <text:p>Gaussian Points</text:p>
            </chart:title>
          </chart:axis>
          <chart:axis chart:dimension="y" chart:name="primary-y" chart:style-name="ch7">
            <chart:title svg:x="0.451cm" svg:y="7.03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9cm" svg:height="12.672cm" xlink:href=".." xlink:type="simple" chart:class="chart:scatter" chart:style-name="ch1">
        <chart:title svg:x="9.95cm" svg:y="0.389cm" chart:style-name="ch2">
          <text:p>FD Order 16</text:p>
        </chart:title>
        <chart:legend chart:legend-position="end" svg:x="19.068cm" svg:y="5.29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61cm" svg:y="1.421cm" svg:width="17.157cm" svg:height="10.017cm">
          <chartooo:coordinate-region svg:x="2.612cm" svg:y="1.62cm" svg:width="15.819cm" svg:height="9.171cm"/>
          <chart:axis chart:dimension="x" chart:name="primary-x" chart:style-name="ch5">
            <chart:title svg:x="8.804cm" svg:y="11.691cm" chart:style-name="ch6">
              <text:p>Gaussian Points</text:p>
            </chart:title>
          </chart:axis>
          <chart:axis chart:dimension="y" chart:name="primary-y" chart:style-name="ch7">
            <chart:title svg:x="0.451cm" svg:y="8.061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5cm" svg:height="12.659cm" xlink:href=".." xlink:type="simple" chart:class="chart:scatter" chart:style-name="ch1">
        <chart:title svg:x="9.938cm" svg:y="0.389cm" chart:style-name="ch2">
          <text:p>FD Order 16</text:p>
        </chart:title>
        <chart:legend chart:legend-position="end" svg:x="19.044cm" svg:y="5.283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461cm" svg:y="1.421cm" svg:width="17.133cm" svg:height="10.004cm">
          <chartooo:coordinate-region svg:x="2.612cm" svg:y="1.621cm" svg:width="15.795cm" svg:height="9.157cm"/>
          <chart:axis chart:dimension="x" chart:name="primary-x" chart:style-name="ch5">
            <chart:title svg:x="8.792cm" svg:y="11.678cm" chart:style-name="ch6">
              <text:p>Gaussian Points</text:p>
            </chart:title>
          </chart:axis>
          <chart:axis chart:dimension="y" chart:name="primary-y" chart:style-name="ch7">
            <chart:title svg:x="0.451cm" svg:y="7.512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chart:data-source-has-labels="both" svg:x="1.33cm" svg:y="1.275cm" svg:width="10.888cm" svg:height="6.569cm">
          <chartooo:coordinate-region svg:x="2.481cm" svg:y="1.474cm" svg:width="9.55cm" svg:height="5.723cm"/>
          <chart:axis chart:dimension="x" chart:name="primary-x" chart:style-name="ch5" chartooo:axis-type="auto">
            <chart:title svg:x="5.539cm" svg:y="8.02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16</text:p>
        </chart:title>
        <chart:legend chart:legend-position="end" svg:x="13.622cm" svg:y="3.457cm" style:legend-expansion="high" chart:style-name="ch3"/>
        <chart:plot-area chart:style-name="ch4" table:cell-range-address="'Big Order 16'.F5:'Big Order 16'.F17 'Big Order 16'.B5:'Big Order 16'.B5 'Big Order 16'.M5:'Big Order 16'.M17 'Big Order 16'.B19:'Big Order 16'.B19 'Big Order 16'.M19:'Big Order 16'.M31 'Big Order 16'.B33:'Big Order 16'.B33 'Big Order 16'.M33:'Big Order 16'.M44 'Big Order 16'.B46:'Big Order 16'.B46 'Big Order 16'.M46:'Big Order 16'.M46" chart:data-source-has-labels="row" svg:x="1.33cm" svg:y="1.275cm" svg:width="11.973cm" svg:height="6.57cm">
          <chartooo:coordinate-region svg:x="2.481cm" svg:y="1.475cm" svg:width="10.635cm" svg:height="5.723cm"/>
          <chart:axis chart:dimension="x" chart:name="primary-x" chart:style-name="ch5">
            <chart:title svg:x="6.081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146cm" chart:style-name="ch8">
              <text:p>Delta E</text:p>
            </chart:title>
            <chart:grid chart:style-name="ch9" chart:class="major"/>
          </chart:axis>
          <chart:series chart:style-name="ch10" chart:values-cell-range-address="'Big Order 16'.M5:'Big Order 16'.M17" chart:label-cell-address="'Big Order 16'.B5:'Big Order 16'.B5" chart:class="chart:scatter">
            <chart:domain table:cell-range-address="'Big Order 16'.F5:'Big Order 16'.F17"/>
            <chart:data-point chart:repeated="13"/>
          </chart:series>
          <chart:series chart:style-name="ch11" chart:values-cell-range-address="'Big Order 16'.M19:'Big Order 16'.M31" chart:label-cell-address="'Big Order 16'.B19:'Big Order 16'.B19" chart:class="chart:scatter">
            <chart:domain table:cell-range-address="'Big Order 16'.F19:'Big Order 16'.F31"/>
            <chart:data-point chart:repeated="13"/>
          </chart:series>
          <chart:series chart:style-name="ch12" chart:values-cell-range-address="'Big Order 16'.M33:'Big Order 16'.M44" chart:label-cell-address="'Big Order 16'.B33:'Big Order 16'.B33" chart:class="chart:scatter">
            <chart:domain table:cell-range-address="'Big Order 16'.F33:'Big Order 16'.F44"/>
            <chart:data-point chart:repeated="12"/>
          </chart:series>
          <chart:series chart:style-name="ch13" chart:values-cell-range-address="'Big Order 16'.M46:'Big Order 16'.M46" chart:label-cell-address="'Big Order 16'.B46:'Big Order 16'.B46" chart:class="chart:scatter">
            <chart:domain table:cell-range-address="'Big Order 16'.F46:'Big Order 16'.F46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.4243</text:p>
                <draw:g>
                  <svg:desc>'Big Order 16'.B5:'Big Order 16'.B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5657</text:p>
                <draw:g>
                  <svg:desc>'Big Order 16'.B19:'Big Order 16'.B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7071</text:p>
                <draw:g>
                  <svg:desc>'Big Order 16'.B33:'Big Order 16'.B33</svg:desc>
                </draw:g>
              </table:table-cell>
              <table:table-cell office:value-type="string">
                <text:p/>
              </table:table-cell>
              <table:table-cell office:value-type="string">
                <text:p>0.8485</text:p>
                <draw:g>
                  <svg:desc>'Big Order 16'.B46:'Big Order 16'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Order 16'.F5:'Big Order 16'.F17</svg:desc>
                </draw:g>
              </table:table-cell>
              <table:table-cell office:value-type="float" office:value="46.122343148265">
                <text:p>46.122343148265</text:p>
                <draw:g>
                  <svg:desc>'Big Order 16'.M5:'Big Order 16'.M17</svg:desc>
                </draw:g>
              </table:table-cell>
              <table:table-cell office:value-type="float" office:value="8">
                <text:p>8</text:p>
                <draw:g>
                  <svg:desc>'Big Order 16'.F19:'Big Order 16'.F31</svg:desc>
                </draw:g>
              </table:table-cell>
              <table:table-cell office:value-type="float" office:value="0.0021656018131448">
                <text:p>0.0021656018131448</text:p>
                <draw:g>
                  <svg:desc>'Big Order 16'.M19:'Big Order 16'.M31</svg:desc>
                </draw:g>
              </table:table-cell>
              <table:table-cell office:value-type="float" office:value="8">
                <text:p>8</text:p>
                <draw:g>
                  <svg:desc>'Big Order 16'.F33:'Big Order 16'.F44</svg:desc>
                </draw:g>
              </table:table-cell>
              <table:table-cell office:value-type="float" office:value="0.0036986186790813">
                <text:p>0.0036986186790813</text:p>
                <draw:g>
                  <svg:desc>'Big Order 16'.M33:'Big Order 16'.M44</svg:desc>
                </draw:g>
              </table:table-cell>
              <table:table-cell office:value-type="float" office:value="8">
                <text:p>8</text:p>
                <draw:g>
                  <svg:desc>'Big Order 16'.F46:'Big Order 16'.F46</svg:desc>
                </draw:g>
              </table:table-cell>
              <table:table-cell office:value-type="float" office:value="0.017066893726565">
                <text:p>0.017066893726565</text:p>
                <draw:g>
                  <svg:desc>'Big Order 16'.M46:'Big Order 16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19718675043778">
                <text:p>0.00019718675043778</text:p>
              </table:table-cell>
              <table:table-cell office:value-type="float" office:value="9">
                <text:p>9</text:p>
              </table:table-cell>
              <table:table-cell office:value-type="float" office:value="0.00051318015285062">
                <text:p>0.00051318015285062</text:p>
              </table:table-cell>
              <table:table-cell office:value-type="float" office:value="9">
                <text:p>9</text:p>
              </table:table-cell>
              <table:table-cell office:value-type="float" office:value="0.0013385696333046">
                <text:p>0.001338569633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69377532054382">
                <text:p>0.000069377532054382</text:p>
              </table:table-cell>
              <table:table-cell office:value-type="float" office:value="10">
                <text:p>10</text:p>
              </table:table-cell>
              <table:table-cell office:value-type="float" office:value="0.00017273184407074">
                <text:p>0.00017273184407074</text:p>
              </table:table-cell>
              <table:table-cell office:value-type="float" office:value="10">
                <text:p>10</text:p>
              </table:table-cell>
              <table:table-cell office:value-type="float" office:value="0.00039684979455501">
                <text:p>0.0003968497945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1830980156603">
                <text:p>0.00001830980156603</text:p>
              </table:table-cell>
              <table:table-cell office:value-type="float" office:value="11">
                <text:p>11</text:p>
              </table:table-cell>
              <table:table-cell office:value-type="float" office:value="0.000047710548376045">
                <text:p>0.000047710548376045</text:p>
              </table:table-cell>
              <table:table-cell office:value-type="float" office:value="11">
                <text:p>11</text:p>
              </table:table-cell>
              <table:table-cell office:value-type="float" office:value="0.0001257780943007">
                <text:p>0.000125778094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70942380001604">
                <text:p>0.0000070942380001604</text:p>
              </table:table-cell>
              <table:table-cell office:value-type="float" office:value="12">
                <text:p>12</text:p>
              </table:table-cell>
              <table:table-cell office:value-type="float" office:value="0.000018010510414612">
                <text:p>0.000018010510414612</text:p>
              </table:table-cell>
              <table:table-cell office:value-type="float" office:value="12">
                <text:p>12</text:p>
              </table:table-cell>
              <table:table-cell office:value-type="float" office:value="0.000050503739714713">
                <text:p>0.00005050373971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2136265428776">
                <text:p>0.000002136265428776</text:p>
              </table:table-cell>
              <table:table-cell office:value-type="float" office:value="13">
                <text:p>13</text:p>
              </table:table-cell>
              <table:table-cell office:value-type="float" office:value="0.0000056812492879033">
                <text:p>0.0000056812492879033</text:p>
              </table:table-cell>
              <table:table-cell office:value-type="float" office:value="13">
                <text:p>13</text:p>
              </table:table-cell>
              <table:table-cell office:value-type="float" office:value="0.00001773110476222">
                <text:p>0.000017731104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90846757672125">
                <text:p>0.00000090846757672125</text:p>
              </table:table-cell>
              <table:table-cell office:value-type="float" office:value="14">
                <text:p>14</text:p>
              </table:table-cell>
              <table:table-cell office:value-type="float" office:value="0.0000019131749358081">
                <text:p>0.0000019131749358081</text:p>
              </table:table-cell>
              <table:table-cell office:value-type="float" office:value="14">
                <text:p>14</text:p>
              </table:table-cell>
              <table:table-cell office:value-type="float" office:value="0.0000065349038180784">
                <text:p>0.000006534903818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30722264354743">
                <text:p>0.00000030722264354743</text:p>
              </table:table-cell>
              <table:table-cell office:value-type="float" office:value="15">
                <text:p>15</text:p>
              </table:table-cell>
              <table:table-cell office:value-type="float" office:value="0.00000083634871295146">
                <text:p>0.00000083634871295146</text:p>
              </table:table-cell>
              <table:table-cell office:value-type="float" office:value="15">
                <text:p>15</text:p>
              </table:table-cell>
              <table:table-cell office:value-type="float" office:value="0.0000029452033913913">
                <text:p>0.000002945203391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4167041406665">
                <text:p>0.00000014167041406665</text:p>
              </table:table-cell>
              <table:table-cell office:value-type="float" office:value="16">
                <text:p>16</text:p>
              </table:table-cell>
              <table:table-cell office:value-type="float" office:value="0.00000031242807452259">
                <text:p>0.00000031242807452259</text:p>
              </table:table-cell>
              <table:table-cell office:value-type="float" office:value="16">
                <text:p>16</text:p>
              </table:table-cell>
              <table:table-cell office:value-type="float" office:value="0.0000011773432220252">
                <text:p>0.000001177343222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5295920635362">
                <text:p>0.00000005295920635362</text:p>
              </table:table-cell>
              <table:table-cell office:value-type="float" office:value="17">
                <text:p>17</text:p>
              </table:table-cell>
              <table:table-cell office:value-type="float" office:value="0.00000014743323184518">
                <text:p>0.00000014743323184518</text:p>
              </table:table-cell>
              <table:table-cell office:value-type="float" office:value="17">
                <text:p>17</text:p>
              </table:table-cell>
              <table:table-cell office:value-type="float" office:value="0.00000049017495484804">
                <text:p>0.00000049017495484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26181949719373">
                <text:p>0.000000026181949719373</text:p>
              </table:table-cell>
              <table:table-cell office:value-type="float" office:value="18">
                <text:p>18</text:p>
              </table:table-cell>
              <table:table-cell office:value-type="float" office:value="0.000000060152489211873">
                <text:p>0.000000060152489211873</text:p>
              </table:table-cell>
              <table:table-cell office:value-type="float" office:value="18">
                <text:p>18</text:p>
              </table:table-cell>
              <table:table-cell office:value-type="float" office:value="0.000000243181773385">
                <text:p>0.00000024318177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10665878624749">
                <text:p>0.000000010665878624749</text:p>
              </table:table-cell>
              <table:table-cell office:value-type="float" office:value="19">
                <text:p>19</text:p>
              </table:table-cell>
              <table:table-cell office:value-type="float" office:value="0.000000030294351915927">
                <text:p>0.000000030294351915927</text:p>
              </table:table-cell>
              <table:table-cell office:value-type="float" office:value="19">
                <text:p>19</text:p>
              </table:table-cell>
              <table:table-cell office:value-type="float" office:value="0.00000010838216724096">
                <text:p>0.0000001083821672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5597381447231">
                <text:p>0.000000005597381447231</text:p>
              </table:table-cell>
              <table:table-cell office:value-type="float" office:value="20">
                <text:p>20</text:p>
              </table:table-cell>
              <table:table-cell office:value-type="float" office:value="0.000000013326504344491">
                <text:p>0.0000000133265043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table:cell-range-address="'Small FD order 20'.H8:'Small FD order 20'.H20 'Small FD order 20'.D8:'Small FD order 20'.D8 'Small FD order 20'.P8:'Small FD order 20'.P20 'Small FD order 20'.D22:'Small FD order 20'.D22 'Small FD order 20'.P22:'Small FD order 20'.P34 'Small FD order 20'.D36:'Small FD order 20'.D36 'Small FD order 20'.P36:'Small FD order 20'.P48 'Small FD order 20'.D50:'Small FD order 20'.D50 'Small FD order 20'.P50:'Small FD order 20'.P62" chart:data-source-has-labels="row" svg:x="1.33cm" svg:y="1.275cm" svg:width="10.888cm" svg:height="6.569cm">
          <chartooo:coordinate-region svg:x="2.481cm" svg:y="1.474cm" svg:width="9.55cm" svg:height="5.723cm"/>
          <chart:axis chart:dimension="x" chart:name="primary-x" chart:style-name="ch5">
            <chart:title svg:x="5.539cm" svg:y="8.024cm" chart:style-name="ch6">
              <text:p>Gaussian Points</text:p>
            </chart:title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20'.P8:'Small FD order 20'.P20" chart:label-cell-address="'Small FD order 20'.D8:'Small FD order 20'.D8" chart:class="chart:scatter">
            <chart:domain table:cell-range-address="'Small FD order 20'.H8:'Small FD order 20'.H20"/>
            <chart:data-point chart:repeated="13"/>
          </chart:series>
          <chart:series chart:style-name="ch11" chart:values-cell-range-address="'Small FD order 20'.P22:'Small FD order 20'.P34" chart:label-cell-address="'Small FD order 20'.D22:'Small FD order 20'.D22" chart:class="chart:scatter">
            <chart:domain table:cell-range-address="'Small FD order 20'.H22:'Small FD order 20'.H34"/>
            <chart:data-point chart:repeated="13"/>
          </chart:series>
          <chart:series chart:style-name="ch12" chart:values-cell-range-address="'Small FD order 20'.P36:'Small FD order 20'.P48" chart:label-cell-address="'Small FD order 20'.D36:'Small FD order 20'.D36" chart:class="chart:scatter">
            <chart:domain table:cell-range-address="'Small FD order 20'.H36:'Small FD order 20'.H48"/>
            <chart:data-point chart:repeated="13"/>
          </chart:series>
          <chart:series chart:style-name="ch13" chart:values-cell-range-address="'Small FD order 20'.P50:'Small FD order 20'.P62" chart:label-cell-address="'Small FD order 20'.D50:'Small FD order 20'.D50" chart:class="chart:scatter">
            <chart:domain table:cell-range-address="'Small FD order 20'.H50:'Small 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20'.D8:'Small 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20'.D22:'Small 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20'.D36:'Small 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20'.D50:'Small 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20'.H8:'Small FD order 20'.H20</svg:desc>
                </draw:g>
              </table:table-cell>
              <table:table-cell office:value-type="float" office:value="0.19567303867265">
                <text:p>0.19567303867265</text:p>
                <draw:g>
                  <svg:desc>'Small FD order 20'.P8:'Small FD order 20'.P20</svg:desc>
                </draw:g>
              </table:table-cell>
              <table:table-cell office:value-type="float" office:value="8">
                <text:p>8</text:p>
                <draw:g>
                  <svg:desc>'Small FD order 20'.H22:'Small FD order 20'.H34</svg:desc>
                </draw:g>
              </table:table-cell>
              <table:table-cell office:value-type="float" office:value="0.0000003172395823853">
                <text:p>0.0000003172395823853</text:p>
                <draw:g>
                  <svg:desc>'Small FD order 20'.P22:'Small FD order 20'.P34</svg:desc>
                </draw:g>
              </table:table-cell>
              <table:table-cell office:value-type="float" office:value="8">
                <text:p>8</text:p>
                <draw:g>
                  <svg:desc>'Small FD order 20'.H36:'Small FD order 20'.H48</svg:desc>
                </draw:g>
              </table:table-cell>
              <table:table-cell office:value-type="float" office:value="0.00000047837331861652">
                <text:p>0.00000047837331861652</text:p>
                <draw:g>
                  <svg:desc>'Small FD order 20'.P36:'Small FD order 20'.P48</svg:desc>
                </draw:g>
              </table:table-cell>
              <table:table-cell office:value-type="float" office:value="8">
                <text:p>8</text:p>
                <draw:g>
                  <svg:desc>'Small FD order 20'.H50:'Small FD order 20'.H62</svg:desc>
                </draw:g>
              </table:table-cell>
              <table:table-cell office:value-type="float" office:value="0.00000091969340953926">
                <text:p>0.00000091969340953926</text:p>
                <draw:g>
                  <svg:desc>'Small FD order 20'.P50:'Small FD order 20'.P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table:cell-range-address="'Small FD order 20'.H8:'Small FD order 20'.H20 'Small FD order 20'.D8:'Small FD order 20'.D8 'Small FD order 20'.O8:'Small FD order 20'.O20 'Small FD order 20'.D22:'Small FD order 20'.D22 'Small FD order 20'.O22:'Small FD order 20'.O34 'Small FD order 20'.D36:'Small FD order 20'.D36 'Small FD order 20'.O36:'Small FD order 20'.O48 'Small FD order 20'.D50:'Small FD order 20'.D50 'Small FD order 20'.O50:'Small FD order 20'.O62" chart:data-source-has-labels="row" svg:x="1.33cm" svg:y="1.275cm" svg:width="10.888cm" svg:height="6.57cm">
          <chartooo:coordinate-region svg:x="2.481cm" svg:y="1.475cm" svg:width="9.55cm" svg:height="5.723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'Small FD order 20'.O8:'Small FD order 20'.O20" chart:label-cell-address="'Small FD order 20'.D8:'Small FD order 20'.D8" chart:class="chart:scatter">
            <chart:domain table:cell-range-address="'Small FD order 20'.H8:'Small FD order 20'.H20"/>
            <chart:data-point chart:repeated="13"/>
          </chart:series>
          <chart:series chart:style-name="ch11" chart:values-cell-range-address="'Small FD order 20'.O22:'Small FD order 20'.O34" chart:label-cell-address="'Small FD order 20'.D22:'Small FD order 20'.D22" chart:class="chart:scatter">
            <chart:domain table:cell-range-address="'Small FD order 20'.H22:'Small FD order 20'.H34"/>
            <chart:data-point chart:repeated="13"/>
          </chart:series>
          <chart:series chart:style-name="ch12" chart:values-cell-range-address="'Small FD order 20'.O36:'Small FD order 20'.O48" chart:label-cell-address="'Small FD order 20'.D36:'Small FD order 20'.D36" chart:class="chart:scatter">
            <chart:domain table:cell-range-address="'Small FD order 20'.H36:'Small FD order 20'.H48"/>
            <chart:data-point chart:repeated="13"/>
          </chart:series>
          <chart:series chart:style-name="ch13" chart:values-cell-range-address="'Small FD order 20'.O50:'Small FD order 20'.O62" chart:label-cell-address="'Small FD order 20'.D50:'Small FD order 20'.D50" chart:class="chart:scatter">
            <chart:domain table:cell-range-address="'Small FD order 20'.H50:'Small 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20'.D8:'Small 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20'.D22:'Small 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20'.D36:'Small 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20'.D50:'Small 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20'.H8:'Small FD order 20'.H20</svg:desc>
                </draw:g>
              </table:table-cell>
              <table:table-cell office:value-type="float" office:value="2.745327841416">
                <text:p>2.745327841416</text:p>
                <draw:g>
                  <svg:desc>'Small FD order 20'.O8:'Small FD order 20'.O20</svg:desc>
                </draw:g>
              </table:table-cell>
              <table:table-cell office:value-type="float" office:value="8">
                <text:p>8</text:p>
                <draw:g>
                  <svg:desc>'Small FD order 20'.H22:'Small FD order 20'.H34</svg:desc>
                </draw:g>
              </table:table-cell>
              <table:table-cell office:value-type="float" office:value="0.000064509151929126">
                <text:p>0.000064509151929126</text:p>
                <draw:g>
                  <svg:desc>'Small FD order 20'.O22:'Small FD order 20'.O34</svg:desc>
                </draw:g>
              </table:table-cell>
              <table:table-cell office:value-type="float" office:value="8">
                <text:p>8</text:p>
                <draw:g>
                  <svg:desc>'Small FD order 20'.H36:'Small FD order 20'.H48</svg:desc>
                </draw:g>
              </table:table-cell>
              <table:table-cell office:value-type="float" office:value="0.00019862622910871">
                <text:p>0.00019862622910871</text:p>
                <draw:g>
                  <svg:desc>'Small FD order 20'.O36:'Small FD order 20'.O48</svg:desc>
                </draw:g>
              </table:table-cell>
              <table:table-cell office:value-type="float" office:value="8">
                <text:p>8</text:p>
                <draw:g>
                  <svg:desc>'Small FD order 20'.H50:'Small FD order 20'.H62</svg:desc>
                </draw:g>
              </table:table-cell>
              <table:table-cell office:value-type="float" office:value="0.001450013775699">
                <text:p>0.001450013775699</text:p>
                <draw:g>
                  <svg:desc>'Small FD order 20'.O50:'Small FD order 20'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9cm" svg:height="12.661cm" xlink:href=".." xlink:type="simple" chart:class="chart:scatter" chart:style-name="ch1">
        <chart:title svg:x="9.94cm" svg:y="0.389cm" chart:style-name="ch2">
          <text:p>FD Order 12</text:p>
        </chart:title>
        <chart:legend chart:legend-position="end" svg:x="19.048cm" svg:y="5.284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61cm" svg:y="1.421cm" svg:width="17.137cm" svg:height="10.006cm">
          <chartooo:coordinate-region svg:x="2.612cm" svg:y="1.62cm" svg:width="15.799cm" svg:height="9.16cm"/>
          <chart:axis chart:dimension="x" chart:name="primary-x" chart:style-name="ch5">
            <chart:title svg:x="8.794cm" svg:y="11.68cm" chart:style-name="ch6">
              <text:p>Gaussian Points</text:p>
            </chart:title>
          </chart:axis>
          <chart:axis chart:dimension="y" chart:name="primary-y" chart:style-name="ch7">
            <chart:title svg:x="0.451cm" svg:y="8.06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02cm" svg:height="11.767cm" xlink:href=".." xlink:type="simple" chart:class="chart:scatter" chart:style-name="ch1">
        <chart:title svg:x="9.137cm" svg:y="0.371cm" chart:style-name="ch2">
          <text:p>FD Order 12</text:p>
        </chart:title>
        <chart:legend chart:legend-position="end" svg:x="17.441cm" svg:y="4.837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29cm" svg:y="1.385cm" svg:width="15.594cm" svg:height="9.166cm">
          <chartooo:coordinate-region svg:x="2.58cm" svg:y="1.585cm" svg:width="14.256cm" svg:height="8.319cm"/>
          <chart:axis chart:dimension="x" chart:name="primary-x" chart:style-name="ch5">
            <chart:title svg:x="7.991cm" svg:y="10.786cm" chart:style-name="ch6">
              <text:p>Gaussian Points</text:p>
            </chart:title>
          </chart:axis>
          <chart:axis chart:dimension="y" chart:name="primary-y" chart:style-name="ch7">
            <chart:title svg:x="0.451cm" svg:y="6.554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